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5.666cm" style:rel-column-width="21840*"/>
    </style:style>
    <style:style style:name="Tabela37.B" style:family="table-column">
      <style:table-column-properties style:column-width="5.667cm" style:rel-column-width="21847*"/>
    </style:style>
    <style:style style:name="Tabela37.C" style:family="table-column">
      <style:table-column-properties style:column-width="5.667cm" style:rel-column-width="21848*"/>
    </style:style>
    <style:style style:name="Tabela37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7.C1" style:family="table-cell">
      <style:table-cell-properties fo:background-color="#000000" fo:padding="0.097cm" fo:border="0.05pt solid #000000">
        <style:background-image/>
      </style:table-cell-properties>
    </style:style>
    <style:style style:name="Tabela37.A2" style:family="table-cell">
      <style:table-cell-properties fo:padding="0.097cm" fo:border-left="0.05pt solid #000000" fo:border-right="none" fo:border-top="none" fo:border-bottom="0.05pt solid #000000"/>
    </style:style>
    <style:style style:name="Tabela37.B2" style:family="table-cell">
      <style:table-cell-properties fo:padding="0.097cm" fo:border-left="0.05pt solid #000000" fo:border-right="none" fo:border-top="none" fo:border-bottom="0.05pt solid #000000"/>
    </style:style>
    <style:style style:name="Tabela3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3" style:family="table-cell">
      <style:table-cell-properties fo:padding="0.097cm" fo:border-left="0.05pt solid #000000" fo:border-right="none" fo:border-top="none" fo:border-bottom="0.05pt solid #000000"/>
    </style:style>
    <style:style style:name="Tabela37.B3" style:family="table-cell">
      <style:table-cell-properties fo:padding="0.097cm" fo:border-left="0.05pt solid #000000" fo:border-right="none" fo:border-top="none" fo:border-bottom="0.05pt solid #000000"/>
    </style:style>
    <style:style style:name="Tabela3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4" style:family="table-cell">
      <style:table-cell-properties fo:padding="0.097cm" fo:border-left="0.05pt solid #000000" fo:border-right="none" fo:border-top="none" fo:border-bottom="0.05pt solid #000000"/>
    </style:style>
    <style:style style:name="Tabela37.B4" style:family="table-cell">
      <style:table-cell-properties fo:padding="0.097cm" fo:border-left="0.05pt solid #000000" fo:border-right="none" fo:border-top="none" fo:border-bottom="0.05pt solid #000000"/>
    </style:style>
    <style:style style:name="Tabela3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5" style:family="table-cell">
      <style:table-cell-properties fo:padding="0.097cm" fo:border-left="0.05pt solid #000000" fo:border-right="none" fo:border-top="none" fo:border-bottom="0.05pt solid #000000"/>
    </style:style>
    <style:style style:name="Tabela37.B5" style:family="table-cell">
      <style:table-cell-properties fo:padding="0.097cm" fo:border-left="0.05pt solid #000000" fo:border-right="none" fo:border-top="none" fo:border-bottom="0.05pt solid #000000"/>
    </style:style>
    <style:style style:name="Tabela3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6" style:family="table-cell">
      <style:table-cell-properties fo:padding="0.097cm" fo:border-left="0.05pt solid #000000" fo:border-right="none" fo:border-top="none" fo:border-bottom="0.05pt solid #000000"/>
    </style:style>
    <style:style style:name="Tabela37.B6" style:family="table-cell">
      <style:table-cell-properties fo:padding="0.097cm" fo:border-left="0.05pt solid #000000" fo:border-right="none" fo:border-top="none" fo:border-bottom="0.05pt solid #000000"/>
    </style:style>
    <style:style style:name="Tabela3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7" style:family="table-cell">
      <style:table-cell-properties fo:padding="0.097cm" fo:border-left="0.05pt solid #000000" fo:border-right="none" fo:border-top="none" fo:border-bottom="0.05pt solid #000000"/>
    </style:style>
    <style:style style:name="Tabela37.B7" style:family="table-cell">
      <style:table-cell-properties fo:padding="0.097cm" fo:border-left="0.05pt solid #000000" fo:border-right="none" fo:border-top="none" fo:border-bottom="0.05pt solid #000000"/>
    </style:style>
    <style:style style:name="Tabela3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8" style:family="table-cell">
      <style:table-cell-properties fo:padding="0.097cm" fo:border-left="0.05pt solid #000000" fo:border-right="none" fo:border-top="none" fo:border-bottom="0.05pt solid #000000"/>
    </style:style>
    <style:style style:name="Tabela37.B8" style:family="table-cell">
      <style:table-cell-properties fo:padding="0.097cm" fo:border-left="0.05pt solid #000000" fo:border-right="none" fo:border-top="none" fo:border-bottom="0.05pt solid #000000"/>
    </style:style>
    <style:style style:name="Tabela3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9" style:family="table-cell">
      <style:table-cell-properties fo:padding="0.097cm" fo:border-left="0.05pt solid #000000" fo:border-right="none" fo:border-top="none" fo:border-bottom="0.05pt solid #000000"/>
    </style:style>
    <style:style style:name="Tabela37.B9" style:family="table-cell">
      <style:table-cell-properties fo:padding="0.097cm" fo:border-left="0.05pt solid #000000" fo:border-right="none" fo:border-top="none" fo:border-bottom="0.05pt solid #000000"/>
    </style:style>
    <style:style style:name="Tabela3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10" style:family="table-cell">
      <style:table-cell-properties fo:padding="0.097cm" fo:border-left="0.05pt solid #000000" fo:border-right="none" fo:border-top="none" fo:border-bottom="0.05pt solid #000000"/>
    </style:style>
    <style:style style:name="Tabela37.B10" style:family="table-cell">
      <style:table-cell-properties fo:padding="0.097cm" fo:border-left="0.05pt solid #000000" fo:border-right="none" fo:border-top="none" fo:border-bottom="0.05pt solid #000000"/>
    </style:style>
    <style:style style:name="Tabela3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11" style:family="table-cell">
      <style:table-cell-properties fo:padding="0.097cm" fo:border-left="0.05pt solid #000000" fo:border-right="none" fo:border-top="none" fo:border-bottom="0.05pt solid #000000"/>
    </style:style>
    <style:style style:name="Tabela37.B11" style:family="table-cell">
      <style:table-cell-properties fo:padding="0.097cm" fo:border-left="0.05pt solid #000000" fo:border-right="none" fo:border-top="none" fo:border-bottom="0.05pt solid #000000"/>
    </style:style>
    <style:style style:name="Tabela3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1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a37.C12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7.A13" style:family="table-cell">
      <style:table-cell-properties fo:padding="0.097cm" fo:border-left="0.05pt solid #000000" fo:border-right="none" fo:border-top="none" fo:border-bottom="0.05pt solid #000000"/>
    </style:style>
    <style:style style:name="Tabela37.B13" style:family="table-cell">
      <style:table-cell-properties fo:padding="0.097cm" fo:border-left="0.05pt solid #000000" fo:border-right="none" fo:border-top="none" fo:border-bottom="0.05pt solid #000000"/>
    </style:style>
    <style:style style:name="Tabela37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14" style:family="table-cell">
      <style:table-cell-properties fo:padding="0.097cm" fo:border-left="0.05pt solid #000000" fo:border-right="none" fo:border-top="none" fo:border-bottom="0.05pt solid #000000"/>
    </style:style>
    <style:style style:name="Tabela37.B14" style:family="table-cell">
      <style:table-cell-properties fo:padding="0.097cm" fo:border-left="0.05pt solid #000000" fo:border-right="none" fo:border-top="none" fo:border-bottom="0.05pt solid #000000"/>
    </style:style>
    <style:style style:name="Tabela3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15" style:family="table-cell">
      <style:table-cell-properties fo:padding="0.097cm" fo:border-left="0.05pt solid #000000" fo:border-right="none" fo:border-top="none" fo:border-bottom="0.05pt solid #000000"/>
    </style:style>
    <style:style style:name="Tabela37.B15" style:family="table-cell">
      <style:table-cell-properties fo:padding="0.097cm" fo:border-left="0.05pt solid #000000" fo:border-right="none" fo:border-top="none" fo:border-bottom="0.05pt solid #000000"/>
    </style:style>
    <style:style style:name="Tabela37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16" style:family="table-cell">
      <style:table-cell-properties fo:padding="0.097cm" fo:border-left="0.05pt solid #000000" fo:border-right="none" fo:border-top="none" fo:border-bottom="0.05pt solid #000000"/>
    </style:style>
    <style:style style:name="Tabela37.B16" style:family="table-cell">
      <style:table-cell-properties fo:padding="0.097cm" fo:border-left="0.05pt solid #000000" fo:border-right="none" fo:border-top="none" fo:border-bottom="0.05pt solid #000000"/>
    </style:style>
    <style:style style:name="Tabela3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17" style:family="table-cell">
      <style:table-cell-properties fo:padding="0.097cm" fo:border-left="0.05pt solid #000000" fo:border-right="none" fo:border-top="none" fo:border-bottom="0.05pt solid #000000"/>
    </style:style>
    <style:style style:name="Tabela37.B17" style:family="table-cell">
      <style:table-cell-properties fo:padding="0.097cm" fo:border-left="0.05pt solid #000000" fo:border-right="none" fo:border-top="none" fo:border-bottom="0.05pt solid #000000"/>
    </style:style>
    <style:style style:name="Tabela37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18" style:family="table-cell">
      <style:table-cell-properties fo:padding="0.097cm" fo:border-left="0.05pt solid #000000" fo:border-right="none" fo:border-top="none" fo:border-bottom="0.05pt solid #000000"/>
    </style:style>
    <style:style style:name="Tabela37.B18" style:family="table-cell">
      <style:table-cell-properties fo:padding="0.097cm" fo:border-left="0.05pt solid #000000" fo:border-right="none" fo:border-top="none" fo:border-bottom="0.05pt solid #000000"/>
    </style:style>
    <style:style style:name="Tabela37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19" style:family="table-cell">
      <style:table-cell-properties fo:padding="0.097cm" fo:border-left="0.05pt solid #000000" fo:border-right="none" fo:border-top="none" fo:border-bottom="0.05pt solid #000000"/>
    </style:style>
    <style:style style:name="Tabela37.B19" style:family="table-cell">
      <style:table-cell-properties fo:padding="0.097cm" fo:border-left="0.05pt solid #000000" fo:border-right="none" fo:border-top="none" fo:border-bottom="0.05pt solid #000000"/>
    </style:style>
    <style:style style:name="Tabela37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20" style:family="table-cell">
      <style:table-cell-properties fo:padding="0.097cm" fo:border-left="0.05pt solid #000000" fo:border-right="none" fo:border-top="none" fo:border-bottom="0.05pt solid #000000"/>
    </style:style>
    <style:style style:name="Tabela37.B20" style:family="table-cell">
      <style:table-cell-properties fo:padding="0.097cm" fo:border-left="0.05pt solid #000000" fo:border-right="none" fo:border-top="none" fo:border-bottom="0.05pt solid #000000"/>
    </style:style>
    <style:style style:name="Tabela37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21" style:family="table-cell">
      <style:table-cell-properties fo:padding="0.097cm" fo:border-left="0.05pt solid #000000" fo:border-right="none" fo:border-top="none" fo:border-bottom="0.05pt solid #000000"/>
    </style:style>
    <style:style style:name="Tabela37.B21" style:family="table-cell">
      <style:table-cell-properties fo:padding="0.097cm" fo:border-left="0.05pt solid #000000" fo:border-right="none" fo:border-top="none" fo:border-bottom="0.05pt solid #000000"/>
    </style:style>
    <style:style style:name="Tabela37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22" style:family="table-cell">
      <style:table-cell-properties fo:padding="0.097cm" fo:border-left="0.05pt solid #000000" fo:border-right="none" fo:border-top="none" fo:border-bottom="0.05pt solid #000000"/>
    </style:style>
    <style:style style:name="Tabela37.B22" style:family="table-cell">
      <style:table-cell-properties fo:padding="0.097cm" fo:border-left="0.05pt solid #000000" fo:border-right="none" fo:border-top="none" fo:border-bottom="0.05pt solid #000000"/>
    </style:style>
    <style:style style:name="Tabela37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23" style:family="table-cell">
      <style:table-cell-properties fo:padding="0.097cm" fo:border-left="0.05pt solid #000000" fo:border-right="none" fo:border-top="none" fo:border-bottom="0.05pt solid #000000"/>
    </style:style>
    <style:style style:name="Tabela37.B23" style:family="table-cell">
      <style:table-cell-properties fo:padding="0.097cm" fo:border-left="0.05pt solid #000000" fo:border-right="none" fo:border-top="none" fo:border-bottom="0.05pt solid #000000"/>
    </style:style>
    <style:style style:name="Tabela37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24" style:family="table-cell">
      <style:table-cell-properties fo:padding="0.097cm" fo:border-left="0.05pt solid #000000" fo:border-right="none" fo:border-top="none" fo:border-bottom="0.05pt solid #000000"/>
    </style:style>
    <style:style style:name="Tabela37.B24" style:family="table-cell">
      <style:table-cell-properties fo:padding="0.097cm" fo:border-left="0.05pt solid #000000" fo:border-right="none" fo:border-top="none" fo:border-bottom="0.05pt solid #000000"/>
    </style:style>
    <style:style style:name="Tabela37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25" style:family="table-cell">
      <style:table-cell-properties fo:padding="0.097cm" fo:border-left="0.05pt solid #000000" fo:border-right="none" fo:border-top="none" fo:border-bottom="0.05pt solid #000000"/>
    </style:style>
    <style:style style:name="Tabela37.B25" style:family="table-cell">
      <style:table-cell-properties fo:padding="0.097cm" fo:border-left="0.05pt solid #000000" fo:border-right="none" fo:border-top="none" fo:border-bottom="0.05pt solid #000000"/>
    </style:style>
    <style:style style:name="Tabela37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26" style:family="table-cell">
      <style:table-cell-properties fo:padding="0.097cm" fo:border-left="0.05pt solid #000000" fo:border-right="none" fo:border-top="none" fo:border-bottom="0.05pt solid #000000"/>
    </style:style>
    <style:style style:name="Tabela37.B26" style:family="table-cell">
      <style:table-cell-properties fo:padding="0.097cm" fo:border-left="0.05pt solid #000000" fo:border-right="none" fo:border-top="none" fo:border-bottom="0.05pt solid #000000"/>
    </style:style>
    <style:style style:name="Tabela37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27" style:family="table-cell">
      <style:table-cell-properties fo:padding="0.097cm" fo:border-left="0.05pt solid #000000" fo:border-right="none" fo:border-top="none" fo:border-bottom="0.05pt solid #000000"/>
    </style:style>
    <style:style style:name="Tabela37.B27" style:family="table-cell">
      <style:table-cell-properties fo:padding="0.097cm" fo:border-left="0.05pt solid #000000" fo:border-right="none" fo:border-top="none" fo:border-bottom="0.05pt solid #000000"/>
    </style:style>
    <style:style style:name="Tabela37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28" style:family="table-cell">
      <style:table-cell-properties fo:padding="0.097cm" fo:border-left="0.05pt solid #000000" fo:border-right="none" fo:border-top="none" fo:border-bottom="0.05pt solid #000000"/>
    </style:style>
    <style:style style:name="Tabela37.B28" style:family="table-cell">
      <style:table-cell-properties fo:padding="0.097cm" fo:border-left="0.05pt solid #000000" fo:border-right="none" fo:border-top="none" fo:border-bottom="0.05pt solid #000000"/>
    </style:style>
    <style:style style:name="Tabela37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29" style:family="table-cell">
      <style:table-cell-properties fo:padding="0.097cm" fo:border-left="0.05pt solid #000000" fo:border-right="none" fo:border-top="none" fo:border-bottom="0.05pt solid #000000"/>
    </style:style>
    <style:style style:name="Tabela37.B29" style:family="table-cell">
      <style:table-cell-properties fo:padding="0.097cm" fo:border-left="0.05pt solid #000000" fo:border-right="none" fo:border-top="none" fo:border-bottom="0.05pt solid #000000"/>
    </style:style>
    <style:style style:name="Tabela37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30" style:family="table-cell">
      <style:table-cell-properties fo:padding="0.097cm" fo:border-left="0.05pt solid #000000" fo:border-right="none" fo:border-top="none" fo:border-bottom="0.05pt solid #000000"/>
    </style:style>
    <style:style style:name="Tabela37.B30" style:family="table-cell">
      <style:table-cell-properties fo:padding="0.097cm" fo:border-left="0.05pt solid #000000" fo:border-right="none" fo:border-top="none" fo:border-bottom="0.05pt solid #000000"/>
    </style:style>
    <style:style style:name="Tabela37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31" style:family="table-cell">
      <style:table-cell-properties fo:padding="0.097cm" fo:border-left="0.05pt solid #000000" fo:border-right="none" fo:border-top="none" fo:border-bottom="0.05pt solid #000000"/>
    </style:style>
    <style:style style:name="Tabela37.B31" style:family="table-cell">
      <style:table-cell-properties fo:padding="0.097cm" fo:border-left="0.05pt solid #000000" fo:border-right="none" fo:border-top="none" fo:border-bottom="0.05pt solid #000000"/>
    </style:style>
    <style:style style:name="Tabela37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32" style:family="table-cell">
      <style:table-cell-properties fo:padding="0.097cm" fo:border-left="0.05pt solid #000000" fo:border-right="none" fo:border-top="none" fo:border-bottom="0.05pt solid #000000"/>
    </style:style>
    <style:style style:name="Tabela37.B32" style:family="table-cell">
      <style:table-cell-properties fo:padding="0.097cm" fo:border-left="0.05pt solid #000000" fo:border-right="none" fo:border-top="none" fo:border-bottom="0.05pt solid #000000"/>
    </style:style>
    <style:style style:name="Tabela37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33" style:family="table-cell">
      <style:table-cell-properties fo:padding="0.097cm" fo:border-left="0.05pt solid #000000" fo:border-right="none" fo:border-top="none" fo:border-bottom="0.05pt solid #000000"/>
    </style:style>
    <style:style style:name="Tabela37.B33" style:family="table-cell">
      <style:table-cell-properties fo:padding="0.097cm" fo:border-left="0.05pt solid #000000" fo:border-right="none" fo:border-top="none" fo:border-bottom="0.05pt solid #000000"/>
    </style:style>
    <style:style style:name="Tabela37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34" style:family="table-cell">
      <style:table-cell-properties fo:padding="0.097cm" fo:border-left="0.05pt solid #000000" fo:border-right="none" fo:border-top="none" fo:border-bottom="0.05pt solid #000000"/>
    </style:style>
    <style:style style:name="Tabela37.B34" style:family="table-cell">
      <style:table-cell-properties fo:padding="0.097cm" fo:border-left="0.05pt solid #000000" fo:border-right="none" fo:border-top="none" fo:border-bottom="0.05pt solid #000000"/>
    </style:style>
    <style:style style:name="Tabela37.C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35" style:family="table-cell">
      <style:table-cell-properties fo:padding="0.097cm" fo:border-left="0.05pt solid #000000" fo:border-right="none" fo:border-top="none" fo:border-bottom="0.05pt solid #000000"/>
    </style:style>
    <style:style style:name="Tabela37.B35" style:family="table-cell">
      <style:table-cell-properties fo:padding="0.097cm" fo:border-left="0.05pt solid #000000" fo:border-right="none" fo:border-top="none" fo:border-bottom="0.05pt solid #000000"/>
    </style:style>
    <style:style style:name="Tabela37.C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36" style:family="table-cell">
      <style:table-cell-properties fo:padding="0.097cm" fo:border-left="0.05pt solid #000000" fo:border-right="none" fo:border-top="none" fo:border-bottom="0.05pt solid #000000"/>
    </style:style>
    <style:style style:name="Tabela37.B36" style:family="table-cell">
      <style:table-cell-properties fo:padding="0.097cm" fo:border-left="0.05pt solid #000000" fo:border-right="none" fo:border-top="none" fo:border-bottom="0.05pt solid #000000"/>
    </style:style>
    <style:style style:name="Tabela37.C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.A37" style:family="table-cell">
      <style:table-cell-properties fo:padding="0.097cm" fo:border-left="0.05pt solid #000000" fo:border-right="none" fo:border-top="none" fo:border-bottom="0.05pt solid #000000"/>
    </style:style>
    <style:style style:name="Tabela37.B37" style:family="table-cell">
      <style:table-cell-properties fo:padding="0.097cm" fo:border-left="0.05pt solid #000000" fo:border-right="none" fo:border-top="none" fo:border-bottom="0.05pt solid #000000"/>
    </style:style>
    <style:style style:name="Tabela37.C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096cm"/>
    </style:style>
    <style:style style:name="Tabela1.B" style:family="table-column">
      <style:table-column-properties style:column-width="2.778cm"/>
    </style:style>
    <style:style style:name="Tabela1.C" style:family="table-column">
      <style:table-column-properties style:column-width="3.043cm"/>
    </style:style>
    <style:style style:name="Tabela1.D" style:family="table-column">
      <style:table-column-properties style:column-width="2.725cm"/>
    </style:style>
    <style:style style:name="Tabela1.E" style:family="table-column">
      <style:table-column-properties style:column-width="2.011cm"/>
    </style:style>
    <style:style style:name="Tabela1.F" style:family="table-column">
      <style:table-column-properties style:column-width="3.36cm"/>
    </style:style>
    <style:style style:name="Tabe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000000" fo:padding="0.097cm" fo:border="0.05pt solid #000000">
        <style:background-image/>
      </style:table-cell-properties>
    </style:style>
    <style:style style:name="Tabela1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1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none" fo:border-top="none" fo:border-bottom="0.05pt solid #000000"/>
    </style:style>
    <style:style style:name="Tabe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.B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3.096cm"/>
    </style:style>
    <style:style style:name="Tabela2.B" style:family="table-column">
      <style:table-column-properties style:column-width="2.778cm"/>
    </style:style>
    <style:style style:name="Tabela2.C" style:family="table-column">
      <style:table-column-properties style:column-width="3.043cm"/>
    </style:style>
    <style:style style:name="Tabela2.D" style:family="table-column">
      <style:table-column-properties style:column-width="2.752cm"/>
    </style:style>
    <style:style style:name="Tabela2.E" style:family="table-column">
      <style:table-column-properties style:column-width="1.984cm"/>
    </style:style>
    <style:style style:name="Tabela2.F" style:family="table-column">
      <style:table-column-properties style:column-width="3.36cm"/>
    </style:style>
    <style:style style:name="Tabela2.1" style:family="table-row">
      <style:table-row-properties fo:background-color="transparent" fo:keep-together="auto">
        <style:background-image/>
      </style:table-row-properties>
    </style:style>
    <style:style style:name="Tabela2.A1" style:family="table-cell">
      <style:table-cell-properties style:vertical-align="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" fo:background-color="#000000" fo:padding="0.097cm" fo:border="0.05pt solid #000000">
        <style:background-image/>
      </style:table-cell-properties>
    </style:style>
    <style:style style:name="Tabela2.A2" style:family="table-cell">
      <style:table-cell-properties style:vertical-align="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2.F2" style:family="table-cell">
      <style:table-cell-properties style:vertical-align="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none" fo:border-top="none" fo:border-bottom="0.05pt solid #000000"/>
    </style:style>
    <style:style style:name="Tabe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.B4" style:family="table-cell">
      <style:table-cell-properties style:vertical-align="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3.096cm"/>
    </style:style>
    <style:style style:name="Tabela3.B" style:family="table-column">
      <style:table-column-properties style:column-width="2.778cm"/>
    </style:style>
    <style:style style:name="Tabela3.C" style:family="table-column">
      <style:table-column-properties style:column-width="3.043cm"/>
    </style:style>
    <style:style style:name="Tabela3.D" style:family="table-column">
      <style:table-column-properties style:column-width="2.725cm"/>
    </style:style>
    <style:style style:name="Tabela3.E" style:family="table-column">
      <style:table-column-properties style:column-width="2.011cm"/>
    </style:style>
    <style:style style:name="Tabela3.F" style:family="table-column">
      <style:table-column-properties style:column-width="3.36cm"/>
    </style:style>
    <style:style style:name="Tabe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000000" fo:padding="0.097cm" fo:border="0.05pt solid #000000">
        <style:background-image/>
      </style:table-cell-properties>
    </style:style>
    <style:style style:name="Tabela3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3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3" style:family="table-row">
      <style:table-row-properties fo:background-color="transparent" fo:keep-together="auto">
        <style:background-image/>
      </style:table-row-properties>
    </style:style>
    <style:style style:name="Tabela3.A3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F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.B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.B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3.096cm"/>
    </style:style>
    <style:style style:name="Tabela4.B" style:family="table-column">
      <style:table-column-properties style:column-width="2.778cm"/>
    </style:style>
    <style:style style:name="Tabela4.C" style:family="table-column">
      <style:table-column-properties style:column-width="3.043cm"/>
    </style:style>
    <style:style style:name="Tabela4.D" style:family="table-column">
      <style:table-column-properties style:column-width="2.725cm"/>
    </style:style>
    <style:style style:name="Tabela4.E" style:family="table-column">
      <style:table-column-properties style:column-width="2.011cm"/>
    </style:style>
    <style:style style:name="Tabela4.F" style:family="table-column">
      <style:table-column-properties style:column-width="3.36cm"/>
    </style:style>
    <style:style style:name="Tabela4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000000" fo:padding="0.097cm" fo:border="0.05pt solid #000000">
        <style:background-image/>
      </style:table-cell-properties>
    </style:style>
    <style:style style:name="Tabela4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4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3" style:family="table-row">
      <style:table-row-properties fo:background-color="transparent" fo:keep-together="auto">
        <style:background-image/>
      </style:table-row-properties>
    </style:style>
    <style:style style:name="Tabela4.A3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4.F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4.B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4.B9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3.096cm"/>
    </style:style>
    <style:style style:name="Tabela5.B" style:family="table-column">
      <style:table-column-properties style:column-width="2.778cm"/>
    </style:style>
    <style:style style:name="Tabela5.C" style:family="table-column">
      <style:table-column-properties style:column-width="3.043cm"/>
    </style:style>
    <style:style style:name="Tabela5.D" style:family="table-column">
      <style:table-column-properties style:column-width="2.725cm"/>
    </style:style>
    <style:style style:name="Tabela5.E" style:family="table-column">
      <style:table-column-properties style:column-width="2.011cm"/>
    </style:style>
    <style:style style:name="Tabela5.F" style:family="table-column">
      <style:table-column-properties style:column-width="3.36cm"/>
    </style:style>
    <style:style style:name="Tabela5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background-color="#000000" fo:padding="0.097cm" fo:border="0.05pt solid #000000">
        <style:background-image/>
      </style:table-cell-properties>
    </style:style>
    <style:style style:name="Tabela5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5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3" style:family="table-row">
      <style:table-row-properties fo:background-color="transparent" fo:keep-together="auto">
        <style:background-image/>
      </style:table-row-properties>
    </style:style>
    <style:style style:name="Tabela5.A3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F3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ela5.A4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5.F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1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5.B1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1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5.B1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3.096cm"/>
    </style:style>
    <style:style style:name="Tabela6.B" style:family="table-column">
      <style:table-column-properties style:column-width="2.778cm"/>
    </style:style>
    <style:style style:name="Tabela6.C" style:family="table-column">
      <style:table-column-properties style:column-width="3.043cm"/>
    </style:style>
    <style:style style:name="Tabela6.D" style:family="table-column">
      <style:table-column-properties style:column-width="2.725cm"/>
    </style:style>
    <style:style style:name="Tabela6.E" style:family="table-column">
      <style:table-column-properties style:column-width="2.011cm"/>
    </style:style>
    <style:style style:name="Tabela6.F" style:family="table-column">
      <style:table-column-properties style:column-width="3.36cm"/>
    </style:style>
    <style:style style:name="Tabela6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background-color="#000000" fo:padding="0.097cm" fo:border="0.05pt solid #000000">
        <style:background-image/>
      </style:table-cell-properties>
    </style:style>
    <style:style style:name="Tabela6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6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3" style:family="table-row">
      <style:table-row-properties fo:background-color="transparent" fo:keep-together="auto">
        <style:background-image/>
      </style:table-row-properties>
    </style:style>
    <style:style style:name="Tabela6.A3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F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1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6.B1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1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6.B1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7.A" style:family="table-column">
      <style:table-column-properties style:column-width="3.096cm"/>
    </style:style>
    <style:style style:name="Tabela7.B" style:family="table-column">
      <style:table-column-properties style:column-width="2.778cm"/>
    </style:style>
    <style:style style:name="Tabela7.C" style:family="table-column">
      <style:table-column-properties style:column-width="3.043cm"/>
    </style:style>
    <style:style style:name="Tabela7.D" style:family="table-column">
      <style:table-column-properties style:column-width="2.725cm"/>
    </style:style>
    <style:style style:name="Tabela7.E" style:family="table-column">
      <style:table-column-properties style:column-width="2.011cm"/>
    </style:style>
    <style:style style:name="Tabela7.F" style:family="table-column">
      <style:table-column-properties style:column-width="3.36cm"/>
    </style:style>
    <style:style style:name="Tabela7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000000" fo:padding="0.097cm" fo:border="0.05pt solid #000000">
        <style:background-image/>
      </style:table-cell-properties>
    </style:style>
    <style:style style:name="Tabela7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7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3" style:family="table-row">
      <style:table-row-properties fo:background-color="transparent" fo:keep-together="auto">
        <style:background-image/>
      </style:table-row-properties>
    </style:style>
    <style:style style:name="Tabela7.A3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F3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ela7.A4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7.F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A1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7.B1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A1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7.B1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3.096cm"/>
    </style:style>
    <style:style style:name="Tabela8.B" style:family="table-column">
      <style:table-column-properties style:column-width="2.778cm"/>
    </style:style>
    <style:style style:name="Tabela8.C" style:family="table-column">
      <style:table-column-properties style:column-width="3.043cm"/>
    </style:style>
    <style:style style:name="Tabela8.D" style:family="table-column">
      <style:table-column-properties style:column-width="2.725cm"/>
    </style:style>
    <style:style style:name="Tabela8.E" style:family="table-column">
      <style:table-column-properties style:column-width="2.011cm"/>
    </style:style>
    <style:style style:name="Tabela8.F" style:family="table-column">
      <style:table-column-properties style:column-width="3.36cm"/>
    </style:style>
    <style:style style:name="Tabela8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fo:background-color="#000000" fo:padding="0.097cm" fo:border="0.05pt solid #000000">
        <style:background-image/>
      </style:table-cell-properties>
    </style:style>
    <style:style style:name="Tabela8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8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.3" style:family="table-row">
      <style:table-row-properties fo:background-color="transparent" fo:keep-together="auto">
        <style:background-image/>
      </style:table-row-properties>
    </style:style>
    <style:style style:name="Tabela8.A3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F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.A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8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.A7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8.B7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3.096cm"/>
    </style:style>
    <style:style style:name="Tabela9.B" style:family="table-column">
      <style:table-column-properties style:column-width="2.778cm"/>
    </style:style>
    <style:style style:name="Tabela9.C" style:family="table-column">
      <style:table-column-properties style:column-width="3.043cm"/>
    </style:style>
    <style:style style:name="Tabela9.D" style:family="table-column">
      <style:table-column-properties style:column-width="2.725cm"/>
    </style:style>
    <style:style style:name="Tabela9.E" style:family="table-column">
      <style:table-column-properties style:column-width="2.011cm"/>
    </style:style>
    <style:style style:name="Tabela9.F" style:family="table-column">
      <style:table-column-properties style:column-width="3.36cm"/>
    </style:style>
    <style:style style:name="Tabela9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fo:background-color="#000000" fo:padding="0.097cm" fo:border="0.05pt solid #000000">
        <style:background-image/>
      </style:table-cell-properties>
    </style:style>
    <style:style style:name="Tabela9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9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3" style:family="table-row">
      <style:table-row-properties fo:background-color="transparent" fo:keep-together="auto">
        <style:background-image/>
      </style:table-row-properties>
    </style:style>
    <style:style style:name="Tabela9.A3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F3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ela9.A4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9.F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9.B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9.B9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3.096cm"/>
    </style:style>
    <style:style style:name="Tabela10.B" style:family="table-column">
      <style:table-column-properties style:column-width="2.778cm"/>
    </style:style>
    <style:style style:name="Tabela10.C" style:family="table-column">
      <style:table-column-properties style:column-width="3.043cm"/>
    </style:style>
    <style:style style:name="Tabela10.D" style:family="table-column">
      <style:table-column-properties style:column-width="2.725cm"/>
    </style:style>
    <style:style style:name="Tabela10.E" style:family="table-column">
      <style:table-column-properties style:column-width="2.011cm"/>
    </style:style>
    <style:style style:name="Tabela10.F" style:family="table-column">
      <style:table-column-properties style:column-width="3.36cm"/>
    </style:style>
    <style:style style:name="Tabela10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fo:background-color="#000000" fo:padding="0.097cm" fo:border="0.05pt solid #000000">
        <style:background-image/>
      </style:table-cell-properties>
    </style:style>
    <style:style style:name="Tabela10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10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3" style:family="table-row">
      <style:table-row-properties fo:background-color="transparent" fo:keep-together="auto">
        <style:background-image/>
      </style:table-row-properties>
    </style:style>
    <style:style style:name="Tabela10.A3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F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0.B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A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0.B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3.096cm"/>
    </style:style>
    <style:style style:name="Tabela11.B" style:family="table-column">
      <style:table-column-properties style:column-width="2.778cm"/>
    </style:style>
    <style:style style:name="Tabela11.C" style:family="table-column">
      <style:table-column-properties style:column-width="3.043cm"/>
    </style:style>
    <style:style style:name="Tabela11.D" style:family="table-column">
      <style:table-column-properties style:column-width="2.725cm"/>
    </style:style>
    <style:style style:name="Tabela11.E" style:family="table-column">
      <style:table-column-properties style:column-width="2.011cm"/>
    </style:style>
    <style:style style:name="Tabela11.F" style:family="table-column">
      <style:table-column-properties style:column-width="3.36cm"/>
    </style:style>
    <style:style style:name="Tabela1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fo:background-color="#000000" fo:padding="0.097cm" fo:border="0.05pt solid #000000">
        <style:background-image/>
      </style:table-cell-properties>
    </style:style>
    <style:style style:name="Tabela11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11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3" style:family="table-row">
      <style:table-row-properties fo:background-color="transparent" fo:keep-together="auto">
        <style:background-image/>
      </style:table-row-properties>
    </style:style>
    <style:style style:name="Tabela11.A3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F3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ela11.A4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1.F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1.B1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11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1.B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2.A" style:family="table-column">
      <style:table-column-properties style:column-width="3.096cm"/>
    </style:style>
    <style:style style:name="Tabela12.B" style:family="table-column">
      <style:table-column-properties style:column-width="2.778cm"/>
    </style:style>
    <style:style style:name="Tabela12.C" style:family="table-column">
      <style:table-column-properties style:column-width="3.043cm"/>
    </style:style>
    <style:style style:name="Tabela12.D" style:family="table-column">
      <style:table-column-properties style:column-width="2.725cm"/>
    </style:style>
    <style:style style:name="Tabela12.E" style:family="table-column">
      <style:table-column-properties style:column-width="2.011cm"/>
    </style:style>
    <style:style style:name="Tabela12.F" style:family="table-column">
      <style:table-column-properties style:column-width="3.36cm"/>
    </style:style>
    <style:style style:name="Tabela1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fo:background-color="#000000" fo:padding="0.097cm" fo:border="0.05pt solid #000000">
        <style:background-image/>
      </style:table-cell-properties>
    </style:style>
    <style:style style:name="Tabela12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12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3" style:family="table-row">
      <style:table-row-properties fo:background-color="transparent" fo:keep-together="auto">
        <style:background-image/>
      </style:table-row-properties>
    </style:style>
    <style:style style:name="Tabela12.A3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2.B3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F3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ela12.F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7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2.B7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2.B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3.096cm"/>
    </style:style>
    <style:style style:name="Tabela13.B" style:family="table-column">
      <style:table-column-properties style:column-width="2.778cm"/>
    </style:style>
    <style:style style:name="Tabela13.C" style:family="table-column">
      <style:table-column-properties style:column-width="3.043cm"/>
    </style:style>
    <style:style style:name="Tabela13.D" style:family="table-column">
      <style:table-column-properties style:column-width="2.725cm"/>
    </style:style>
    <style:style style:name="Tabela13.E" style:family="table-column">
      <style:table-column-properties style:column-width="2.011cm"/>
    </style:style>
    <style:style style:name="Tabela13.F" style:family="table-column">
      <style:table-column-properties style:column-width="3.36cm"/>
    </style:style>
    <style:style style:name="Tabela1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fo:background-color="#000000" fo:padding="0.097cm" fo:border="0.05pt solid #000000">
        <style:background-image/>
      </style:table-cell-properties>
    </style:style>
    <style:style style:name="Tabela13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13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3" style:family="table-row">
      <style:table-row-properties fo:background-color="transparent" fo:keep-together="auto">
        <style:background-image/>
      </style:table-row-properties>
    </style:style>
    <style:style style:name="Tabela13.A3" style:family="table-cell">
      <style:table-cell-properties style:vertical-align="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F3" style:family="table-cell">
      <style:table-cell-properties style:vertical-align="" fo:background-color="#ffffff" fo:padding="0.097cm" fo:border="0.05pt solid #000000">
        <style:background-image/>
      </style:table-cell-properties>
    </style:style>
    <style:style style:name="Tabela13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3.B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A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3.B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4.A" style:family="table-column">
      <style:table-column-properties style:column-width="3.096cm"/>
    </style:style>
    <style:style style:name="Tabela14.B" style:family="table-column">
      <style:table-column-properties style:column-width="2.778cm"/>
    </style:style>
    <style:style style:name="Tabela14.C" style:family="table-column">
      <style:table-column-properties style:column-width="3.043cm"/>
    </style:style>
    <style:style style:name="Tabela14.D" style:family="table-column">
      <style:table-column-properties style:column-width="2.725cm"/>
    </style:style>
    <style:style style:name="Tabela14.E" style:family="table-column">
      <style:table-column-properties style:column-width="2.011cm"/>
    </style:style>
    <style:style style:name="Tabela14.F" style:family="table-column">
      <style:table-column-properties style:column-width="3.36cm"/>
    </style:style>
    <style:style style:name="Tabela14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fo:background-color="#000000" fo:padding="0.097cm" fo:border="0.05pt solid #000000">
        <style:background-image/>
      </style:table-cell-properties>
    </style:style>
    <style:style style:name="Tabela14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14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3" style:family="table-row">
      <style:table-row-properties fo:background-color="transparent" fo:keep-together="auto">
        <style:background-image/>
      </style:table-row-properties>
    </style:style>
    <style:style style:name="Tabela14.A3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F3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ela14.A4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4.F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A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4.B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A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4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3.096cm"/>
    </style:style>
    <style:style style:name="Tabela15.B" style:family="table-column">
      <style:table-column-properties style:column-width="2.778cm"/>
    </style:style>
    <style:style style:name="Tabela15.C" style:family="table-column">
      <style:table-column-properties style:column-width="3.043cm"/>
    </style:style>
    <style:style style:name="Tabela15.D" style:family="table-column">
      <style:table-column-properties style:column-width="2.725cm"/>
    </style:style>
    <style:style style:name="Tabela15.E" style:family="table-column">
      <style:table-column-properties style:column-width="2.011cm"/>
    </style:style>
    <style:style style:name="Tabela15.F" style:family="table-column">
      <style:table-column-properties style:column-width="3.36cm"/>
    </style:style>
    <style:style style:name="Tabela15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fo:background-color="#000000" fo:padding="0.097cm" fo:border="0.05pt solid #000000">
        <style:background-image/>
      </style:table-cell-properties>
    </style:style>
    <style:style style:name="Tabela15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15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3" style:family="table-row">
      <style:table-row-properties fo:background-color="transparent" fo:keep-together="auto">
        <style:background-image/>
      </style:table-row-properties>
    </style:style>
    <style:style style:name="Tabela15.A3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F3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ela15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5.B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A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5.B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3.096cm"/>
    </style:style>
    <style:style style:name="Tabela16.B" style:family="table-column">
      <style:table-column-properties style:column-width="2.778cm"/>
    </style:style>
    <style:style style:name="Tabela16.C" style:family="table-column">
      <style:table-column-properties style:column-width="3.043cm"/>
    </style:style>
    <style:style style:name="Tabela16.D" style:family="table-column">
      <style:table-column-properties style:column-width="2.725cm"/>
    </style:style>
    <style:style style:name="Tabela16.E" style:family="table-column">
      <style:table-column-properties style:column-width="2.011cm"/>
    </style:style>
    <style:style style:name="Tabela16.F" style:family="table-column">
      <style:table-column-properties style:column-width="3.36cm"/>
    </style:style>
    <style:style style:name="Tabela16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fo:background-color="#000000" fo:padding="0.097cm" fo:border="0.05pt solid #000000">
        <style:background-image/>
      </style:table-cell-properties>
    </style:style>
    <style:style style:name="Tabela16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16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3" style:family="table-row">
      <style:table-row-properties fo:background-color="transparent" fo:keep-together="auto">
        <style:background-image/>
      </style:table-row-properties>
    </style:style>
    <style:style style:name="Tabela16.A3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F3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ela16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6.B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6.B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3.096cm"/>
    </style:style>
    <style:style style:name="Tabela17.B" style:family="table-column">
      <style:table-column-properties style:column-width="2.778cm"/>
    </style:style>
    <style:style style:name="Tabela17.C" style:family="table-column">
      <style:table-column-properties style:column-width="3.043cm"/>
    </style:style>
    <style:style style:name="Tabela17.D" style:family="table-column">
      <style:table-column-properties style:column-width="2.725cm"/>
    </style:style>
    <style:style style:name="Tabela17.E" style:family="table-column">
      <style:table-column-properties style:column-width="2.011cm"/>
    </style:style>
    <style:style style:name="Tabela17.F" style:family="table-column">
      <style:table-column-properties style:column-width="3.36cm"/>
    </style:style>
    <style:style style:name="Tabela17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fo:background-color="#000000" fo:padding="0.097cm" fo:border="0.05pt solid #000000">
        <style:background-image/>
      </style:table-cell-properties>
    </style:style>
    <style:style style:name="Tabela17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17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3" style:family="table-row">
      <style:table-row-properties fo:background-color="transparent" fo:keep-together="auto">
        <style:background-image/>
      </style:table-row-properties>
    </style:style>
    <style:style style:name="Tabela17.A3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F3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ela17.A4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7.F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7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7.B7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7.B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3.096cm"/>
    </style:style>
    <style:style style:name="Tabela18.B" style:family="table-column">
      <style:table-column-properties style:column-width="2.778cm"/>
    </style:style>
    <style:style style:name="Tabela18.C" style:family="table-column">
      <style:table-column-properties style:column-width="3.043cm"/>
    </style:style>
    <style:style style:name="Tabela18.D" style:family="table-column">
      <style:table-column-properties style:column-width="2.725cm"/>
    </style:style>
    <style:style style:name="Tabela18.E" style:family="table-column">
      <style:table-column-properties style:column-width="2.011cm"/>
    </style:style>
    <style:style style:name="Tabela18.F" style:family="table-column">
      <style:table-column-properties style:column-width="3.36cm"/>
    </style:style>
    <style:style style:name="Tabela18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fo:background-color="#000000" fo:padding="0.097cm" fo:border="0.05pt solid #000000">
        <style:background-image/>
      </style:table-cell-properties>
    </style:style>
    <style:style style:name="Tabela18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18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3" style:family="table-row">
      <style:table-row-properties fo:background-color="transparent" fo:keep-together="auto">
        <style:background-image/>
      </style:table-row-properties>
    </style:style>
    <style:style style:name="Tabela18.A3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F3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ela18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8.B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8.B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3.096cm"/>
    </style:style>
    <style:style style:name="Tabela19.B" style:family="table-column">
      <style:table-column-properties style:column-width="2.778cm"/>
    </style:style>
    <style:style style:name="Tabela19.C" style:family="table-column">
      <style:table-column-properties style:column-width="3.043cm"/>
    </style:style>
    <style:style style:name="Tabela19.D" style:family="table-column">
      <style:table-column-properties style:column-width="2.725cm"/>
    </style:style>
    <style:style style:name="Tabela19.E" style:family="table-column">
      <style:table-column-properties style:column-width="2.011cm"/>
    </style:style>
    <style:style style:name="Tabela19.F" style:family="table-column">
      <style:table-column-properties style:column-width="3.36cm"/>
    </style:style>
    <style:style style:name="Tabela19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9.B1" style:family="table-cell">
      <style:table-cell-properties fo:background-color="#000000" fo:padding="0.097cm" fo:border="0.05pt solid #000000">
        <style:background-image/>
      </style:table-cell-properties>
    </style:style>
    <style:style style:name="Tabela19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19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3" style:family="table-row">
      <style:table-row-properties fo:background-color="transparent" fo:keep-together="auto">
        <style:background-image/>
      </style:table-row-properties>
    </style:style>
    <style:style style:name="Tabela19.A3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9.F3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ela19.A4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9.F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A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9.B1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A11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9.B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0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2.778cm"/>
    </style:style>
    <style:style style:name="Tabela20.C" style:family="table-column">
      <style:table-column-properties style:column-width="3.043cm"/>
    </style:style>
    <style:style style:name="Tabela20.D" style:family="table-column">
      <style:table-column-properties style:column-width="2.725cm"/>
    </style:style>
    <style:style style:name="Tabela20.E" style:family="table-column">
      <style:table-column-properties style:column-width="2.011cm"/>
    </style:style>
    <style:style style:name="Tabela20.F" style:family="table-column">
      <style:table-column-properties style:column-width="3.36cm"/>
    </style:style>
    <style:style style:name="Tabela20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0.B1" style:family="table-cell">
      <style:table-cell-properties fo:background-color="#000000" fo:padding="0.097cm" fo:border="0.05pt solid #000000">
        <style:background-image/>
      </style:table-cell-properties>
    </style:style>
    <style:style style:name="Tabela20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20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0.3" style:family="table-row">
      <style:table-row-properties fo:background-color="transparent" fo:keep-together="auto">
        <style:background-image/>
      </style:table-row-properties>
    </style:style>
    <style:style style:name="Tabela20.A3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0.F3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ela20.A4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20.F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0.A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0.B9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0.A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0.B1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1.A" style:family="table-column">
      <style:table-column-properties style:column-width="3.096cm"/>
    </style:style>
    <style:style style:name="Tabela21.B" style:family="table-column">
      <style:table-column-properties style:column-width="2.778cm"/>
    </style:style>
    <style:style style:name="Tabela21.C" style:family="table-column">
      <style:table-column-properties style:column-width="3.043cm"/>
    </style:style>
    <style:style style:name="Tabela21.D" style:family="table-column">
      <style:table-column-properties style:column-width="2.725cm"/>
    </style:style>
    <style:style style:name="Tabela21.E" style:family="table-column">
      <style:table-column-properties style:column-width="2.011cm"/>
    </style:style>
    <style:style style:name="Tabela21.F" style:family="table-column">
      <style:table-column-properties style:column-width="3.36cm"/>
    </style:style>
    <style:style style:name="Tabela2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B1" style:family="table-cell">
      <style:table-cell-properties fo:background-color="#000000" fo:padding="0.097cm" fo:border="0.05pt solid #000000">
        <style:background-image/>
      </style:table-cell-properties>
    </style:style>
    <style:style style:name="Tabela21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21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.3" style:family="table-row">
      <style:table-row-properties fo:background-color="transparent" fo:keep-together="auto">
        <style:background-image/>
      </style:table-row-properties>
    </style:style>
    <style:style style:name="Tabela21.A3" style:family="table-cell">
      <style:table-cell-properties style:vertical-align="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F3" style:family="table-cell">
      <style:table-cell-properties style:vertical-align="" fo:background-color="#ffffff" fo:padding="0.097cm" fo:border="0.05pt solid #000000">
        <style:background-image/>
      </style:table-cell-properties>
    </style:style>
    <style:style style:name="Tabela21.A4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21.F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.A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1.B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.A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2.A" style:family="table-column">
      <style:table-column-properties style:column-width="3.096cm"/>
    </style:style>
    <style:style style:name="Tabela22.B" style:family="table-column">
      <style:table-column-properties style:column-width="2.778cm"/>
    </style:style>
    <style:style style:name="Tabela22.C" style:family="table-column">
      <style:table-column-properties style:column-width="3.043cm"/>
    </style:style>
    <style:style style:name="Tabela22.D" style:family="table-column">
      <style:table-column-properties style:column-width="2.725cm"/>
    </style:style>
    <style:style style:name="Tabela22.E" style:family="table-column">
      <style:table-column-properties style:column-width="2.011cm"/>
    </style:style>
    <style:style style:name="Tabela22.F" style:family="table-column">
      <style:table-column-properties style:column-width="3.36cm"/>
    </style:style>
    <style:style style:name="Tabela2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fo:background-color="#000000" fo:padding="0.097cm" fo:border="0.05pt solid #000000">
        <style:background-image/>
      </style:table-cell-properties>
    </style:style>
    <style:style style:name="Tabela22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22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3" style:family="table-row">
      <style:table-row-properties fo:background-color="transparent" fo:keep-together="auto">
        <style:background-image/>
      </style:table-row-properties>
    </style:style>
    <style:style style:name="Tabela22.A3" style:family="table-cell">
      <style:table-cell-properties style:vertical-align="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F3" style:family="table-cell">
      <style:table-cell-properties style:vertical-align="" fo:background-color="#ffffff" fo:padding="0.097cm" fo:border="0.05pt solid #000000">
        <style:background-image/>
      </style:table-cell-properties>
    </style:style>
    <style:style style:name="Tabela22.A4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22.F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17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2.B17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1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2.B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3.A" style:family="table-column">
      <style:table-column-properties style:column-width="3.096cm"/>
    </style:style>
    <style:style style:name="Tabela23.B" style:family="table-column">
      <style:table-column-properties style:column-width="2.778cm"/>
    </style:style>
    <style:style style:name="Tabela23.C" style:family="table-column">
      <style:table-column-properties style:column-width="3.043cm"/>
    </style:style>
    <style:style style:name="Tabela23.D" style:family="table-column">
      <style:table-column-properties style:column-width="2.725cm"/>
    </style:style>
    <style:style style:name="Tabela23.E" style:family="table-column">
      <style:table-column-properties style:column-width="2.011cm"/>
    </style:style>
    <style:style style:name="Tabela23.F" style:family="table-column">
      <style:table-column-properties style:column-width="3.36cm"/>
    </style:style>
    <style:style style:name="Tabela2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fo:background-color="#000000" fo:padding="0.097cm" fo:border="0.05pt solid #000000">
        <style:background-image/>
      </style:table-cell-properties>
    </style:style>
    <style:style style:name="Tabela23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23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3" style:family="table-row">
      <style:table-row-properties fo:background-color="transparent" fo:keep-together="auto">
        <style:background-image/>
      </style:table-row-properties>
    </style:style>
    <style:style style:name="Tabela23.A3" style:family="table-cell">
      <style:table-cell-properties style:vertical-align="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F3" style:family="table-cell">
      <style:table-cell-properties style:vertical-align="" fo:background-color="#ffffff" fo:padding="0.097cm" fo:border="0.05pt solid #000000">
        <style:background-image/>
      </style:table-cell-properties>
    </style:style>
    <style:style style:name="Tabela23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3.B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A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3.B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4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4.A" style:family="table-column">
      <style:table-column-properties style:column-width="3.096cm"/>
    </style:style>
    <style:style style:name="Tabela24.B" style:family="table-column">
      <style:table-column-properties style:column-width="2.778cm"/>
    </style:style>
    <style:style style:name="Tabela24.C" style:family="table-column">
      <style:table-column-properties style:column-width="3.043cm"/>
    </style:style>
    <style:style style:name="Tabela24.D" style:family="table-column">
      <style:table-column-properties style:column-width="2.725cm"/>
    </style:style>
    <style:style style:name="Tabela24.E" style:family="table-column">
      <style:table-column-properties style:column-width="2.011cm"/>
    </style:style>
    <style:style style:name="Tabela24.F" style:family="table-column">
      <style:table-column-properties style:column-width="3.36cm"/>
    </style:style>
    <style:style style:name="Tabela24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4.B1" style:family="table-cell">
      <style:table-cell-properties fo:background-color="#000000" fo:padding="0.097cm" fo:border="0.05pt solid #000000">
        <style:background-image/>
      </style:table-cell-properties>
    </style:style>
    <style:style style:name="Tabela24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24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4.3" style:family="table-row">
      <style:table-row-properties fo:background-color="transparent" fo:keep-together="auto">
        <style:background-image/>
      </style:table-row-properties>
    </style:style>
    <style:style style:name="Tabela24.A3" style:family="table-cell">
      <style:table-cell-properties style:vertical-align="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4.F3" style:family="table-cell">
      <style:table-cell-properties style:vertical-align="" fo:background-color="#ffffff" fo:padding="0.097cm" fo:border="0.05pt solid #000000">
        <style:background-image/>
      </style:table-cell-properties>
    </style:style>
    <style:style style:name="Tabela24.A5" style:family="table-cell">
      <style:table-cell-properties style:vertical-align="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4.F5" style:family="table-cell">
      <style:table-cell-properties style:vertical-align="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4.A1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4.B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4.A1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4.B19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5.A" style:family="table-column">
      <style:table-column-properties style:column-width="3.096cm"/>
    </style:style>
    <style:style style:name="Tabela25.B" style:family="table-column">
      <style:table-column-properties style:column-width="2.778cm"/>
    </style:style>
    <style:style style:name="Tabela25.C" style:family="table-column">
      <style:table-column-properties style:column-width="3.043cm"/>
    </style:style>
    <style:style style:name="Tabela25.D" style:family="table-column">
      <style:table-column-properties style:column-width="2.725cm"/>
    </style:style>
    <style:style style:name="Tabela25.E" style:family="table-column">
      <style:table-column-properties style:column-width="2.011cm"/>
    </style:style>
    <style:style style:name="Tabela25.F" style:family="table-column">
      <style:table-column-properties style:column-width="3.36cm"/>
    </style:style>
    <style:style style:name="Tabela25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5.B1" style:family="table-cell">
      <style:table-cell-properties fo:background-color="#000000" fo:padding="0.097cm" fo:border="0.05pt solid #000000">
        <style:background-image/>
      </style:table-cell-properties>
    </style:style>
    <style:style style:name="Tabela25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25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.3" style:family="table-row">
      <style:table-row-properties fo:background-color="transparent" fo:keep-together="auto">
        <style:background-image/>
      </style:table-row-properties>
    </style:style>
    <style:style style:name="Tabela25.A3" style:family="table-cell">
      <style:table-cell-properties style:vertical-align="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5.F3" style:family="table-cell">
      <style:table-cell-properties style:vertical-align="" fo:background-color="#ffffff" fo:padding="0.097cm" fo:border="0.05pt solid #000000">
        <style:background-image/>
      </style:table-cell-properties>
    </style:style>
    <style:style style:name="Tabela25.A4" style:family="table-cell">
      <style:table-cell-properties style:vertical-align="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F4" style:family="table-cell">
      <style:table-cell-properties style:vertical-align="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.A2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B2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.A2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B2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6.A" style:family="table-column">
      <style:table-column-properties style:column-width="3.096cm"/>
    </style:style>
    <style:style style:name="Tabela26.B" style:family="table-column">
      <style:table-column-properties style:column-width="2.778cm"/>
    </style:style>
    <style:style style:name="Tabela26.C" style:family="table-column">
      <style:table-column-properties style:column-width="3.043cm"/>
    </style:style>
    <style:style style:name="Tabela26.D" style:family="table-column">
      <style:table-column-properties style:column-width="2.725cm"/>
    </style:style>
    <style:style style:name="Tabela26.E" style:family="table-column">
      <style:table-column-properties style:column-width="2.011cm"/>
    </style:style>
    <style:style style:name="Tabela26.F" style:family="table-column">
      <style:table-column-properties style:column-width="3.36cm"/>
    </style:style>
    <style:style style:name="Tabela26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B1" style:family="table-cell">
      <style:table-cell-properties fo:background-color="#000000" fo:padding="0.097cm" fo:border="0.05pt solid #000000">
        <style:background-image/>
      </style:table-cell-properties>
    </style:style>
    <style:style style:name="Tabela26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26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.3" style:family="table-row">
      <style:table-row-properties fo:background-color="transparent" fo:keep-together="auto">
        <style:background-image/>
      </style:table-row-properties>
    </style:style>
    <style:style style:name="Tabela26.A3" style:family="table-cell">
      <style:table-cell-properties style:vertical-align="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F3" style:family="table-cell">
      <style:table-cell-properties style:vertical-align="" fo:background-color="#ffffff" fo:padding="0.097cm" fo:border="0.05pt solid #000000">
        <style:background-image/>
      </style:table-cell-properties>
    </style:style>
    <style:style style:name="Tabela26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6.B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.A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6.B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7.A" style:family="table-column">
      <style:table-column-properties style:column-width="3.096cm"/>
    </style:style>
    <style:style style:name="Tabela27.B" style:family="table-column">
      <style:table-column-properties style:column-width="2.778cm"/>
    </style:style>
    <style:style style:name="Tabela27.C" style:family="table-column">
      <style:table-column-properties style:column-width="3.043cm"/>
    </style:style>
    <style:style style:name="Tabela27.D" style:family="table-column">
      <style:table-column-properties style:column-width="2.725cm"/>
    </style:style>
    <style:style style:name="Tabela27.E" style:family="table-column">
      <style:table-column-properties style:column-width="2.011cm"/>
    </style:style>
    <style:style style:name="Tabela27.F" style:family="table-column">
      <style:table-column-properties style:column-width="3.36cm"/>
    </style:style>
    <style:style style:name="Tabela27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B1" style:family="table-cell">
      <style:table-cell-properties fo:background-color="#000000" fo:padding="0.097cm" fo:border="0.05pt solid #000000">
        <style:background-image/>
      </style:table-cell-properties>
    </style:style>
    <style:style style:name="Tabela27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27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.3" style:family="table-row">
      <style:table-row-properties fo:background-color="transparent" fo:keep-together="auto">
        <style:background-image/>
      </style:table-row-properties>
    </style:style>
    <style:style style:name="Tabela27.A3" style:family="table-cell">
      <style:table-cell-properties style:vertical-align="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F3" style:family="table-cell">
      <style:table-cell-properties style:vertical-align="" fo:background-color="#ffffff" fo:padding="0.097cm" fo:border="0.05pt solid #000000">
        <style:background-image/>
      </style:table-cell-properties>
    </style:style>
    <style:style style:name="Tabela27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7.B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.A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7.B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8.A" style:family="table-column">
      <style:table-column-properties style:column-width="3.096cm"/>
    </style:style>
    <style:style style:name="Tabela28.B" style:family="table-column">
      <style:table-column-properties style:column-width="2.778cm"/>
    </style:style>
    <style:style style:name="Tabela28.C" style:family="table-column">
      <style:table-column-properties style:column-width="3.043cm"/>
    </style:style>
    <style:style style:name="Tabela28.D" style:family="table-column">
      <style:table-column-properties style:column-width="2.725cm"/>
    </style:style>
    <style:style style:name="Tabela28.E" style:family="table-column">
      <style:table-column-properties style:column-width="2.011cm"/>
    </style:style>
    <style:style style:name="Tabela28.F" style:family="table-column">
      <style:table-column-properties style:column-width="3.36cm"/>
    </style:style>
    <style:style style:name="Tabela28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8.B1" style:family="table-cell">
      <style:table-cell-properties fo:background-color="#000000" fo:padding="0.097cm" fo:border="0.05pt solid #000000">
        <style:background-image/>
      </style:table-cell-properties>
    </style:style>
    <style:style style:name="Tabela28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28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.3" style:family="table-row">
      <style:table-row-properties fo:background-color="transparent" fo:keep-together="auto">
        <style:background-image/>
      </style:table-row-properties>
    </style:style>
    <style:style style:name="Tabela28.A3" style:family="table-cell">
      <style:table-cell-properties style:vertical-align="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8.F3" style:family="table-cell">
      <style:table-cell-properties style:vertical-align="" fo:background-color="#ffffff" fo:padding="0.097cm" fo:border="0.05pt solid #000000">
        <style:background-image/>
      </style:table-cell-properties>
    </style:style>
    <style:style style:name="Tabela28.A4" style:family="table-cell">
      <style:table-cell-properties style:vertical-align="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8.F4" style:family="table-cell">
      <style:table-cell-properties style:vertical-align="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.A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8.B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.A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8.B9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9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9.A" style:family="table-column">
      <style:table-column-properties style:column-width="3.096cm"/>
    </style:style>
    <style:style style:name="Tabela29.B" style:family="table-column">
      <style:table-column-properties style:column-width="2.778cm"/>
    </style:style>
    <style:style style:name="Tabela29.C" style:family="table-column">
      <style:table-column-properties style:column-width="3.043cm"/>
    </style:style>
    <style:style style:name="Tabela29.D" style:family="table-column">
      <style:table-column-properties style:column-width="2.725cm"/>
    </style:style>
    <style:style style:name="Tabela29.E" style:family="table-column">
      <style:table-column-properties style:column-width="2.011cm"/>
    </style:style>
    <style:style style:name="Tabela29.F" style:family="table-column">
      <style:table-column-properties style:column-width="3.36cm"/>
    </style:style>
    <style:style style:name="Tabela29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9.B1" style:family="table-cell">
      <style:table-cell-properties fo:background-color="#000000" fo:padding="0.097cm" fo:border="0.05pt solid #000000">
        <style:background-image/>
      </style:table-cell-properties>
    </style:style>
    <style:style style:name="Tabela29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29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9.3" style:family="table-row">
      <style:table-row-properties fo:background-color="transparent" fo:keep-together="auto">
        <style:background-image/>
      </style:table-row-properties>
    </style:style>
    <style:style style:name="Tabela29.A3" style:family="table-cell">
      <style:table-cell-properties style:vertical-align="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9.F3" style:family="table-cell">
      <style:table-cell-properties style:vertical-align="" fo:background-color="#ffffff" fo:padding="0.097cm" fo:border="0.05pt solid #000000">
        <style:background-image/>
      </style:table-cell-properties>
    </style:style>
    <style:style style:name="Tabela29.A4" style:family="table-cell">
      <style:table-cell-properties style:vertical-align="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9.F4" style:family="table-cell">
      <style:table-cell-properties style:vertical-align="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9.A1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9.B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9.A1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9.B19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0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0.A" style:family="table-column">
      <style:table-column-properties style:column-width="3.096cm"/>
    </style:style>
    <style:style style:name="Tabela30.B" style:family="table-column">
      <style:table-column-properties style:column-width="2.778cm"/>
    </style:style>
    <style:style style:name="Tabela30.C" style:family="table-column">
      <style:table-column-properties style:column-width="3.043cm"/>
    </style:style>
    <style:style style:name="Tabela30.D" style:family="table-column">
      <style:table-column-properties style:column-width="2.725cm"/>
    </style:style>
    <style:style style:name="Tabela30.E" style:family="table-column">
      <style:table-column-properties style:column-width="2.011cm"/>
    </style:style>
    <style:style style:name="Tabela30.F" style:family="table-column">
      <style:table-column-properties style:column-width="3.36cm"/>
    </style:style>
    <style:style style:name="Tabela30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0.B1" style:family="table-cell">
      <style:table-cell-properties fo:background-color="#000000" fo:padding="0.097cm" fo:border="0.05pt solid #000000">
        <style:background-image/>
      </style:table-cell-properties>
    </style:style>
    <style:style style:name="Tabela30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30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0.3" style:family="table-row">
      <style:table-row-properties fo:background-color="transparent" fo:keep-together="auto">
        <style:background-image/>
      </style:table-row-properties>
    </style:style>
    <style:style style:name="Tabela30.A3" style:family="table-cell">
      <style:table-cell-properties style:vertical-align="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0.F3" style:family="table-cell">
      <style:table-cell-properties style:vertical-align="" fo:background-color="#ffffff" fo:padding="0.097cm" fo:border="0.05pt solid #000000">
        <style:background-image/>
      </style:table-cell-properties>
    </style:style>
    <style:style style:name="Tabela30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0.B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0.A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0.B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1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1.A" style:family="table-column">
      <style:table-column-properties style:column-width="3.096cm"/>
    </style:style>
    <style:style style:name="Tabela31.B" style:family="table-column">
      <style:table-column-properties style:column-width="2.778cm"/>
    </style:style>
    <style:style style:name="Tabela31.C" style:family="table-column">
      <style:table-column-properties style:column-width="3.043cm"/>
    </style:style>
    <style:style style:name="Tabela31.D" style:family="table-column">
      <style:table-column-properties style:column-width="2.725cm"/>
    </style:style>
    <style:style style:name="Tabela31.E" style:family="table-column">
      <style:table-column-properties style:column-width="2.011cm"/>
    </style:style>
    <style:style style:name="Tabela31.F" style:family="table-column">
      <style:table-column-properties style:column-width="3.36cm"/>
    </style:style>
    <style:style style:name="Tabela3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1.B1" style:family="table-cell">
      <style:table-cell-properties fo:background-color="#000000" fo:padding="0.097cm" fo:border="0.05pt solid #000000">
        <style:background-image/>
      </style:table-cell-properties>
    </style:style>
    <style:style style:name="Tabela31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31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1.3" style:family="table-row">
      <style:table-row-properties fo:background-color="transparent" fo:keep-together="auto">
        <style:background-image/>
      </style:table-row-properties>
    </style:style>
    <style:style style:name="Tabela31.A3" style:family="table-cell">
      <style:table-cell-properties style:vertical-align="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1.F3" style:family="table-cell">
      <style:table-cell-properties style:vertical-align="" fo:background-color="#ffffff" fo:padding="0.097cm" fo:border="0.05pt solid #000000">
        <style:background-image/>
      </style:table-cell-properties>
    </style:style>
    <style:style style:name="Tabela31.A4" style:family="table-cell">
      <style:table-cell-properties style:vertical-align="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1.F4" style:family="table-cell">
      <style:table-cell-properties style:vertical-align="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1.A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1.A7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1.B7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2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2.A" style:family="table-column">
      <style:table-column-properties style:column-width="3.096cm"/>
    </style:style>
    <style:style style:name="Tabela32.B" style:family="table-column">
      <style:table-column-properties style:column-width="2.778cm"/>
    </style:style>
    <style:style style:name="Tabela32.C" style:family="table-column">
      <style:table-column-properties style:column-width="3.043cm"/>
    </style:style>
    <style:style style:name="Tabela32.D" style:family="table-column">
      <style:table-column-properties style:column-width="2.725cm"/>
    </style:style>
    <style:style style:name="Tabela32.E" style:family="table-column">
      <style:table-column-properties style:column-width="2.011cm"/>
    </style:style>
    <style:style style:name="Tabela32.F" style:family="table-column">
      <style:table-column-properties style:column-width="3.36cm"/>
    </style:style>
    <style:style style:name="Tabela3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2.B1" style:family="table-cell">
      <style:table-cell-properties fo:background-color="#000000" fo:padding="0.097cm" fo:border="0.05pt solid #000000">
        <style:background-image/>
      </style:table-cell-properties>
    </style:style>
    <style:style style:name="Tabela32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32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2.3" style:family="table-row">
      <style:table-row-properties fo:background-color="transparent" fo:keep-together="auto">
        <style:background-image/>
      </style:table-row-properties>
    </style:style>
    <style:style style:name="Tabela32.A3" style:family="table-cell">
      <style:table-cell-properties style:vertical-align="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2.F3" style:family="table-cell">
      <style:table-cell-properties style:vertical-align="" fo:background-color="#ffffff" fo:padding="0.097cm" fo:border="0.05pt solid #000000">
        <style:background-image/>
      </style:table-cell-properties>
    </style:style>
    <style:style style:name="Tabela32.A4" style:family="table-cell">
      <style:table-cell-properties style:vertical-align="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2.F4" style:family="table-cell">
      <style:table-cell-properties style:vertical-align="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2.A1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2.B1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2.A16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2.B1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3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3.A" style:family="table-column">
      <style:table-column-properties style:column-width="3.096cm"/>
    </style:style>
    <style:style style:name="Tabela33.B" style:family="table-column">
      <style:table-column-properties style:column-width="2.778cm"/>
    </style:style>
    <style:style style:name="Tabela33.C" style:family="table-column">
      <style:table-column-properties style:column-width="3.043cm"/>
    </style:style>
    <style:style style:name="Tabela33.D" style:family="table-column">
      <style:table-column-properties style:column-width="2.725cm"/>
    </style:style>
    <style:style style:name="Tabela33.E" style:family="table-column">
      <style:table-column-properties style:column-width="2.011cm"/>
    </style:style>
    <style:style style:name="Tabela33.F" style:family="table-column">
      <style:table-column-properties style:column-width="3.36cm"/>
    </style:style>
    <style:style style:name="Tabela3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3.B1" style:family="table-cell">
      <style:table-cell-properties fo:background-color="#000000" fo:padding="0.097cm" fo:border="0.05pt solid #000000">
        <style:background-image/>
      </style:table-cell-properties>
    </style:style>
    <style:style style:name="Tabela33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33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3.3" style:family="table-row">
      <style:table-row-properties fo:background-color="transparent" fo:keep-together="auto">
        <style:background-image/>
      </style:table-row-properties>
    </style:style>
    <style:style style:name="Tabela33.A3" style:family="table-cell">
      <style:table-cell-properties style:vertical-align="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3.F3" style:family="table-cell">
      <style:table-cell-properties style:vertical-align="" fo:background-color="#ffffff" fo:padding="0.097cm" fo:border="0.05pt solid #000000">
        <style:background-image/>
      </style:table-cell-properties>
    </style:style>
    <style:style style:name="Tabela33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3.B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3.A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3.B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4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4.A" style:family="table-column">
      <style:table-column-properties style:column-width="3.096cm"/>
    </style:style>
    <style:style style:name="Tabela34.B" style:family="table-column">
      <style:table-column-properties style:column-width="2.778cm"/>
    </style:style>
    <style:style style:name="Tabela34.C" style:family="table-column">
      <style:table-column-properties style:column-width="3.043cm"/>
    </style:style>
    <style:style style:name="Tabela34.D" style:family="table-column">
      <style:table-column-properties style:column-width="2.725cm"/>
    </style:style>
    <style:style style:name="Tabela34.E" style:family="table-column">
      <style:table-column-properties style:column-width="2.011cm"/>
    </style:style>
    <style:style style:name="Tabela34.F" style:family="table-column">
      <style:table-column-properties style:column-width="3.36cm"/>
    </style:style>
    <style:style style:name="Tabela34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4.B1" style:family="table-cell">
      <style:table-cell-properties fo:background-color="#000000" fo:padding="0.097cm" fo:border="0.05pt solid #000000">
        <style:background-image/>
      </style:table-cell-properties>
    </style:style>
    <style:style style:name="Tabela34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34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4.3" style:family="table-row">
      <style:table-row-properties fo:background-color="transparent" fo:keep-together="auto">
        <style:background-image/>
      </style:table-row-properties>
    </style:style>
    <style:style style:name="Tabela34.A3" style:family="table-cell">
      <style:table-cell-properties style:vertical-align="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4.F3" style:family="table-cell">
      <style:table-cell-properties style:vertical-align="" fo:background-color="#ffffff" fo:padding="0.097cm" fo:border="0.05pt solid #000000">
        <style:background-image/>
      </style:table-cell-properties>
    </style:style>
    <style:style style:name="Tabela34.A4" style:family="table-cell">
      <style:table-cell-properties style:vertical-align="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4.F4" style:family="table-cell">
      <style:table-cell-properties style:vertical-align="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4.A8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4.B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4.A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4.B9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5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5.A" style:family="table-column">
      <style:table-column-properties style:column-width="3.096cm"/>
    </style:style>
    <style:style style:name="Tabela35.B" style:family="table-column">
      <style:table-column-properties style:column-width="2.778cm"/>
    </style:style>
    <style:style style:name="Tabela35.C" style:family="table-column">
      <style:table-column-properties style:column-width="3.043cm"/>
    </style:style>
    <style:style style:name="Tabela35.D" style:family="table-column">
      <style:table-column-properties style:column-width="2.725cm"/>
    </style:style>
    <style:style style:name="Tabela35.E" style:family="table-column">
      <style:table-column-properties style:column-width="2.011cm"/>
    </style:style>
    <style:style style:name="Tabela35.F" style:family="table-column">
      <style:table-column-properties style:column-width="3.36cm"/>
    </style:style>
    <style:style style:name="Tabela35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5.B1" style:family="table-cell">
      <style:table-cell-properties fo:background-color="#000000" fo:padding="0.097cm" fo:border="0.05pt solid #000000">
        <style:background-image/>
      </style:table-cell-properties>
    </style:style>
    <style:style style:name="Tabela35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35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5.3" style:family="table-row">
      <style:table-row-properties fo:background-color="transparent" fo:keep-together="auto">
        <style:background-image/>
      </style:table-row-properties>
    </style:style>
    <style:style style:name="Tabela35.A3" style:family="table-cell">
      <style:table-cell-properties style:vertical-align="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5.F3" style:family="table-cell">
      <style:table-cell-properties style:vertical-align="" fo:background-color="#ffffff" fo:padding="0.097cm" fo:border="0.05pt solid #000000">
        <style:background-image/>
      </style:table-cell-properties>
    </style:style>
    <style:style style:name="Tabela35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5.B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5.A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5.B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6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6.A" style:family="table-column">
      <style:table-column-properties style:column-width="3.096cm"/>
    </style:style>
    <style:style style:name="Tabela36.B" style:family="table-column">
      <style:table-column-properties style:column-width="2.778cm"/>
    </style:style>
    <style:style style:name="Tabela36.C" style:family="table-column">
      <style:table-column-properties style:column-width="3.043cm"/>
    </style:style>
    <style:style style:name="Tabela36.D" style:family="table-column">
      <style:table-column-properties style:column-width="2.725cm"/>
    </style:style>
    <style:style style:name="Tabela36.E" style:family="table-column">
      <style:table-column-properties style:column-width="2.011cm"/>
    </style:style>
    <style:style style:name="Tabela36.F" style:family="table-column">
      <style:table-column-properties style:column-width="3.36cm"/>
    </style:style>
    <style:style style:name="Tabela36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6.B1" style:family="table-cell">
      <style:table-cell-properties fo:background-color="#000000" fo:padding="0.097cm" fo:border="0.05pt solid #000000">
        <style:background-image/>
      </style:table-cell-properties>
    </style:style>
    <style:style style:name="Tabela36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ela36.F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6.3" style:family="table-row">
      <style:table-row-properties fo:background-color="transparent" fo:keep-together="auto">
        <style:background-image/>
      </style:table-row-properties>
    </style:style>
    <style:style style:name="Tabela36.A3" style:family="table-cell">
      <style:table-cell-properties style:vertical-align="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6.F3" style:family="table-cell">
      <style:table-cell-properties style:vertical-align="" fo:background-color="#ffffff" fo:padding="0.097cm" fo:border="0.05pt solid #000000">
        <style:background-image/>
      </style:table-cell-properties>
    </style:style>
    <style:style style:name="Tabela36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6.B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6.A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6.B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text-outline="false" style:text-line-through-styl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style:text-outline="false" style:text-line-through-styl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style:text-outline="false" style:text-line-through-styl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fo:color="#ffffff" style:text-outline="false" style:text-line-through-styl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fo:color="#ff0000" style:font-name="Liberation Sans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Liberation Sans"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1pt" style:font-size-asian="11pt" style:font-size-complex="11pt"/>
    </style:style>
    <style:style style:name="P13" style:family="paragraph" style:parent-style-name="Standard">
      <style:text-properties fo:color="#008000" style:font-name="Liberation Sans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8000" style:font-name="Liberation Sans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text-properties fo:color="#008000" style:text-outline="false" style:text-line-through-styl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008000" style:text-outline="false" style:text-line-through-styl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text-properties fo:color="#008000" fo:font-size="11pt" fo:font-weight="bold" style:font-name-asian="Liberation Sans" style:font-size-asian="11pt" style:font-weight-asian="bold" style:font-name-complex="Liberation Sans" style:font-size-complex="11pt" style:font-weight-complex="bold"/>
    </style:style>
    <style:style style:name="P18" style:family="paragraph" style:parent-style-name="Standard">
      <style:text-properties fo:color="#808000" style:text-outline="false" style:text-line-through-styl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emphasize="non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808000" style:text-outline="false" style:text-line-through-styl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>
      <style:text-properties fo:color="#808000" style:text-outline="false" style:text-line-through-styl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808000" style:text-outline="false" style:text-line-through-styl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 style:text-emphasize="none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808000" style:text-outline="false" style:text-line-through-styl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 style:text-emphasize="none" style:text-overline-style="none" style:text-overline-color="font-color"/>
    </style:style>
    <style:style style:name="P23" style:family="paragraph" style:parent-style-name="Standard">
      <style:text-properties fo:color="#808000" style:font-name="Liberation Sans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808000" style:font-name="Liberation Sans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text-properties fo:font-size="11pt" style:font-name-asian="Liberation Sans" style:font-size-asian="11pt" style:font-name-complex="Liberation Sans" style:font-size-complex="11pt"/>
    </style:style>
    <style:style style:name="P26" style:family="paragraph" style:parent-style-name="Standard"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text-properties style:use-window-font-color="true" style:text-outline="false" style:text-line-through-style="none" style:font-name="Liberation Sans" fo:font-size="10.5pt" fo:font-style="normal" fo:text-shadow="none" style:text-underline-style="none" fo:font-weight="bold" style:font-name-asian="Liberation Sans" style:font-size-asian="10.5pt" style:font-style-asian="normal" style:font-weight-asian="bold" style:font-name-complex="Liberation Sans" style:font-size-complex="10.5pt" style:font-style-complex="normal" style:font-weight-complex="bold" style:text-emphasize="none" style:text-overline-style="none" style:text-overline-color="font-color"/>
    </style:style>
    <style:style style:name="P29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font-name="Liberation Sans" fo:font-size="10.5pt" fo:font-style="normal" fo:text-shadow="none" style:text-underline-style="none" fo:font-weight="bold" style:font-name-asian="Liberation Sans" style:font-size-asian="10.5pt" style:font-style-asian="normal" style:font-weight-asian="bold" style:font-name-complex="Liberation Sans" style:font-size-complex="10.5pt" style:font-style-complex="normal" style:font-weight-complex="bold" style:text-emphasize="none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Liberation Sans" fo:font-size="10.5pt" fo:font-style="normal" fo:text-shadow="none" style:text-underline-style="none" fo:font-weight="bold" style:font-name-asian="Liberation Sans" style:font-size-asian="10.5pt" style:font-style-asian="normal" style:font-weight-asian="bold" style:font-name-complex="Liberation Sans" style:font-size-complex="10.5pt" style:font-style-complex="normal" style:font-weight-complex="bold" style:text-emphasize="none" style:text-overline-style="none" style:text-overline-color="font-color"/>
    </style:style>
    <style:style style:name="P31" style:family="paragraph" style:parent-style-name="Standard">
      <style:text-properties style:use-window-font-color="true" style:text-outline="false" style:text-line-through-style="none" style:font-name="Liberation Sans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 style:text-emphasize="none" style:text-overline-style="none" style:text-overline-color="font-color"/>
    </style:style>
    <style:style style:name="P32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font-name="Liberation Sans" fo:font-size="10.5pt" fo:font-style="normal" fo:text-shadow="none" style:text-underline-style="none" fo:font-weight="normal" style:font-name-asian="Liberation Sans" style:font-size-asian="10.5pt" style:font-style-asian="normal" style:font-weight-asian="normal" style:font-name-complex="Liberation Sans" style:font-size-complex="10.5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name-asian="Lohit Hindi1" style:font-size-asian="11pt" style:font-style-asian="normal" style:font-weight-asian="normal" style:font-name-complex="Lohit Hindi1" style:font-size-complex="11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text-properties style:use-window-font-color="true" style:text-outline="false" style:text-line-through-styl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 style:text-emphasize="none" style:text-overline-style="none" style:text-overline-color="font-color"/>
    </style:style>
    <style:style style:name="P37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 style:text-emphasize="none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use-window-font-color="true" style:font-name="Liberation Sans" fo:font-size="11pt" fo:font-weight="bold" style:font-size-asian="11pt" style:font-weight-asian="bold" style:font-size-complex="11pt" style:font-weight-complex="bold"/>
    </style:style>
    <style:style style:name="P40" style:family="paragraph" style:parent-style-name="Standard">
      <style:text-properties style:use-window-font-color="true" style:font-name="Liberation Sans" fo:font-size="10.5pt" fo:font-weight="bold" style:font-size-asian="10.5pt" style:font-weight-asian="bold" style:font-size-complex="10.5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use-window-font-color="true" style:font-name="Liberation Sans" fo:font-size="10.5pt" fo:font-weight="bold" style:font-size-asian="10.5pt" style:font-weight-asian="bold" style:font-size-complex="10.5pt" style:font-weight-complex="bold"/>
    </style:style>
    <style:style style:name="P42" style:family="paragraph" style:parent-style-name="Standard">
      <style:text-properties style:use-window-font-color="true" fo:font-size="10.5pt" fo:font-weight="bold" style:font-name-asian="Liberation Sans" style:font-size-asian="10.5pt" style:font-weight-asian="bold" style:font-name-complex="Liberation Sans" style:font-size-complex="10.5pt" style:font-weight-complex="bold"/>
    </style:style>
    <style:style style:name="P43" style:family="paragraph" style:parent-style-name="Table_20_Contents"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ffffff" style:font-name="Liberation Sans" fo:font-size="11pt" fo:font-weight="normal" style:font-size-asian="11pt" style:font-weight-asian="normal" style:font-size-complex="11pt" style:font-weight-complex="normal"/>
    </style:style>
    <style:style style:name="P45" style:family="paragraph" style:parent-style-name="Table_20_Contents">
      <style:text-properties fo:color="#ffffff" style:font-name="Liberation Sans" fo:font-size="10.5pt" fo:font-weight="bold" style:font-size-asian="10.5pt" style:font-weight-asian="bold" style:font-size-complex="10.5pt" style:font-weight-complex="bold"/>
    </style:style>
    <style:style style:name="P46" style:family="paragraph" style:parent-style-name="Table_20_Contents">
      <style:text-properties fo:color="#ffffff" style:text-outline="false" style:text-line-through-styl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 style:text-emphasize="none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1pt" style:font-size-asian="11pt" style:font-size-complex="11pt"/>
    </style:style>
    <style:style style:name="P48" style:family="paragraph" style:parent-style-name="Table_20_Contents">
      <style:text-properties style:use-window-font-color="true" style:font-name="Liberation Sans" fo:font-size="10.5pt" style:font-size-asian="10.5pt" style:font-size-complex="10.5pt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style:font-name="Liberation Sans" fo:font-size="10.5pt" style:font-size-asian="10.5pt" style:font-size-complex="10.5pt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style:font-name="Liberation Sans" fo:font-size="10.5pt" fo:font-weight="bold" style:font-size-asian="10.5pt" style:font-weight-asian="bold" style:font-size-complex="10.5pt" style:font-weight-complex="bold"/>
    </style:style>
    <style:style style:name="P51" style:family="paragraph" style:parent-style-name="Table_20_Contents">
      <style:text-properties style:use-window-font-color="true" style:text-outline="false" style:text-line-through-style="none" style:font-name="Liberation Sans" fo:font-size="10.5pt" fo:font-style="normal" fo:text-shadow="none" style:text-underline-style="none" fo:font-weight="bold" style:font-name-asian="Liberation Sans" style:font-size-asian="10.5pt" style:font-style-asian="normal" style:font-weight-asian="bold" style:font-name-complex="Liberation Sans" style:font-size-complex="10.5pt" style:font-style-complex="normal" style:font-weight-complex="bold" style:text-emphasize="none" style:text-overline-style="none" style:text-overline-color="font-color"/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Liberation Sans" fo:font-size="10.5pt" fo:font-weight="bold" style:font-size-asian="10.5pt" style:font-weight-asian="bold" style:font-size-complex="10.5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font-name="Liberation Sans" fo:font-size="10.5pt" fo:font-style="normal" fo:text-shadow="none" style:text-underline-style="none" fo:font-weight="normal" style:font-name-asian="Liberation Sans" style:font-size-asian="10.5pt" style:font-style-asian="normal" style:font-weight-asian="normal" style:font-name-complex="Liberation Sans" style:font-size-complex="10.5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style:font-name-asian="Liberation Sans" style:font-style-asian="normal" style:font-name-complex="Liberation Sans" style:font-style-complex="normal" style:text-emphasize="none" style:text-overline-style="none" style:text-overline-color="font-color"/>
    </style:style>
    <style:style style:name="T2" style:family="text">
      <style:text-properties style:font-name-asian="Liberation Sans" style:font-name-complex="Liberation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baixo segue o resumo dos sigs e conferências escolhidas. As informações com traço representam sigs que não tiveram conferências escolhidas por algum problema. O detalhamento da escolha pode ser vista nas próximas tabelas.</text:p>
      <table:table table:name="Tabela37" table:style-name="Tabela37">
        <table:table-column table:style-name="Tabela37.A"/>
        <table:table-column table:style-name="Tabela37.B"/>
        <table:table-column table:style-name="Tabela37.C"/>
        <table:table-row>
          <table:table-cell table:style-name="Tabela37.A1" office:value-type="string">
            <text:p text:style-name="P45">Sig</text:p>
          </table:table-cell>
          <table:table-cell table:style-name="Tabela37.A1" office:value-type="string">
            <text:p text:style-name="P45">Conferência</text:p>
          </table:table-cell>
          <table:table-cell table:style-name="Tabela37.C1" office:value-type="string">
            <text:p text:style-name="P45">Período</text:p>
          </table:table-cell>
        </table:table-row>
        <table:table-row>
          <table:table-cell table:style-name="Tabela37.A36" office:value-type="string">
            <text:p text:style-name="P40">SIGACCESS</text:p>
          </table:table-cell>
          <table:table-cell table:style-name="Tabela37.B2" office:value-type="string">
            <text:p text:style-name="P49">-</text:p>
          </table:table-cell>
          <table:table-cell table:style-name="Tabela37.C2" office:value-type="string">
            <text:p text:style-name="P49">-</text:p>
          </table:table-cell>
        </table:table-row>
        <table:table-row>
          <table:table-cell table:style-name="Tabela37.A36" office:value-type="string">
            <text:p text:style-name="P40">SIGCAS</text:p>
          </table:table-cell>
          <table:table-cell table:style-name="Tabela37.B3" office:value-type="string">
            <text:p text:style-name="P49">-</text:p>
          </table:table-cell>
          <table:table-cell table:style-name="Tabela37.C3" office:value-type="string">
            <text:p text:style-name="P49">-</text:p>
          </table:table-cell>
        </table:table-row>
        <table:table-row>
          <table:table-cell table:style-name="Tabela37.A36" office:value-type="string">
            <text:p text:style-name="P40">SIGGRAPH</text:p>
          </table:table-cell>
          <table:table-cell table:style-name="Tabela37.B4" office:value-type="string">
            <text:p text:style-name="P40">SIGGRAPH</text:p>
          </table:table-cell>
          <table:table-cell table:style-name="Tabela37.C4" office:value-type="string">
            <text:p text:style-name="P41">1985-2003</text:p>
          </table:table-cell>
        </table:table-row>
        <table:table-row>
          <table:table-cell table:style-name="Tabela37.A36" office:value-type="string">
            <text:p text:style-name="P40">SIGMM</text:p>
          </table:table-cell>
          <table:table-cell table:style-name="Tabela37.B5" office:value-type="string">
            <text:p text:style-name="P40">ACM MM (<text:span text:style-name="T2">ACM Multimedia / ACM Multimedia (1) / ACM Multimedia (2)</text:span>)</text:p>
          </table:table-cell>
          <table:table-cell table:style-name="Tabela37.C5" office:value-type="string">
            <text:p text:style-name="P41">1993-2011</text:p>
          </table:table-cell>
        </table:table-row>
        <table:table-row>
          <table:table-cell table:style-name="Tabela37.A36" office:value-type="string">
            <text:p text:style-name="P40">SIGSOFT</text:p>
          </table:table-cell>
          <table:table-cell table:style-name="Tabela37.B6" office:value-type="string">
            <text:p text:style-name="P30">ICSE</text:p>
          </table:table-cell>
          <table:table-cell table:style-name="Tabela37.C6" office:value-type="string">
            <text:p text:style-name="P41">1987-2011</text:p>
          </table:table-cell>
        </table:table-row>
        <table:table-row>
          <table:table-cell table:style-name="Tabela37.A36" office:value-type="string">
            <text:p text:style-name="P40">SIGACT</text:p>
          </table:table-cell>
          <table:table-cell table:style-name="Tabela37.B7" office:value-type="string">
            <text:p text:style-name="P28">STOC</text:p>
          </table:table-cell>
          <table:table-cell table:style-name="Tabela37.C7" office:value-type="string">
            <text:p text:style-name="P29">1969-2012</text:p>
          </table:table-cell>
        </table:table-row>
        <table:table-row>
          <table:table-cell table:style-name="Tabela37.A36" office:value-type="string">
            <text:p text:style-name="P52">SIGCHI</text:p>
          </table:table-cell>
          <table:table-cell table:style-name="Tabela37.B8" office:value-type="string">
            <text:p text:style-name="P31">CHI e INTERCHI</text:p>
          </table:table-cell>
          <table:table-cell table:style-name="Tabela37.C8" office:value-type="string">
            <text:p text:style-name="P41">1994-2012</text:p>
          </table:table-cell>
        </table:table-row>
        <table:table-row>
          <table:table-cell table:style-name="Tabela37.A36" office:value-type="string">
            <text:p text:style-name="P40">SIGHPC</text:p>
          </table:table-cell>
          <table:table-cell table:style-name="Tabela37.B9" office:value-type="string">
            <text:p text:style-name="P49">-</text:p>
          </table:table-cell>
          <table:table-cell table:style-name="Tabela37.C9" office:value-type="string">
            <text:p text:style-name="P49">-</text:p>
          </table:table-cell>
        </table:table-row>
        <table:table-row>
          <table:table-cell table:style-name="Tabela37.A36" office:value-type="string">
            <text:p text:style-name="P40">SIGMOBILE</text:p>
          </table:table-cell>
          <table:table-cell table:style-name="Tabela37.B10" office:value-type="string">
            <text:p text:style-name="P28">MobiCom</text:p>
          </table:table-cell>
          <table:table-cell table:style-name="Tabela37.C10" office:value-type="string">
            <text:p text:style-name="P29">1995-2011</text:p>
          </table:table-cell>
        </table:table-row>
        <table:table-row>
          <table:table-cell table:style-name="Tabela37.A36" office:value-type="string">
            <text:p text:style-name="P51">SIGSPATIAL</text:p>
          </table:table-cell>
          <table:table-cell table:style-name="Tabela37.B11" office:value-type="string">
            <text:p text:style-name="P49">-</text:p>
          </table:table-cell>
          <table:table-cell table:style-name="Tabela37.C11" office:value-type="string">
            <text:p text:style-name="P49">-</text:p>
          </table:table-cell>
        </table:table-row>
        <table:table-row>
          <table:table-cell table:style-name="Tabela37.A12" office:value-type="string">
            <text:p text:style-name="P51">SIGAda</text:p>
          </table:table-cell>
          <table:table-cell table:style-name="Tabela37.A12" office:value-type="string">
            <text:p text:style-name="P42">Ada-Europe</text:p>
          </table:table-cell>
          <table:table-cell table:style-name="Tabela37.C12" office:value-type="string">
            <text:p text:style-name="P29">1991-2011</text:p>
          </table:table-cell>
        </table:table-row>
        <table:table-row>
          <table:table-cell table:style-name="Tabela37.A36" office:value-type="string">
            <text:p text:style-name="P51">SIGCOMM</text:p>
          </table:table-cell>
          <table:table-cell table:style-name="Tabela37.B13" office:value-type="string">
            <text:p text:style-name="P40">SIGCOMM</text:p>
          </table:table-cell>
          <table:table-cell table:style-name="Tabela37.C13" office:value-type="string">
            <text:p text:style-name="P41">1988-2011</text:p>
          </table:table-cell>
        </table:table-row>
        <table:table-row>
          <table:table-cell table:style-name="Tabela37.A36" office:value-type="string">
            <text:p text:style-name="P51">SIGIR</text:p>
          </table:table-cell>
          <table:table-cell table:style-name="Tabela37.B14" office:value-type="string">
            <text:p text:style-name="P51">SIGIR</text:p>
          </table:table-cell>
          <table:table-cell table:style-name="Tabela37.C14" office:value-type="string">
            <text:p text:style-name="P41">1978-2011</text:p>
          </table:table-cell>
        </table:table-row>
        <table:table-row>
          <table:table-cell table:style-name="Tabela37.A36" office:value-type="string">
            <text:p text:style-name="P51">SIGMOD</text:p>
          </table:table-cell>
          <table:table-cell table:style-name="Tabela37.B15" office:value-type="string">
            <text:p text:style-name="P28">Sigmod Conference</text:p>
          </table:table-cell>
          <table:table-cell table:style-name="Tabela37.C15" office:value-type="string">
            <text:p text:style-name="P29">1975-2012</text:p>
          </table:table-cell>
        </table:table-row>
        <table:table-row>
          <table:table-cell table:style-name="Tabela37.A36" office:value-type="string">
            <text:p text:style-name="P51">SIGUCCS</text:p>
          </table:table-cell>
          <table:table-cell table:style-name="Tabela37.B16" office:value-type="string">
            <text:p text:style-name="P31">SIGUCCS</text:p>
          </table:table-cell>
          <table:table-cell table:style-name="Tabela37.C16" office:value-type="string">
            <text:p text:style-name="P41">1989-2011</text:p>
          </table:table-cell>
        </table:table-row>
        <table:table-row>
          <table:table-cell table:style-name="Tabela37.A36" office:value-type="string">
            <text:p text:style-name="P51">SIGAPP</text:p>
          </table:table-cell>
          <table:table-cell table:style-name="Tabela37.B17" office:value-type="string">
            <text:p text:style-name="P31">SAC / SAC (1) / SAC (2)</text:p>
          </table:table-cell>
          <table:table-cell table:style-name="Tabela37.C17" office:value-type="string">
            <text:p text:style-name="P50">1993-2011</text:p>
          </table:table-cell>
        </table:table-row>
        <table:table-row>
          <table:table-cell table:style-name="Tabela37.A36" office:value-type="string">
            <text:p text:style-name="P51">SIGCSE</text:p>
          </table:table-cell>
          <table:table-cell table:style-name="Tabela37.B18" office:value-type="string">
            <text:p text:style-name="P28">SIGCSE</text:p>
          </table:table-cell>
          <table:table-cell table:style-name="Tabela37.C18" office:value-type="string">
            <text:p text:style-name="P29">1986-2012</text:p>
          </table:table-cell>
        </table:table-row>
        <table:table-row>
          <table:table-cell table:style-name="Tabela37.A36" office:value-type="string">
            <text:p text:style-name="P51">SIGITE</text:p>
          </table:table-cell>
          <table:table-cell table:style-name="Tabela37.B19" office:value-type="string">
            <text:p text:style-name="P48">-</text:p>
          </table:table-cell>
          <table:table-cell table:style-name="Tabela37.C19" office:value-type="string">
            <text:p text:style-name="P49">-</text:p>
          </table:table-cell>
        </table:table-row>
        <table:table-row>
          <table:table-cell table:style-name="Tabela37.A36" office:value-type="string">
            <text:p text:style-name="P28">SIGOPS</text:p>
          </table:table-cell>
          <table:table-cell table:style-name="Tabela37.B20" office:value-type="string">
            <text:p text:style-name="P28">PODC</text:p>
          </table:table-cell>
          <table:table-cell table:style-name="Tabela37.C20" office:value-type="string">
            <text:p text:style-name="P29">1982-2011</text:p>
          </table:table-cell>
        </table:table-row>
        <table:table-row>
          <table:table-cell table:style-name="Tabela37.A36" office:value-type="string">
            <text:p text:style-name="P28">SIGWEB</text:p>
          </table:table-cell>
          <table:table-cell table:style-name="Tabela37.B21" office:value-type="string">
            <text:p text:style-name="P28">CIKM</text:p>
          </table:table-cell>
          <table:table-cell table:style-name="Tabela37.C21" office:value-type="string">
            <text:p text:style-name="P29">1992-2011</text:p>
          </table:table-cell>
        </table:table-row>
        <table:table-row>
          <table:table-cell table:style-name="Tabela37.A36" office:value-type="string">
            <text:p text:style-name="P28">SIGARCH</text:p>
          </table:table-cell>
          <table:table-cell table:style-name="Tabela37.B22" office:value-type="string">
            <text:p text:style-name="P28">ISCA</text:p>
          </table:table-cell>
          <table:table-cell table:style-name="Tabela37.C22" office:value-type="string">
            <text:p text:style-name="P41">1976-2011</text:p>
          </table:table-cell>
        </table:table-row>
        <table:table-row>
          <table:table-cell table:style-name="Tabela37.A36" office:value-type="string">
            <text:p text:style-name="P28">SIGDA</text:p>
          </table:table-cell>
          <table:table-cell table:style-name="Tabela37.B23" office:value-type="string">
            <text:p text:style-name="P28">DAC</text:p>
          </table:table-cell>
          <table:table-cell table:style-name="Tabela37.C23" office:value-type="string">
            <text:p text:style-name="P29">1964-2011</text:p>
          </table:table-cell>
        </table:table-row>
        <table:table-row>
          <table:table-cell table:style-name="Tabela37.A36" office:value-type="string">
            <text:p text:style-name="P28">SIGKDD</text:p>
          </table:table-cell>
          <table:table-cell table:style-name="Tabela37.B24" office:value-type="string">
            <text:p text:style-name="P28">KDD</text:p>
          </table:table-cell>
          <table:table-cell table:style-name="Tabela37.C24" office:value-type="string">
            <text:p text:style-name="P29">1995-2011</text:p>
          </table:table-cell>
        </table:table-row>
        <table:table-row>
          <table:table-cell table:style-name="Tabela37.A36" office:value-type="string">
            <text:p text:style-name="P28">SIGPLAN</text:p>
          </table:table-cell>
          <table:table-cell table:style-name="Tabela37.B25" office:value-type="string">
            <text:p text:style-name="P28">POPL</text:p>
          </table:table-cell>
          <table:table-cell table:style-name="Tabela37.C25" office:value-type="string">
            <text:p text:style-name="P29">1975-2012</text:p>
          </table:table-cell>
        </table:table-row>
        <table:table-row>
          <table:table-cell table:style-name="Tabela37.A36" office:value-type="string">
            <text:p text:style-name="P28">SIGART</text:p>
          </table:table-cell>
          <table:table-cell table:style-name="Tabela37.B26" office:value-type="string">
            <text:p text:style-name="P28">WI-IAT (IAT)</text:p>
          </table:table-cell>
          <table:table-cell table:style-name="Tabela37.C26" office:value-type="string">
            <text:p text:style-name="P29">2003-2011</text:p>
          </table:table-cell>
        </table:table-row>
        <table:table-row>
          <table:table-cell table:style-name="Tabela37.A36" office:value-type="string">
            <text:p text:style-name="P28">SIGDOC</text:p>
          </table:table-cell>
          <table:table-cell table:style-name="Tabela37.B27" office:value-type="string">
            <text:p text:style-name="P28">SIGDOC</text:p>
          </table:table-cell>
          <table:table-cell table:style-name="Tabela37.C27" office:value-type="string">
            <text:p text:style-name="P32">1989-2010</text:p>
          </table:table-cell>
        </table:table-row>
        <table:table-row>
          <table:table-cell table:style-name="Tabela37.A36" office:value-type="string">
            <text:p text:style-name="P28">SIGMETRICS</text:p>
          </table:table-cell>
          <table:table-cell table:style-name="Tabela37.B28" office:value-type="string">
            <text:p text:style-name="P28">SIGMETRICS e SIGMETRICS/Performance</text:p>
          </table:table-cell>
          <table:table-cell table:style-name="Tabela37.C28" office:value-type="string">
            <text:p text:style-name="P29">1981-2011</text:p>
          </table:table-cell>
        </table:table-row>
        <table:table-row>
          <table:table-cell table:style-name="Tabela37.A36" office:value-type="string">
            <text:p text:style-name="P28">SIGSAC</text:p>
          </table:table-cell>
          <table:table-cell table:style-name="Tabela37.B29" office:value-type="string">
            <text:p text:style-name="P28">CCS (ACM Conference on Computer and Communications Security)</text:p>
          </table:table-cell>
          <table:table-cell table:style-name="Tabela37.C29" office:value-type="string">
            <text:p text:style-name="P29">1996-2011</text:p>
          </table:table-cell>
        </table:table-row>
        <table:table-row>
          <table:table-cell table:style-name="Tabela37.A36" office:value-type="string">
            <text:p text:style-name="P28">SIGBED</text:p>
          </table:table-cell>
          <table:table-cell table:style-name="Tabela37.B30" office:value-type="string">
            <text:p text:style-name="P28">HSCC</text:p>
          </table:table-cell>
          <table:table-cell table:style-name="Tabela37.C30" office:value-type="string">
            <text:p text:style-name="P29">1998-2012</text:p>
          </table:table-cell>
        </table:table-row>
        <table:table-row>
          <table:table-cell table:style-name="Tabela37.A36" office:value-type="string">
            <text:p text:style-name="P28">SIGEcom</text:p>
          </table:table-cell>
          <table:table-cell table:style-name="Tabela37.B31" office:value-type="string">
            <text:p text:style-name="P49">-</text:p>
          </table:table-cell>
          <table:table-cell table:style-name="Tabela37.C31" office:value-type="string">
            <text:p text:style-name="P49">-</text:p>
          </table:table-cell>
        </table:table-row>
        <table:table-row>
          <table:table-cell table:style-name="Tabela37.A36" office:value-type="string">
            <text:p text:style-name="P28">SIGMICRO</text:p>
          </table:table-cell>
          <table:table-cell table:style-name="Tabela37.B32" office:value-type="string">
            <text:p text:style-name="P28">MICRO</text:p>
          </table:table-cell>
          <table:table-cell table:style-name="Tabela37.C32" office:value-type="string">
            <text:p text:style-name="P29">1987-2011</text:p>
          </table:table-cell>
        </table:table-row>
        <table:table-row>
          <table:table-cell table:style-name="Tabela37.A36" office:value-type="string">
            <text:p text:style-name="P28">SIGSAM</text:p>
          </table:table-cell>
          <table:table-cell table:style-name="Tabela37.B33" office:value-type="string">
            <text:p text:style-name="P28">ISSAC</text:p>
          </table:table-cell>
          <table:table-cell table:style-name="Tabela37.C33" office:value-type="string">
            <text:p text:style-name="P29">1988-2011</text:p>
          </table:table-cell>
        </table:table-row>
        <text:soft-page-break/>
        <table:table-row>
          <table:table-cell table:style-name="Tabela37.A36" office:value-type="string">
            <text:p text:style-name="P28">SIGBioinformatics</text:p>
          </table:table-cell>
          <table:table-cell table:style-name="Tabela37.B34" office:value-type="string">
            <text:p text:style-name="P32">-</text:p>
          </table:table-cell>
          <table:table-cell table:style-name="Tabela37.C34" office:value-type="string">
            <text:p text:style-name="P49">-</text:p>
          </table:table-cell>
        </table:table-row>
        <table:table-row>
          <table:table-cell table:style-name="Tabela37.A36" office:value-type="string">
            <text:p text:style-name="P28">SIGEVO</text:p>
          </table:table-cell>
          <table:table-cell table:style-name="Tabela37.B35" office:value-type="string">
            <text:p text:style-name="P49">-</text:p>
          </table:table-cell>
          <table:table-cell table:style-name="Tabela37.C35" office:value-type="string">
            <text:p text:style-name="P49">-</text:p>
          </table:table-cell>
        </table:table-row>
        <table:table-row>
          <table:table-cell table:style-name="Tabela37.A36" office:value-type="string">
            <text:p text:style-name="P28">SIGMIS</text:p>
          </table:table-cell>
          <table:table-cell table:style-name="Tabela37.B36" office:value-type="string">
            <text:p text:style-name="P49">-</text:p>
          </table:table-cell>
          <table:table-cell table:style-name="Tabela37.C36" office:value-type="string">
            <text:p text:style-name="P49">-</text:p>
          </table:table-cell>
        </table:table-row>
        <table:table-row>
          <table:table-cell table:style-name="Tabela37.A37" office:value-type="string">
            <text:p text:style-name="P28">SIGSIM</text:p>
          </table:table-cell>
          <table:table-cell table:style-name="Tabela37.B37" office:value-type="string">
            <text:p text:style-name="P49">-</text:p>
          </table:table-cell>
          <table:table-cell table:style-name="Tabela37.C37" office:value-type="string">
            <text:p text:style-name="P49">-</text:p>
          </table:table-cell>
        </table:table-row>
      </table:table>
      <text:p text:style-name="P11">As próximas tabelas contêm informações sobre a escolha das conferências para cada Sig. As informações com traço representam informações que não foram encontradas na DBLP.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43">Sig:</text:p>
          </table:table-cell>
          <table:table-cell table:style-name="Tabela1.B1" table:number-columns-spanned="5" office:value-type="string">
            <text:p text:style-name="P7">SIGACCES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44">Conferências</text:p>
          </table:table-cell>
          <table:table-cell table:style-name="Tabela1.A2" office:value-type="string">
            <text:p text:style-name="P44">Duração</text:p>
          </table:table-cell>
          <table:table-cell table:style-name="Tabela1.A2" office:value-type="string">
            <text:p text:style-name="P44">Anos sem publicações</text:p>
          </table:table-cell>
          <table:table-cell table:style-name="Tabela1.A2" office:value-type="string">
            <text:p text:style-name="P44">Total de anos</text:p>
          </table:table-cell>
          <table:table-cell table:style-name="Tabela1.A2" office:value-type="string">
            <text:p text:style-name="P44">Total Autores</text:p>
          </table:table-cell>
          <table:table-cell table:style-name="Tabela1.F2" office:value-type="string">
            <text:p text:style-name="P44">Média de Autores por ano</text:p>
          </table:table-cell>
        </table:table-row>
        <table:table-row>
          <table:table-cell table:style-name="Tabela1.A3" office:value-type="string">
            <text:p text:style-name="P11">ASSETS</text:p>
          </table:table-cell>
          <table:table-cell table:style-name="Tabela1.B3" office:value-type="string">
            <text:p text:style-name="P12">2000-2010</text:p>
          </table:table-cell>
          <table:table-cell table:style-name="Tabela1.C3" office:value-type="string">
            <text:p text:style-name="P47">2001,2002</text:p>
          </table:table-cell>
          <table:table-cell table:style-name="Tabela1.D3" office:value-type="string">
            <text:p text:style-name="P12">9</text:p>
          </table:table-cell>
          <table:table-cell table:style-name="Tabela1.E3" office:value-type="string">
            <text:p text:style-name="P12">1492</text:p>
          </table:table-cell>
          <table:table-cell table:style-name="Tabela1.F3" office:value-type="string">
            <text:p text:style-name="P47">165,78</text:p>
          </table:table-cell>
        </table:table-row>
        <table:table-row>
          <table:table-cell table:style-name="Tabela1.A4" office:value-type="string">
            <text:p text:style-name="P9">Conclusão:</text:p>
          </table:table-cell>
          <table:table-cell table:style-name="Tabela1.B4" table:number-columns-spanned="5" office:value-type="string">
            <text:p text:style-name="P9">Sig removido devido aos intervalos na conferência (2001 e 2002) e ao total de anos. Se pegarmos de 2003 a 2010, teremos apenas 8 anos de conferência, 1206 autores com uma média de 150,75 autores por an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9">Status:</text:p>
          </table:table-cell>
          <table:table-cell table:style-name="Tabela1.B4" table:number-columns-spanned="5" office:value-type="string">
            <text:p text:style-name="P10">Removido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7">Sig:</text:p>
          </table:table-cell>
          <table:table-cell table:style-name="Tabela2.B1" table:number-columns-spanned="5" office:value-type="string">
            <text:p text:style-name="P7">SIGCAS</text:p>
          </table:table-cell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44">Conferencias</text:p>
          </table:table-cell>
          <table:table-cell table:style-name="Tabela2.A2" office:value-type="string">
            <text:p text:style-name="P44">Duração</text:p>
          </table:table-cell>
          <table:table-cell table:style-name="Tabela2.A2" office:value-type="string">
            <text:p text:style-name="P44">Anos sem publicações</text:p>
          </table:table-cell>
          <table:table-cell table:style-name="Tabela2.A2" office:value-type="string">
            <text:p text:style-name="P44">Total de anos</text:p>
          </table:table-cell>
          <table:table-cell table:style-name="Tabela2.A2" office:value-type="string">
            <text:p text:style-name="P44">Total Autores</text:p>
          </table:table-cell>
          <table:table-cell table:style-name="Tabela2.F2" office:value-type="string">
            <text:p text:style-name="P44">Média de Autores por ano</text:p>
          </table:table-cell>
        </table:table-row>
        <table:table-row>
          <table:table-cell table:style-name="Tabela2.A3" office:value-type="string">
            <text:p text:style-name="P11">ICTD</text:p>
          </table:table-cell>
          <table:table-cell table:style-name="Tabela2.B3" office:value-type="string">
            <text:p text:style-name="P12">2009-2012</text:p>
          </table:table-cell>
          <table:table-cell table:style-name="Tabela2.C3" office:value-type="string">
            <text:p text:style-name="P47">2010, 2011</text:p>
          </table:table-cell>
          <table:table-cell table:style-name="Tabela2.D3" office:value-type="string">
            <text:p text:style-name="P12">2</text:p>
          </table:table-cell>
          <table:table-cell table:style-name="Tabela2.E3" office:value-type="string">
            <text:p text:style-name="P12">368</text:p>
          </table:table-cell>
          <table:table-cell table:style-name="Tabela2.F3" office:value-type="string">
            <text:p text:style-name="P47">184</text:p>
          </table:table-cell>
        </table:table-row>
        <table:table-row table:style-name="Tabela2.1">
          <table:table-cell table:style-name="Tabela2.A4" office:value-type="string">
            <text:p text:style-name="P9">Conclusão:</text:p>
          </table:table-cell>
          <table:table-cell table:style-name="Tabela2.B4" table:number-columns-spanned="5" office:value-type="string">
            <text:p text:style-name="P9">Sig removido do dataset de pesquisa. Conferência possui apenas 2 anos.</text:p>
          </table:table-cell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4" office:value-type="string">
            <text:p text:style-name="P9">Status</text:p>
          </table:table-cell>
          <table:table-cell table:style-name="Tabela2.B4" table:number-columns-spanned="5" office:value-type="string">
            <text:p text:style-name="P10">Removido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43">Sig:</text:p>
          </table:table-cell>
          <table:table-cell table:style-name="Tabela3.B1" table:number-columns-spanned="5" office:value-type="string">
            <text:p text:style-name="P7">SIGGRAP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44">Conferências</text:p>
          </table:table-cell>
          <table:table-cell table:style-name="Tabela3.A2" office:value-type="string">
            <text:p text:style-name="P44">Duração</text:p>
          </table:table-cell>
          <table:table-cell table:style-name="Tabela3.A2" office:value-type="string">
            <text:p text:style-name="P44">Anos sem publicações</text:p>
          </table:table-cell>
          <table:table-cell table:style-name="Tabela3.A2" office:value-type="string">
            <text:p text:style-name="P44">Total de anos</text:p>
          </table:table-cell>
          <table:table-cell table:style-name="Tabela3.A2" office:value-type="string">
            <text:p text:style-name="P44">Total Autores</text:p>
          </table:table-cell>
          <table:table-cell table:style-name="Tabela3.F2" office:value-type="string">
            <text:p text:style-name="P44">Média de Autores por ano</text:p>
          </table:table-cell>
        </table:table-row>
        <table:table-row table:style-name="Tabela3.3">
          <table:table-cell table:style-name="Tabela3.A3" office:value-type="string">
            <text:p text:style-name="P13">SIGGRAPH</text:p>
          </table:table-cell>
          <table:table-cell table:style-name="Tabela3.A3" office:value-type="string">
            <text:p text:style-name="P14">1985-2003</text:p>
          </table:table-cell>
          <table:table-cell table:style-name="Tabela3.A3" office:value-type="string">
            <text:p text:style-name="P14">-</text:p>
          </table:table-cell>
          <table:table-cell table:style-name="Tabela3.A3" office:value-type="string">
            <text:p text:style-name="P14">19</text:p>
          </table:table-cell>
          <table:table-cell table:style-name="Tabela3.A3" office:value-type="string">
            <text:p text:style-name="P14">3125</text:p>
          </table:table-cell>
          <table:table-cell table:style-name="Tabela3.F3" office:value-type="string">
            <text:p text:style-name="P14">164,47</text:p>
          </table:table-cell>
        </table:table-row>
        <table:table-row>
          <table:table-cell table:style-name="Tabela3.A4" office:value-type="string">
            <text:p text:style-name="P9">Conclusão:</text:p>
          </table:table-cell>
          <table:table-cell table:style-name="Tabela3.B4" table:number-columns-spanned="5" office:value-type="string">
            <text:p text:style-name="P9">Sig adicionado ao dataset para pesquis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5" office:value-type="string">
            <text:p text:style-name="P9">Status:</text:p>
          </table:table-cell>
          <table:table-cell table:style-name="Tabela3.B5" table:number-columns-spanned="5" office:value-type="string">
            <text:p text:style-name="P13">Ok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office:value-type="string">
            <text:p text:style-name="P43">Sig:</text:p>
          </table:table-cell>
          <table:table-cell table:style-name="Tabela4.B1" table:number-columns-spanned="5" office:value-type="string">
            <text:p text:style-name="P7">SIGM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44">Conferências</text:p>
          </table:table-cell>
          <table:table-cell table:style-name="Tabela4.A2" office:value-type="string">
            <text:p text:style-name="P44">Duração</text:p>
          </table:table-cell>
          <table:table-cell table:style-name="Tabela4.A2" office:value-type="string">
            <text:p text:style-name="P44">Anos sem publicações</text:p>
          </table:table-cell>
          <table:table-cell table:style-name="Tabela4.A2" office:value-type="string">
            <text:p text:style-name="P44">Total de anos</text:p>
          </table:table-cell>
          <table:table-cell table:style-name="Tabela4.A2" office:value-type="string">
            <text:p text:style-name="P44">Total Autores</text:p>
          </table:table-cell>
          <table:table-cell table:style-name="Tabela4.F2" office:value-type="string">
            <text:p text:style-name="P44">Média de Autores por ano</text:p>
          </table:table-cell>
        </table:table-row>
        <table:table-row table:style-name="Tabela4.3">
          <table:table-cell table:style-name="Tabela4.A3" office:value-type="string">
            <text:p text:style-name="P1">IHMMSEC</text:p>
          </table:table-cell>
          <table:table-cell table:style-name="Tabela4.A3" office:value-type="string">
            <text:p text:style-name="P12">-</text:p>
          </table:table-cell>
          <table:table-cell table:style-name="Tabela4.A3" office:value-type="string">
            <text:p text:style-name="P12">-</text:p>
          </table:table-cell>
          <table:table-cell table:style-name="Tabela4.A3" office:value-type="string">
            <text:p text:style-name="P12">-</text:p>
          </table:table-cell>
          <table:table-cell table:style-name="Tabela4.A3" office:value-type="string">
            <text:p text:style-name="P12">-</text:p>
          </table:table-cell>
          <table:table-cell table:style-name="Tabela4.F3" office:value-type="string">
            <text:p text:style-name="P12">-</text:p>
          </table:table-cell>
        </table:table-row>
        <table:table-row table:style-name="Tabela4.3">
          <table:table-cell table:style-name="Tabela4.A3" office:value-type="string">
            <text:p text:style-name="P1">ICMR</text:p>
          </table:table-cell>
          <table:table-cell table:style-name="Tabela4.A3" office:value-type="string">
            <text:p text:style-name="P12">-</text:p>
          </table:table-cell>
          <table:table-cell table:style-name="Tabela4.A3" office:value-type="string">
            <text:p text:style-name="P12">-</text:p>
          </table:table-cell>
          <table:table-cell table:style-name="Tabela4.A3" office:value-type="string">
            <text:p text:style-name="P12">-</text:p>
          </table:table-cell>
          <table:table-cell table:style-name="Tabela4.A3" office:value-type="string">
            <text:p text:style-name="P12">-</text:p>
          </table:table-cell>
          <table:table-cell table:style-name="Tabela4.F3" office:value-type="string">
            <text:p text:style-name="P12">-</text:p>
          </table:table-cell>
        </table:table-row>
        <table:table-row table:style-name="Tabela4.3">
          <table:table-cell table:style-name="Tabela4.A3" office:value-type="string">
            <text:p text:style-name="P1">MMSys</text:p>
          </table:table-cell>
          <table:table-cell table:style-name="Tabela4.A3" office:value-type="string">
            <text:p text:style-name="P12">2010-2013</text:p>
          </table:table-cell>
          <table:table-cell table:style-name="Tabela4.A3" office:value-type="string">
            <text:p text:style-name="P12">-</text:p>
          </table:table-cell>
          <table:table-cell table:style-name="Tabela4.A3" office:value-type="string">
            <text:p text:style-name="P12">3</text:p>
          </table:table-cell>
          <table:table-cell table:style-name="Tabela4.A3" office:value-type="string">
            <text:p text:style-name="P12">298</text:p>
          </table:table-cell>
          <table:table-cell table:style-name="Tabela4.F3" office:value-type="string">
            <text:p text:style-name="P12">99,33</text:p>
          </table:table-cell>
        </table:table-row>
        <table:table-row table:style-name="Tabela4.3">
          <table:table-cell table:style-name="Tabela4.A3" office:value-type="string">
            <text:p text:style-name="P1">NOSSDAV</text:p>
          </table:table-cell>
          <table:table-cell table:style-name="Tabela4.A3" office:value-type="string">
            <text:p text:style-name="P2">1991-2011</text:p>
          </table:table-cell>
          <table:table-cell table:style-name="Tabela4.A3" office:value-type="string">
            <text:p text:style-name="P2">1996, 1997, 1998, 1999, 2000</text:p>
          </table:table-cell>
          <table:table-cell table:style-name="Tabela4.A3" office:value-type="string">
            <text:p text:style-name="P2">16</text:p>
          </table:table-cell>
          <table:table-cell table:style-name="Tabela4.A3" office:value-type="string">
            <text:p text:style-name="P2">1098</text:p>
          </table:table-cell>
          <table:table-cell table:style-name="Tabela4.F3" office:value-type="string">
            <text:p text:style-name="P12">68,63</text:p>
          </table:table-cell>
        </table:table-row>
        <table:table-row table:style-name="Tabela4.3">
          <table:table-cell table:style-name="Tabela4.A3" office:value-type="string">
            <text:p text:style-name="P23">ACM MM</text:p>
          </table:table-cell>
          <table:table-cell table:style-name="Tabela4.A3" office:value-type="string">
            <text:p text:style-name="P24">1993-2011</text:p>
          </table:table-cell>
          <table:table-cell table:style-name="Tabela4.A3" office:value-type="string">
            <text:p text:style-name="P24">1999</text:p>
          </table:table-cell>
          <table:table-cell table:style-name="Tabela4.A3" office:value-type="string">
            <text:p text:style-name="P24">18</text:p>
          </table:table-cell>
          <table:table-cell table:style-name="Tabela4.A3" office:value-type="string">
            <text:p text:style-name="P24">9380</text:p>
          </table:table-cell>
          <table:table-cell table:style-name="Tabela4.F3" office:value-type="string">
            <text:p text:style-name="P24">521,11</text:p>
          </table:table-cell>
        </table:table-row>
        <text:soft-page-break/>
        <table:table-row>
          <table:table-cell table:style-name="Tabela4.A8" office:value-type="string">
            <text:p text:style-name="P9">Conclusão:</text:p>
          </table:table-cell>
          <table:table-cell table:style-name="Tabela4.B8" table:number-columns-spanned="5" office:value-type="string">
            <text:p text:style-name="P9">Sig adicionado ao dataset de pesquisa. A conferencia ACM MM foi escolhida, no entanto, seu nome na DBLP é<text:span text:style-name="T1"> ACM Multimedia, essa conferência também deve ser juntada com a ACM Multimedia (1) e ACM Multimedia (2), onde possuem os dados de 1999. Com isso teremos dados de 1993 a 2011, 9751 autores e uma média de 513,21 de autores por an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9" office:value-type="string">
            <text:p text:style-name="P9">Status:</text:p>
          </table:table-cell>
          <table:table-cell table:style-name="Tabela4.B9" table:number-columns-spanned="5" office:value-type="string">
            <text:p text:style-name="P23">Ok – Com ressalva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ext:p text:style-name="P1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>
          <table:table-cell table:style-name="Tabela5.A1" office:value-type="string">
            <text:p text:style-name="P43">Sig:</text:p>
          </table:table-cell>
          <table:table-cell table:style-name="Tabela5.B1" table:number-columns-spanned="5" office:value-type="string">
            <text:p text:style-name="P7">SIGSOF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44">Conferências</text:p>
          </table:table-cell>
          <table:table-cell table:style-name="Tabela5.A2" office:value-type="string">
            <text:p text:style-name="P44">Duração</text:p>
          </table:table-cell>
          <table:table-cell table:style-name="Tabela5.A2" office:value-type="string">
            <text:p text:style-name="P44">Anos sem publicações</text:p>
          </table:table-cell>
          <table:table-cell table:style-name="Tabela5.A2" office:value-type="string">
            <text:p text:style-name="P44">Total de anos</text:p>
          </table:table-cell>
          <table:table-cell table:style-name="Tabela5.A2" office:value-type="string">
            <text:p text:style-name="P44">Total Autores</text:p>
          </table:table-cell>
          <table:table-cell table:style-name="Tabela5.F2" office:value-type="string">
            <text:p text:style-name="P44">Média de Autores por ano</text:p>
          </table:table-cell>
        </table:table-row>
        <table:table-row table:style-name="Tabela5.3">
          <table:table-cell table:style-name="Tabela5.A3" office:value-type="string">
            <text:p text:style-name="P3">SIGSOFT FSE</text:p>
          </table:table-cell>
          <table:table-cell table:style-name="Tabela5.A3" office:value-type="string">
            <text:p text:style-name="P2">1993-2011</text:p>
          </table:table-cell>
          <table:table-cell table:style-name="Tabela5.A3" office:value-type="string">
            <text:p text:style-name="P5">1997, 1999, 2001, 2003, 2005, 2007, 2009</text:p>
          </table:table-cell>
          <table:table-cell table:style-name="Tabela5.A3" office:value-type="string">
            <text:p text:style-name="P5">12</text:p>
          </table:table-cell>
          <table:table-cell table:style-name="Tabela5.A3" office:value-type="string">
            <text:p text:style-name="P2">991</text:p>
          </table:table-cell>
          <table:table-cell table:style-name="Tabela5.F3" office:value-type="string">
            <text:p text:style-name="P5">82,58</text:p>
          </table:table-cell>
        </table:table-row>
        <table:table-row table:style-name="Tabela5.3">
          <table:table-cell table:style-name="Tabela5.A4" office:value-type="string">
            <text:p text:style-name="P22">ICSE</text:p>
          </table:table-cell>
          <table:table-cell table:style-name="Tabela5.A4" office:value-type="string">
            <text:p text:style-name="P21">1976-2011</text:p>
          </table:table-cell>
          <table:table-cell table:style-name="Tabela5.A4" office:value-type="string">
            <text:p text:style-name="P19">1977, 1980, 1983, 1986</text:p>
          </table:table-cell>
          <table:table-cell table:style-name="Tabela5.A4" office:value-type="string">
            <text:p text:style-name="P19">32</text:p>
          </table:table-cell>
          <table:table-cell table:style-name="Tabela5.A4" office:value-type="string">
            <text:p text:style-name="P21">6702</text:p>
          </table:table-cell>
          <table:table-cell table:style-name="Tabela5.F4" office:value-type="string">
            <text:p text:style-name="P19">209,44</text:p>
          </table:table-cell>
        </table:table-row>
        <table:table-row table:style-name="Tabela5.3">
          <table:table-cell table:style-name="Tabela5.A4" office:value-type="string">
            <text:p text:style-name="P3">ASE</text:p>
          </table:table-cell>
          <table:table-cell table:style-name="Tabela5.A4" office:value-type="string">
            <text:p text:style-name="P2">1997-2011</text:p>
          </table:table-cell>
          <table:table-cell table:style-name="Tabela5.A4" office:value-type="string">
            <text:p text:style-name="P2">-</text:p>
          </table:table-cell>
          <table:table-cell table:style-name="Tabela5.A4" office:value-type="string">
            <text:p text:style-name="P5">15</text:p>
          </table:table-cell>
          <table:table-cell table:style-name="Tabela5.A4" office:value-type="string">
            <text:p text:style-name="P2">2909</text:p>
          </table:table-cell>
          <table:table-cell table:style-name="Tabela5.F4" office:value-type="string">
            <text:p text:style-name="P5">193,93</text:p>
          </table:table-cell>
        </table:table-row>
        <table:table-row table:style-name="Tabela5.3">
          <table:table-cell table:style-name="Tabela5.A4" office:value-type="string">
            <text:p text:style-name="P3">ISSTA</text:p>
          </table:table-cell>
          <table:table-cell table:style-name="Tabela5.A4" office:value-type="string">
            <text:p text:style-name="P2">1993-2011</text:p>
          </table:table-cell>
          <table:table-cell table:style-name="Tabela5.A4" office:value-type="string">
            <text:p text:style-name="P5">1995, 1997, 1999, 2001, 2003, 2005</text:p>
          </table:table-cell>
          <table:table-cell table:style-name="Tabela5.A4" office:value-type="string">
            <text:p text:style-name="P2">13</text:p>
          </table:table-cell>
          <table:table-cell table:style-name="Tabela5.A4" office:value-type="string">
            <text:p text:style-name="P2">950</text:p>
          </table:table-cell>
          <table:table-cell table:style-name="Tabela5.F4" office:value-type="string">
            <text:p text:style-name="P5">73,08</text:p>
          </table:table-cell>
        </table:table-row>
        <table:table-row table:style-name="Tabela5.3">
          <table:table-cell table:style-name="Tabela5.A4" office:value-type="string">
            <text:p text:style-name="P3">ESEC</text:p>
          </table:table-cell>
          <table:table-cell table:style-name="Tabela5.A4" office:value-type="string">
            <text:p text:style-name="P2">-</text:p>
          </table:table-cell>
          <table:table-cell table:style-name="Tabela5.A4" office:value-type="string">
            <text:p text:style-name="P2">-</text:p>
          </table:table-cell>
          <table:table-cell table:style-name="Tabela5.A4" office:value-type="string">
            <text:p text:style-name="P2">-</text:p>
          </table:table-cell>
          <table:table-cell table:style-name="Tabela5.A4" office:value-type="string">
            <text:p text:style-name="P2">-</text:p>
          </table:table-cell>
          <table:table-cell table:style-name="Tabela5.F4" office:value-type="string">
            <text:p text:style-name="P2">-</text:p>
          </table:table-cell>
        </table:table-row>
        <table:table-row table:style-name="Tabela5.3">
          <table:table-cell table:style-name="Tabela5.A4" office:value-type="string">
            <text:p text:style-name="P6">CBSE</text:p>
          </table:table-cell>
          <table:table-cell table:style-name="Tabela5.A4" office:value-type="string">
            <text:p text:style-name="P5">-</text:p>
          </table:table-cell>
          <table:table-cell table:style-name="Tabela5.A4" office:value-type="string">
            <text:p text:style-name="P2">-</text:p>
          </table:table-cell>
          <table:table-cell table:style-name="Tabela5.A4" office:value-type="string">
            <text:p text:style-name="P2">-</text:p>
          </table:table-cell>
          <table:table-cell table:style-name="Tabela5.A4" office:value-type="string">
            <text:p text:style-name="P2">-</text:p>
          </table:table-cell>
          <table:table-cell table:style-name="Tabela5.F4" office:value-type="string">
            <text:p text:style-name="P2">-</text:p>
          </table:table-cell>
        </table:table-row>
        <table:table-row table:style-name="Tabela5.3">
          <table:table-cell table:style-name="Tabela5.A4" office:value-type="string">
            <text:p text:style-name="P6">ESEM</text:p>
          </table:table-cell>
          <table:table-cell table:style-name="Tabela5.A4" office:value-type="string">
            <text:p text:style-name="P5">2007-2011</text:p>
          </table:table-cell>
          <table:table-cell table:style-name="Tabela5.A4" office:value-type="string">
            <text:p text:style-name="P5">-</text:p>
          </table:table-cell>
          <table:table-cell table:style-name="Tabela5.A4" office:value-type="string">
            <text:p text:style-name="P5">4</text:p>
          </table:table-cell>
          <table:table-cell table:style-name="Tabela5.A4" office:value-type="string">
            <text:p text:style-name="P2">1028</text:p>
          </table:table-cell>
          <table:table-cell table:style-name="Tabela5.F4" office:value-type="string">
            <text:p text:style-name="P5">257</text:p>
          </table:table-cell>
        </table:table-row>
        <table:table-row table:style-name="Tabela5.3">
          <table:table-cell table:style-name="Tabela5.A4" office:value-type="string">
            <text:p text:style-name="P6">MoDELS</text:p>
          </table:table-cell>
          <table:table-cell table:style-name="Tabela5.A4" office:value-type="string">
            <text:p text:style-name="P5">2005-2011</text:p>
          </table:table-cell>
          <table:table-cell table:style-name="Tabela5.A4" office:value-type="string">
            <text:p text:style-name="P5">2010</text:p>
          </table:table-cell>
          <table:table-cell table:style-name="Tabela5.A4" office:value-type="string">
            <text:p text:style-name="P5">6</text:p>
          </table:table-cell>
          <table:table-cell table:style-name="Tabela5.A4" office:value-type="string">
            <text:p text:style-name="P2">1014</text:p>
          </table:table-cell>
          <table:table-cell table:style-name="Tabela5.F4" office:value-type="string">
            <text:p text:style-name="P5">169</text:p>
          </table:table-cell>
        </table:table-row>
        <table:table-row table:style-name="Tabela5.3">
          <table:table-cell table:style-name="Tabela5.A4" office:value-type="string">
            <text:p text:style-name="P6">PASTE</text:p>
          </table:table-cell>
          <table:table-cell table:style-name="Tabela5.A4" office:value-type="string">
            <text:p text:style-name="P5">-</text:p>
          </table:table-cell>
          <table:table-cell table:style-name="Tabela5.A4" office:value-type="string">
            <text:p text:style-name="P2">-</text:p>
          </table:table-cell>
          <table:table-cell table:style-name="Tabela5.A4" office:value-type="string">
            <text:p text:style-name="P2">-</text:p>
          </table:table-cell>
          <table:table-cell table:style-name="Tabela5.A4" office:value-type="string">
            <text:p text:style-name="P2">-</text:p>
          </table:table-cell>
          <table:table-cell table:style-name="Tabela5.F4" office:value-type="string">
            <text:p text:style-name="P2">-</text:p>
          </table:table-cell>
        </table:table-row>
        <table:table-row table:style-name="Tabela5.3">
          <table:table-cell table:style-name="Tabela5.A4" office:value-type="string">
            <text:p text:style-name="P6">ICPE</text:p>
          </table:table-cell>
          <table:table-cell table:style-name="Tabela5.A4" office:value-type="string">
            <text:p text:style-name="P5">-</text:p>
          </table:table-cell>
          <table:table-cell table:style-name="Tabela5.A4" office:value-type="string">
            <text:p text:style-name="P2">-</text:p>
          </table:table-cell>
          <table:table-cell table:style-name="Tabela5.A4" office:value-type="string">
            <text:p text:style-name="P2">-</text:p>
          </table:table-cell>
          <table:table-cell table:style-name="Tabela5.A4" office:value-type="string">
            <text:p text:style-name="P2">-</text:p>
          </table:table-cell>
          <table:table-cell table:style-name="Tabela5.F4" office:value-type="string">
            <text:p text:style-name="P2">-</text:p>
          </table:table-cell>
        </table:table-row>
        <table:table-row>
          <table:table-cell table:style-name="Tabela5.A13" office:value-type="string">
            <text:p text:style-name="P9">Conclusão:</text:p>
          </table:table-cell>
          <table:table-cell table:style-name="Tabela5.B13" table:number-columns-spanned="5" office:value-type="string">
            <text:p text:style-name="P9">Sig adicionado ao dataset de pesquisa. A conferência ICSE foi escolhida, no entanto, o período adotado será de 1987 a 2011 (25 anos), pois neste período os dados são contínuos. Com isso, teremos um total de 5855 autores, tendo em média 234,20 autor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14" office:value-type="string">
            <text:p text:style-name="P9">Status:</text:p>
          </table:table-cell>
          <table:table-cell table:style-name="Tabela5.B14" table:number-columns-spanned="5" office:value-type="string">
            <text:p text:style-name="P23">Ok – Com ressalva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>
          <table:table-cell table:style-name="Tabela6.A1" office:value-type="string">
            <text:p text:style-name="P43">Sig:</text:p>
          </table:table-cell>
          <table:table-cell table:style-name="Tabela6.B1" table:number-columns-spanned="5" office:value-type="string">
            <text:p text:style-name="P7">SIGAC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44">Conferências</text:p>
          </table:table-cell>
          <table:table-cell table:style-name="Tabela6.A2" office:value-type="string">
            <text:p text:style-name="P44">Duração</text:p>
          </table:table-cell>
          <table:table-cell table:style-name="Tabela6.A2" office:value-type="string">
            <text:p text:style-name="P44">Anos sem publicações</text:p>
          </table:table-cell>
          <table:table-cell table:style-name="Tabela6.A2" office:value-type="string">
            <text:p text:style-name="P44">Total de anos</text:p>
          </table:table-cell>
          <table:table-cell table:style-name="Tabela6.A2" office:value-type="string">
            <text:p text:style-name="P44">Total Autores</text:p>
          </table:table-cell>
          <table:table-cell table:style-name="Tabela6.F2" office:value-type="string">
            <text:p text:style-name="P44">Média de Autores por ano</text:p>
          </table:table-cell>
        </table:table-row>
        <table:table-row table:style-name="Tabela6.3">
          <table:table-cell table:style-name="Tabela6.A3" office:value-type="string">
            <text:p text:style-name="P1">ALENEX</text:p>
          </table:table-cell>
          <table:table-cell table:style-name="Tabela6.A3" office:value-type="string">
            <text:p text:style-name="P12">-</text:p>
          </table:table-cell>
          <table:table-cell table:style-name="Tabela6.A3" office:value-type="string">
            <text:p text:style-name="P12">-</text:p>
          </table:table-cell>
          <table:table-cell table:style-name="Tabela6.A3" office:value-type="string">
            <text:p text:style-name="P12">-</text:p>
          </table:table-cell>
          <table:table-cell table:style-name="Tabela6.A3" office:value-type="string">
            <text:p text:style-name="P12">-</text:p>
          </table:table-cell>
          <table:table-cell table:style-name="Tabela6.F3" office:value-type="string">
            <text:p text:style-name="P12">-</text:p>
          </table:table-cell>
        </table:table-row>
        <table:table-row table:style-name="Tabela6.3">
          <table:table-cell table:style-name="Tabela6.A3" office:value-type="string">
            <text:p text:style-name="P1">ANALCO</text:p>
            <text:p text:style-name="P1"/>
          </table:table-cell>
          <table:table-cell table:style-name="Tabela6.A3" office:value-type="string">
            <text:p text:style-name="P12">-</text:p>
          </table:table-cell>
          <table:table-cell table:style-name="Tabela6.A3" office:value-type="string">
            <text:p text:style-name="P12">-</text:p>
          </table:table-cell>
          <table:table-cell table:style-name="Tabela6.A3" office:value-type="string">
            <text:p text:style-name="P12">-</text:p>
          </table:table-cell>
          <table:table-cell table:style-name="Tabela6.A3" office:value-type="string">
            <text:p text:style-name="P12">-</text:p>
          </table:table-cell>
          <table:table-cell table:style-name="Tabela6.F3" office:value-type="string">
            <text:p text:style-name="P12">-</text:p>
          </table:table-cell>
        </table:table-row>
        <table:table-row table:style-name="Tabela6.3">
          <table:table-cell table:style-name="Tabela6.A3" office:value-type="string">
            <text:p text:style-name="P1">COLT</text:p>
          </table:table-cell>
          <table:table-cell table:style-name="Tabela6.A3" office:value-type="string">
            <text:p text:style-name="P2">1998-2010</text:p>
          </table:table-cell>
          <table:table-cell table:style-name="Tabela6.A3" office:value-type="string">
            <text:p text:style-name="P2">2001</text:p>
          </table:table-cell>
          <table:table-cell table:style-name="Tabela6.A3" office:value-type="string">
            <text:p text:style-name="P12">12</text:p>
          </table:table-cell>
          <table:table-cell table:style-name="Tabela6.A3" office:value-type="string">
            <text:p text:style-name="P2">1960</text:p>
          </table:table-cell>
          <table:table-cell table:style-name="Tabela6.F3" office:value-type="string">
            <text:p text:style-name="P12">163,34</text:p>
          </table:table-cell>
        </table:table-row>
        <table:table-row table:style-name="Tabela6.3">
          <table:table-cell table:style-name="Tabela6.A3" office:value-type="string">
            <text:p text:style-name="P1">ITCS</text:p>
            <text:p text:style-name="P1"/>
          </table:table-cell>
          <table:table-cell table:style-name="Tabela6.A3" office:value-type="string">
            <text:p text:style-name="P2">-</text:p>
          </table:table-cell>
          <table:table-cell table:style-name="Tabela6.A3" office:value-type="string">
            <text:p text:style-name="P12">-</text:p>
          </table:table-cell>
          <table:table-cell table:style-name="Tabela6.A3" office:value-type="string">
            <text:p text:style-name="P12">-</text:p>
          </table:table-cell>
          <table:table-cell table:style-name="Tabela6.A3" office:value-type="string">
            <text:p text:style-name="P12">-</text:p>
          </table:table-cell>
          <table:table-cell table:style-name="Tabela6.F3" office:value-type="string">
            <text:p text:style-name="P12">-</text:p>
          </table:table-cell>
        </table:table-row>
        <table:table-row table:style-name="Tabela6.3">
          <table:table-cell table:style-name="Tabela6.A3" office:value-type="string">
            <text:p text:style-name="P1">LICS</text:p>
          </table:table-cell>
          <table:table-cell table:style-name="Tabela6.A3" office:value-type="string">
            <text:p text:style-name="P2">1986-2011</text:p>
          </table:table-cell>
          <table:table-cell table:style-name="Tabela6.A3" office:value-type="string">
            <text:p text:style-name="P12">-</text:p>
          </table:table-cell>
          <table:table-cell table:style-name="Tabela6.A3" office:value-type="string">
            <text:p text:style-name="P12">26</text:p>
          </table:table-cell>
          <table:table-cell table:style-name="Tabela6.A3" office:value-type="string">
            <text:p text:style-name="P2">2225</text:p>
          </table:table-cell>
          <table:table-cell table:style-name="Tabela6.F3" office:value-type="string">
            <text:p text:style-name="P12">85,58</text:p>
          </table:table-cell>
        </table:table-row>
        <text:soft-page-break/>
        <table:table-row table:style-name="Tabela6.3">
          <table:table-cell table:style-name="Tabela6.A3" office:value-type="string">
            <text:p text:style-name="P1">PODC</text:p>
          </table:table-cell>
          <table:table-cell table:style-name="Tabela6.A3" office:value-type="string">
            <text:p text:style-name="P2">1982-2011</text:p>
          </table:table-cell>
          <table:table-cell table:style-name="Tabela6.A3" office:value-type="string">
            <text:p text:style-name="P12">-</text:p>
          </table:table-cell>
          <table:table-cell table:style-name="Tabela6.A3" office:value-type="string">
            <text:p text:style-name="P12">30</text:p>
          </table:table-cell>
          <table:table-cell table:style-name="Tabela6.A3" office:value-type="string">
            <text:p text:style-name="P2">3463</text:p>
          </table:table-cell>
          <table:table-cell table:style-name="Tabela6.F3" office:value-type="string">
            <text:p text:style-name="P12">115,43</text:p>
          </table:table-cell>
        </table:table-row>
        <table:table-row table:style-name="Tabela6.3">
          <table:table-cell table:style-name="Tabela6.A3" office:value-type="string">
            <text:p text:style-name="P1">PODS</text:p>
          </table:table-cell>
          <table:table-cell table:style-name="Tabela6.A3" office:value-type="string">
            <text:p text:style-name="P2">1982-2012</text:p>
          </table:table-cell>
          <table:table-cell table:style-name="Tabela6.A3" office:value-type="string">
            <text:p text:style-name="P12">-</text:p>
          </table:table-cell>
          <table:table-cell table:style-name="Tabela6.A3" office:value-type="string">
            <text:p text:style-name="P12">31</text:p>
          </table:table-cell>
          <table:table-cell table:style-name="Tabela6.A3" office:value-type="string">
            <text:p text:style-name="P2">2306</text:p>
          </table:table-cell>
          <table:table-cell table:style-name="Tabela6.F3" office:value-type="string">
            <text:p text:style-name="P12">74,39</text:p>
          </table:table-cell>
        </table:table-row>
        <table:table-row table:style-name="Tabela6.3">
          <table:table-cell table:style-name="Tabela6.A3" office:value-type="string">
            <text:p text:style-name="P1">POPL</text:p>
          </table:table-cell>
          <table:table-cell table:style-name="Tabela6.A3" office:value-type="string">
            <text:p text:style-name="P2">1973-2012</text:p>
          </table:table-cell>
          <table:table-cell table:style-name="Tabela6.A3" office:value-type="string">
            <text:p text:style-name="P2">1974</text:p>
          </table:table-cell>
          <table:table-cell table:style-name="Tabela6.A3" office:value-type="string">
            <text:p text:style-name="P12">39</text:p>
          </table:table-cell>
          <table:table-cell table:style-name="Tabela6.A3" office:value-type="string">
            <text:p text:style-name="P2">2689</text:p>
          </table:table-cell>
          <table:table-cell table:style-name="Tabela6.F3" office:value-type="string">
            <text:p text:style-name="P12">68,95</text:p>
          </table:table-cell>
        </table:table-row>
        <table:table-row table:style-name="Tabela6.3">
          <table:table-cell table:style-name="Tabela6.A3" office:value-type="string">
            <text:p text:style-name="P1">SoCG</text:p>
          </table:table-cell>
          <table:table-cell table:style-name="Tabela6.A3" office:value-type="string">
            <text:p text:style-name="P2">-</text:p>
          </table:table-cell>
          <table:table-cell table:style-name="Tabela6.A3" office:value-type="string">
            <text:p text:style-name="P12">-</text:p>
          </table:table-cell>
          <table:table-cell table:style-name="Tabela6.A3" office:value-type="string">
            <text:p text:style-name="P12">-</text:p>
          </table:table-cell>
          <table:table-cell table:style-name="Tabela6.A3" office:value-type="string">
            <text:p text:style-name="P12">-</text:p>
          </table:table-cell>
          <table:table-cell table:style-name="Tabela6.F3" office:value-type="string">
            <text:p text:style-name="P12">-</text:p>
          </table:table-cell>
        </table:table-row>
        <table:table-row table:style-name="Tabela6.3">
          <table:table-cell table:style-name="Tabela6.A3" office:value-type="string">
            <text:p text:style-name="P1">SODA</text:p>
          </table:table-cell>
          <table:table-cell table:style-name="Tabela6.A3" office:value-type="string">
            <text:p text:style-name="P2">1990-2012</text:p>
          </table:table-cell>
          <table:table-cell table:style-name="Tabela6.A3" office:value-type="string">
            <text:p text:style-name="P12">-</text:p>
          </table:table-cell>
          <table:table-cell table:style-name="Tabela6.A3" office:value-type="string">
            <text:p text:style-name="P12">23</text:p>
          </table:table-cell>
          <table:table-cell table:style-name="Tabela6.A3" office:value-type="string">
            <text:p text:style-name="P2">6303</text:p>
          </table:table-cell>
          <table:table-cell table:style-name="Tabela6.F3" office:value-type="string">
            <text:p text:style-name="P12">274,04</text:p>
          </table:table-cell>
        </table:table-row>
        <table:table-row table:style-name="Tabela6.3">
          <table:table-cell table:style-name="Tabela6.A3" office:value-type="string">
            <text:p text:style-name="P1">SPAA</text:p>
          </table:table-cell>
          <table:table-cell table:style-name="Tabela6.A3" office:value-type="string">
            <text:p text:style-name="P2">1989-2011</text:p>
          </table:table-cell>
          <table:table-cell table:style-name="Tabela6.A3" office:value-type="string">
            <text:p text:style-name="P12">-</text:p>
          </table:table-cell>
          <table:table-cell table:style-name="Tabela6.A3" office:value-type="string">
            <text:p text:style-name="P12">23</text:p>
          </table:table-cell>
          <table:table-cell table:style-name="Tabela6.A3" office:value-type="string">
            <text:p text:style-name="P2">2623</text:p>
          </table:table-cell>
          <table:table-cell table:style-name="Tabela6.F3" office:value-type="string">
            <text:p text:style-name="P12">114,04</text:p>
          </table:table-cell>
        </table:table-row>
        <table:table-row table:style-name="Tabela6.3">
          <table:table-cell table:style-name="Tabela6.A3" office:value-type="string">
            <text:p text:style-name="P15">STOC</text:p>
          </table:table-cell>
          <table:table-cell table:style-name="Tabela6.A3" office:value-type="string">
            <text:p text:style-name="P16">1969-2012</text:p>
          </table:table-cell>
          <table:table-cell table:style-name="Tabela6.A3" office:value-type="string">
            <text:p text:style-name="P14">-</text:p>
          </table:table-cell>
          <table:table-cell table:style-name="Tabela6.A3" office:value-type="string">
            <text:p text:style-name="P14">43</text:p>
          </table:table-cell>
          <table:table-cell table:style-name="Tabela6.A3" office:value-type="string">
            <text:p text:style-name="P16">5978</text:p>
          </table:table-cell>
          <table:table-cell table:style-name="Tabela6.F3" office:value-type="string">
            <text:p text:style-name="P14">139,02</text:p>
          </table:table-cell>
        </table:table-row>
        <table:table-row>
          <table:table-cell table:style-name="Tabela6.A15" office:value-type="string">
            <text:p text:style-name="P9">Conclusão:</text:p>
          </table:table-cell>
          <table:table-cell table:style-name="Tabela6.B15" table:number-columns-spanned="5" office:value-type="string">
            <text:p text:style-name="P9">Sig adicionado ao dataset de pesquis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16" office:value-type="string">
            <text:p text:style-name="P9">Status:</text:p>
          </table:table-cell>
          <table:table-cell table:style-name="Tabela6.B16" table:number-columns-spanned="5" office:value-type="string">
            <text:p text:style-name="P13">Ok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>
          <table:table-cell table:style-name="Tabela7.A1" office:value-type="string">
            <text:p text:style-name="P43">Sig:</text:p>
          </table:table-cell>
          <table:table-cell table:style-name="Tabela7.B1" table:number-columns-spanned="5" office:value-type="string">
            <text:p text:style-name="P7">SIGCH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7.A2" office:value-type="string">
            <text:p text:style-name="P44">Conferências</text:p>
          </table:table-cell>
          <table:table-cell table:style-name="Tabela7.A2" office:value-type="string">
            <text:p text:style-name="P44">Duração</text:p>
          </table:table-cell>
          <table:table-cell table:style-name="Tabela7.A2" office:value-type="string">
            <text:p text:style-name="P44">Anos sem publicações</text:p>
          </table:table-cell>
          <table:table-cell table:style-name="Tabela7.A2" office:value-type="string">
            <text:p text:style-name="P44">Total de anos</text:p>
          </table:table-cell>
          <table:table-cell table:style-name="Tabela7.A2" office:value-type="string">
            <text:p text:style-name="P44">Total Autores</text:p>
          </table:table-cell>
          <table:table-cell table:style-name="Tabela7.F2" office:value-type="string">
            <text:p text:style-name="P44">Média de Autores por ano</text:p>
          </table:table-cell>
        </table:table-row>
        <table:table-row table:style-name="Tabela7.3">
          <table:table-cell table:style-name="Tabela7.A3" office:value-type="string">
            <text:p text:style-name="P18">CHI</text:p>
          </table:table-cell>
          <table:table-cell table:style-name="Tabela7.A3" office:value-type="string">
            <text:p text:style-name="P19">1990-2012</text:p>
          </table:table-cell>
          <table:table-cell table:style-name="Tabela7.A3" office:value-type="string">
            <text:p text:style-name="P19">1993</text:p>
          </table:table-cell>
          <table:table-cell table:style-name="Tabela7.A3" office:value-type="string">
            <text:p text:style-name="P19">22</text:p>
          </table:table-cell>
          <table:table-cell table:style-name="Tabela7.A3" office:value-type="string">
            <text:p text:style-name="P21">10454</text:p>
          </table:table-cell>
          <table:table-cell table:style-name="Tabela7.F3" office:value-type="string">
            <text:p text:style-name="P19">475,18</text:p>
          </table:table-cell>
        </table:table-row>
        <table:table-row table:style-name="Tabela7.3">
          <table:table-cell table:style-name="Tabela7.A4" office:value-type="string">
            <text:p text:style-name="P4">CSCW</text:p>
          </table:table-cell>
          <table:table-cell table:style-name="Tabela7.A4" office:value-type="string">
            <text:p text:style-name="P5">1988-2012</text:p>
          </table:table-cell>
          <table:table-cell table:style-name="Tabela7.A4" office:value-type="string">
            <text:p text:style-name="P5">1989, 1991, 1993, 1995, 1997, 1999, 2001, 2003, 2005, 2007, 2009</text:p>
          </table:table-cell>
          <table:table-cell table:style-name="Tabela7.A4" office:value-type="string">
            <text:p text:style-name="P5">14</text:p>
          </table:table-cell>
          <table:table-cell table:style-name="Tabela7.A4" office:value-type="string">
            <text:p text:style-name="P2">2936</text:p>
          </table:table-cell>
          <table:table-cell table:style-name="Tabela7.F4" office:value-type="string">
            <text:p text:style-name="P5">209,71</text:p>
          </table:table-cell>
        </table:table-row>
        <table:table-row table:style-name="Tabela7.3">
          <table:table-cell table:style-name="Tabela7.A4" office:value-type="string">
            <text:p text:style-name="P4">TEI</text:p>
          </table:table-cell>
          <table:table-cell table:style-name="Tabela7.A4" office:value-type="string">
            <text:p text:style-name="P5">-</text:p>
          </table:table-cell>
          <table:table-cell table:style-name="Tabela7.A4" office:value-type="string">
            <text:p text:style-name="P5">-</text:p>
          </table:table-cell>
          <table:table-cell table:style-name="Tabela7.A4" office:value-type="string">
            <text:p text:style-name="P5">-</text:p>
          </table:table-cell>
          <table:table-cell table:style-name="Tabela7.A4" office:value-type="string">
            <text:p text:style-name="P5">-</text:p>
          </table:table-cell>
          <table:table-cell table:style-name="Tabela7.F4" office:value-type="string">
            <text:p text:style-name="P5">-</text:p>
          </table:table-cell>
        </table:table-row>
        <table:table-row table:style-name="Tabela7.3">
          <table:table-cell table:style-name="Tabela7.A4" office:value-type="string">
            <text:p text:style-name="P4">IUI</text:p>
          </table:table-cell>
          <table:table-cell table:style-name="Tabela7.A4" office:value-type="string">
            <text:p text:style-name="P5">1993-2012</text:p>
          </table:table-cell>
          <table:table-cell table:style-name="Tabela7.A4" office:value-type="string">
            <text:p text:style-name="P5">1994, 1995, 1996</text:p>
          </table:table-cell>
          <table:table-cell table:style-name="Tabela7.A4" office:value-type="string">
            <text:p text:style-name="P5">17</text:p>
          </table:table-cell>
          <table:table-cell table:style-name="Tabela7.A4" office:value-type="string">
            <text:p text:style-name="P2">3195</text:p>
          </table:table-cell>
          <table:table-cell table:style-name="Tabela7.F4" office:value-type="string">
            <text:p text:style-name="P5">187,94</text:p>
          </table:table-cell>
        </table:table-row>
        <table:table-row table:style-name="Tabela7.3">
          <table:table-cell table:style-name="Tabela7.A4" office:value-type="string">
            <text:p text:style-name="P4">HRI</text:p>
          </table:table-cell>
          <table:table-cell table:style-name="Tabela7.A4" office:value-type="string">
            <text:p text:style-name="P5">2006-2012</text:p>
          </table:table-cell>
          <table:table-cell table:style-name="Tabela7.A4" office:value-type="string">
            <text:p text:style-name="P5">-</text:p>
          </table:table-cell>
          <table:table-cell table:style-name="Tabela7.A4" office:value-type="string">
            <text:p text:style-name="P5">7</text:p>
          </table:table-cell>
          <table:table-cell table:style-name="Tabela7.A4" office:value-type="string">
            <text:p text:style-name="P5">2416</text:p>
          </table:table-cell>
          <table:table-cell table:style-name="Tabela7.F4" office:value-type="string">
            <text:p text:style-name="P5">345,14</text:p>
          </table:table-cell>
        </table:table-row>
        <table:table-row table:style-name="Tabela7.3">
          <table:table-cell table:style-name="Tabela7.A4" office:value-type="string">
            <text:p text:style-name="P4">ICIC</text:p>
          </table:table-cell>
          <table:table-cell table:style-name="Tabela7.A4" office:value-type="string">
            <text:p text:style-name="P5">-</text:p>
          </table:table-cell>
          <table:table-cell table:style-name="Tabela7.A4" office:value-type="string">
            <text:p text:style-name="P5">-</text:p>
          </table:table-cell>
          <table:table-cell table:style-name="Tabela7.A4" office:value-type="string">
            <text:p text:style-name="P5">-</text:p>
          </table:table-cell>
          <table:table-cell table:style-name="Tabela7.A4" office:value-type="string">
            <text:p text:style-name="P5">-</text:p>
          </table:table-cell>
          <table:table-cell table:style-name="Tabela7.F4" office:value-type="string">
            <text:p text:style-name="P5">-</text:p>
          </table:table-cell>
        </table:table-row>
        <table:table-row table:style-name="Tabela7.3">
          <table:table-cell table:style-name="Tabela7.A4" office:value-type="string">
            <text:p text:style-name="P4">ETRA</text:p>
          </table:table-cell>
          <table:table-cell table:style-name="Tabela7.A4" office:value-type="string">
            <text:p text:style-name="P5">2000-2012</text:p>
          </table:table-cell>
          <table:table-cell table:style-name="Tabela7.A4" office:value-type="string">
            <text:p text:style-name="P5">2001, 2003, 2005, 2007, 2009, 2011</text:p>
          </table:table-cell>
          <table:table-cell table:style-name="Tabela7.A4" office:value-type="string">
            <text:p text:style-name="P5">7</text:p>
          </table:table-cell>
          <table:table-cell table:style-name="Tabela7.A4" office:value-type="string">
            <text:p text:style-name="P5">961</text:p>
          </table:table-cell>
          <table:table-cell table:style-name="Tabela7.F4" office:value-type="string">
            <text:p text:style-name="P5">137,28</text:p>
          </table:table-cell>
        </table:table-row>
        <table:table-row table:style-name="Tabela7.3">
          <table:table-cell table:style-name="Tabela7.A4" office:value-type="string">
            <text:p text:style-name="P4">EICS</text:p>
          </table:table-cell>
          <table:table-cell table:style-name="Tabela7.A4" office:value-type="string">
            <text:p text:style-name="P5">-</text:p>
          </table:table-cell>
          <table:table-cell table:style-name="Tabela7.A4" office:value-type="string">
            <text:p text:style-name="P5">-</text:p>
          </table:table-cell>
          <table:table-cell table:style-name="Tabela7.A4" office:value-type="string">
            <text:p text:style-name="P5">-</text:p>
          </table:table-cell>
          <table:table-cell table:style-name="Tabela7.A4" office:value-type="string">
            <text:p text:style-name="P5">-</text:p>
          </table:table-cell>
          <table:table-cell table:style-name="Tabela7.F4" office:value-type="string">
            <text:p text:style-name="P5">-</text:p>
          </table:table-cell>
        </table:table-row>
        <table:table-row table:style-name="Tabela7.3">
          <table:table-cell table:style-name="Tabela7.A4" office:value-type="string">
            <text:p text:style-name="P4">DIS</text:p>
          </table:table-cell>
          <table:table-cell table:style-name="Tabela7.A4" office:value-type="string">
            <text:p text:style-name="P5">-</text:p>
          </table:table-cell>
          <table:table-cell table:style-name="Tabela7.A4" office:value-type="string">
            <text:p text:style-name="P5">-</text:p>
          </table:table-cell>
          <table:table-cell table:style-name="Tabela7.A4" office:value-type="string">
            <text:p text:style-name="P5">-</text:p>
          </table:table-cell>
          <table:table-cell table:style-name="Tabela7.A4" office:value-type="string">
            <text:p text:style-name="P5">-</text:p>
          </table:table-cell>
          <table:table-cell table:style-name="Tabela7.F4" office:value-type="string">
            <text:p text:style-name="P5">-</text:p>
          </table:table-cell>
        </table:table-row>
        <table:table-row table:style-name="Tabela7.3">
          <table:table-cell table:style-name="Tabela7.A4" office:value-type="string">
            <text:p text:style-name="P4">APCHI</text:p>
          </table:table-cell>
          <table:table-cell table:style-name="Tabela7.A4" office:value-type="string">
            <text:p text:style-name="P5">-</text:p>
          </table:table-cell>
          <table:table-cell table:style-name="Tabela7.A4" office:value-type="string">
            <text:p text:style-name="P5">-</text:p>
          </table:table-cell>
          <table:table-cell table:style-name="Tabela7.A4" office:value-type="string">
            <text:p text:style-name="P5">-</text:p>
          </table:table-cell>
          <table:table-cell table:style-name="Tabela7.A4" office:value-type="string">
            <text:p text:style-name="P5">-</text:p>
          </table:table-cell>
          <table:table-cell table:style-name="Tabela7.F4" office:value-type="string">
            <text:p text:style-name="P5">-</text:p>
          </table:table-cell>
        </table:table-row>
        <table:table-row table:style-name="Tabela7.3">
          <table:table-cell table:style-name="Tabela7.A4" office:value-type="string">
            <text:p text:style-name="P4">MobileHCI</text:p>
          </table:table-cell>
          <table:table-cell table:style-name="Tabela7.A4" office:value-type="string">
            <text:p text:style-name="P5">-</text:p>
          </table:table-cell>
          <table:table-cell table:style-name="Tabela7.A4" office:value-type="string">
            <text:p text:style-name="P5">-</text:p>
          </table:table-cell>
          <table:table-cell table:style-name="Tabela7.A4" office:value-type="string">
            <text:p text:style-name="P5">-</text:p>
          </table:table-cell>
          <table:table-cell table:style-name="Tabela7.A4" office:value-type="string">
            <text:p text:style-name="P5">-</text:p>
          </table:table-cell>
          <table:table-cell table:style-name="Tabela7.F4" office:value-type="string">
            <text:p text:style-name="P5">-</text:p>
          </table:table-cell>
        </table:table-row>
        <table:table-row table:style-name="Tabela7.3">
          <table:table-cell table:style-name="Tabela7.A4" office:value-type="string">
            <text:p text:style-name="P4">VRST</text:p>
          </table:table-cell>
          <table:table-cell table:style-name="Tabela7.A4" office:value-type="string">
            <text:p text:style-name="P5">1997-2010</text:p>
          </table:table-cell>
          <table:table-cell table:style-name="Tabela7.A4" office:value-type="string">
            <text:p text:style-name="P5">-</text:p>
          </table:table-cell>
          <table:table-cell table:style-name="Tabela7.A4" office:value-type="string">
            <text:p text:style-name="P5">14</text:p>
          </table:table-cell>
          <table:table-cell table:style-name="Tabela7.A4" office:value-type="string">
            <text:p text:style-name="P5">1932</text:p>
          </table:table-cell>
          <table:table-cell table:style-name="Tabela7.F4" office:value-type="string">
            <text:p text:style-name="P5">138</text:p>
          </table:table-cell>
        </table:table-row>
        <table:table-row>
          <table:table-cell table:style-name="Tabela7.A15" office:value-type="string">
            <text:p text:style-name="P9">Conclusão:</text:p>
          </table:table-cell>
          <table:table-cell table:style-name="Tabela7.B15" table:number-columns-spanned="5" office:value-type="string">
            <text:p text:style-name="P9">Sig adicionado ao dataset de pesquisa. A conferência CHI foi escolhida, no entanto, o ano de 2003 foi realizado na conferência <text:span text:style-name="T1">INTERCHI, desta forma, as conferências devem ser agrupadas. </text:span>Com isso, teremos um total de 10743 autores, tendo em média 467,07 autor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7.A16" office:value-type="string">
            <text:p text:style-name="P9">Status:</text:p>
          </table:table-cell>
          <table:table-cell table:style-name="Tabela7.B16" table:number-columns-spanned="5" office:value-type="string">
            <text:p text:style-name="P23">Ok – Com ressalva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row>
          <table:table-cell table:style-name="Tabela8.A1" office:value-type="string">
            <text:p text:style-name="P43">Sig:</text:p>
          </table:table-cell>
          <table:table-cell table:style-name="Tabela8.B1" table:number-columns-spanned="5" office:value-type="string">
            <text:p text:style-name="P7">SIGHPC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44">Conferências</text:p>
          </table:table-cell>
          <table:table-cell table:style-name="Tabela8.A2" office:value-type="string">
            <text:p text:style-name="P44">Duração</text:p>
          </table:table-cell>
          <table:table-cell table:style-name="Tabela8.A2" office:value-type="string">
            <text:p text:style-name="P44">Anos sem <text:soft-page-break/>publicações</text:p>
          </table:table-cell>
          <table:table-cell table:style-name="Tabela8.A2" office:value-type="string">
            <text:p text:style-name="P44">Total de anos</text:p>
          </table:table-cell>
          <table:table-cell table:style-name="Tabela8.A2" office:value-type="string">
            <text:p text:style-name="P44">Total <text:soft-page-break/>Autores</text:p>
          </table:table-cell>
          <table:table-cell table:style-name="Tabela8.F2" office:value-type="string">
            <text:p text:style-name="P44">Média de Autores <text:soft-page-break/>por ano</text:p>
          </table:table-cell>
        </table:table-row>
        <table:table-row table:style-name="Tabela8.3">
          <table:table-cell table:style-name="Tabela8.A3" office:value-type="string">
            <text:p text:style-name="P4">SC</text:p>
          </table:table-cell>
          <table:table-cell table:style-name="Tabela8.A3" office:value-type="string">
            <text:p text:style-name="P2">1988-2011</text:p>
          </table:table-cell>
          <table:table-cell table:style-name="Tabela8.A3" office:value-type="string">
            <text:p text:style-name="P2">1989, 1996, 1997, 1998, 1999</text:p>
          </table:table-cell>
          <table:table-cell table:style-name="Tabela8.A3" office:value-type="string">
            <text:p text:style-name="P5">19</text:p>
          </table:table-cell>
          <table:table-cell table:style-name="Tabela8.A3" office:value-type="string">
            <text:p text:style-name="P2">6106</text:p>
          </table:table-cell>
          <table:table-cell table:style-name="Tabela8.F3" office:value-type="string">
            <text:p text:style-name="P5">321,36</text:p>
          </table:table-cell>
        </table:table-row>
        <table:table-row table:style-name="Tabela8.3">
          <table:table-cell table:style-name="Tabela8.A3" office:value-type="string">
            <text:p text:style-name="P4">ROSS</text:p>
          </table:table-cell>
          <table:table-cell table:style-name="Tabela8.A3" office:value-type="string">
            <text:p text:style-name="P5">-</text:p>
          </table:table-cell>
          <table:table-cell table:style-name="Tabela8.A3" office:value-type="string">
            <text:p text:style-name="P5">-</text:p>
          </table:table-cell>
          <table:table-cell table:style-name="Tabela8.A3" office:value-type="string">
            <text:p text:style-name="P5">-</text:p>
          </table:table-cell>
          <table:table-cell table:style-name="Tabela8.A3" office:value-type="string">
            <text:p text:style-name="P5">-</text:p>
          </table:table-cell>
          <table:table-cell table:style-name="Tabela8.F3" office:value-type="string">
            <text:p text:style-name="P5">-</text:p>
          </table:table-cell>
        </table:table-row>
        <table:table-row table:style-name="Tabela8.3">
          <table:table-cell table:style-name="Tabela8.A3" office:value-type="string">
            <text:p text:style-name="P4">ATIP</text:p>
          </table:table-cell>
          <table:table-cell table:style-name="Tabela8.A3" office:value-type="string">
            <text:p text:style-name="P5">-</text:p>
          </table:table-cell>
          <table:table-cell table:style-name="Tabela8.A3" office:value-type="string">
            <text:p text:style-name="P5">-</text:p>
          </table:table-cell>
          <table:table-cell table:style-name="Tabela8.A3" office:value-type="string">
            <text:p text:style-name="P5">-</text:p>
          </table:table-cell>
          <table:table-cell table:style-name="Tabela8.A3" office:value-type="string">
            <text:p text:style-name="P5">-</text:p>
          </table:table-cell>
          <table:table-cell table:style-name="Tabela8.F3" office:value-type="string">
            <text:p text:style-name="P5">-</text:p>
          </table:table-cell>
        </table:table-row>
        <table:table-row>
          <table:table-cell table:style-name="Tabela8.A6" office:value-type="string">
            <text:p text:style-name="P9">Conclusão:</text:p>
          </table:table-cell>
          <table:table-cell table:style-name="Tabela8.B6" table:number-columns-spanned="5" office:value-type="string">
            <text:p text:style-name="P9">Sig removido. Os anos que estão faltando, são justamente no meio da conferência, adicionar parte dela, implicaria em utilizar apenas 12 anos da conferênci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8.A7" office:value-type="string">
            <text:p text:style-name="P9">Status:</text:p>
          </table:table-cell>
          <table:table-cell table:style-name="Tabela8.B7" table:number-columns-spanned="5" office:value-type="string">
            <text:p text:style-name="P10">Removido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office:value-type="string">
            <text:p text:style-name="P43">Sig:</text:p>
          </table:table-cell>
          <table:table-cell table:style-name="Tabela9.B1" table:number-columns-spanned="5" office:value-type="string">
            <text:p text:style-name="P7">SIGMOBIL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44">Conferências</text:p>
          </table:table-cell>
          <table:table-cell table:style-name="Tabela9.A2" office:value-type="string">
            <text:p text:style-name="P44">Duração</text:p>
          </table:table-cell>
          <table:table-cell table:style-name="Tabela9.A2" office:value-type="string">
            <text:p text:style-name="P44">Anos sem publicações</text:p>
          </table:table-cell>
          <table:table-cell table:style-name="Tabela9.A2" office:value-type="string">
            <text:p text:style-name="P44">Total de anos</text:p>
          </table:table-cell>
          <table:table-cell table:style-name="Tabela9.A2" office:value-type="string">
            <text:p text:style-name="P44">Total Autores</text:p>
          </table:table-cell>
          <table:table-cell table:style-name="Tabela9.F2" office:value-type="string">
            <text:p text:style-name="P44">Média de Autores por ano</text:p>
          </table:table-cell>
        </table:table-row>
        <table:table-row table:style-name="Tabela9.3">
          <table:table-cell table:style-name="Tabela9.A3" office:value-type="string">
            <text:p text:style-name="P15">MobiCom</text:p>
          </table:table-cell>
          <table:table-cell table:style-name="Tabela9.A3" office:value-type="string">
            <text:p text:style-name="P16">1995-2011</text:p>
          </table:table-cell>
          <table:table-cell table:style-name="Tabela9.A3" office:value-type="string">
            <text:p text:style-name="P16">-</text:p>
          </table:table-cell>
          <table:table-cell table:style-name="Tabela9.A3" office:value-type="string">
            <text:p text:style-name="P16">17</text:p>
          </table:table-cell>
          <table:table-cell table:style-name="Tabela9.A3" office:value-type="string">
            <text:p text:style-name="P16">1617</text:p>
          </table:table-cell>
          <table:table-cell table:style-name="Tabela9.F3" office:value-type="string">
            <text:p text:style-name="P16">95,12</text:p>
          </table:table-cell>
        </table:table-row>
        <table:table-row table:style-name="Tabela9.3">
          <table:table-cell table:style-name="Tabela9.A4" office:value-type="string">
            <text:p text:style-name="P1">MobiHoc</text:p>
          </table:table-cell>
          <table:table-cell table:style-name="Tabela9.A4" office:value-type="string">
            <text:p text:style-name="P2">2000-2011</text:p>
          </table:table-cell>
          <table:table-cell table:style-name="Tabela9.A4" office:value-type="string">
            <text:p text:style-name="P2">-</text:p>
          </table:table-cell>
          <table:table-cell table:style-name="Tabela9.A4" office:value-type="string">
            <text:p text:style-name="P2">12</text:p>
          </table:table-cell>
          <table:table-cell table:style-name="Tabela9.A4" office:value-type="string">
            <text:p text:style-name="P2">1195</text:p>
          </table:table-cell>
          <table:table-cell table:style-name="Tabela9.F4" office:value-type="string">
            <text:p text:style-name="P2">99,58</text:p>
          </table:table-cell>
        </table:table-row>
        <table:table-row table:style-name="Tabela9.3">
          <table:table-cell table:style-name="Tabela9.A4" office:value-type="string">
            <text:p text:style-name="P1">MobiSys</text:p>
          </table:table-cell>
          <table:table-cell table:style-name="Tabela9.A4" office:value-type="string">
            <text:p text:style-name="P2">2003-2011</text:p>
          </table:table-cell>
          <table:table-cell table:style-name="Tabela9.A4" office:value-type="string">
            <text:p text:style-name="P2">-</text:p>
          </table:table-cell>
          <table:table-cell table:style-name="Tabela9.A4" office:value-type="string">
            <text:p text:style-name="P2">9</text:p>
          </table:table-cell>
          <table:table-cell table:style-name="Tabela9.A4" office:value-type="string">
            <text:p text:style-name="P2">1019</text:p>
          </table:table-cell>
          <table:table-cell table:style-name="Tabela9.F4" office:value-type="string">
            <text:p text:style-name="P2">113,22</text:p>
          </table:table-cell>
        </table:table-row>
        <table:table-row table:style-name="Tabela9.3">
          <table:table-cell table:style-name="Tabela9.A4" office:value-type="string">
            <text:p text:style-name="P1">SenSys</text:p>
          </table:table-cell>
          <table:table-cell table:style-name="Tabela9.A4" office:value-type="string">
            <text:p text:style-name="P2">2003-2011</text:p>
          </table:table-cell>
          <table:table-cell table:style-name="Tabela9.A4" office:value-type="string">
            <text:p text:style-name="P2">-</text:p>
          </table:table-cell>
          <table:table-cell table:style-name="Tabela9.A4" office:value-type="string">
            <text:p text:style-name="P2">9</text:p>
          </table:table-cell>
          <table:table-cell table:style-name="Tabela9.A4" office:value-type="string">
            <text:p text:style-name="P2">2714</text:p>
          </table:table-cell>
          <table:table-cell table:style-name="Tabela9.F4" office:value-type="string">
            <text:p text:style-name="P2">301,56</text:p>
          </table:table-cell>
        </table:table-row>
        <table:table-row table:style-name="Tabela9.3">
          <table:table-cell table:style-name="Tabela9.A4" office:value-type="string">
            <text:p text:style-name="P1">Ubicomp</text:p>
          </table:table-cell>
          <table:table-cell table:style-name="Tabela9.A4" office:value-type="string">
            <text:p text:style-name="P2">2001-2011</text:p>
          </table:table-cell>
          <table:table-cell table:style-name="Tabela9.A4" office:value-type="string">
            <text:p text:style-name="P2">-</text:p>
          </table:table-cell>
          <table:table-cell table:style-name="Tabela9.A4" office:value-type="string">
            <text:p text:style-name="P2">11</text:p>
          </table:table-cell>
          <table:table-cell table:style-name="Tabela9.A4" office:value-type="string">
            <text:p text:style-name="P2">1746</text:p>
          </table:table-cell>
          <table:table-cell table:style-name="Tabela9.F4" office:value-type="string">
            <text:p text:style-name="P2">158,73</text:p>
          </table:table-cell>
        </table:table-row>
        <table:table-row>
          <table:table-cell table:style-name="Tabela9.A8" office:value-type="string">
            <text:p text:style-name="P9">Conclusão:</text:p>
          </table:table-cell>
          <table:table-cell table:style-name="Tabela9.B8" table:number-columns-spanned="5" office:value-type="string">
            <text:p text:style-name="P9">Sig adicionado ao dataset de pesquis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9.A9" office:value-type="string">
            <text:p text:style-name="P9">Status:</text:p>
          </table:table-cell>
          <table:table-cell table:style-name="Tabela9.B9" table:number-columns-spanned="5" office:value-type="string">
            <text:p text:style-name="P13">Ok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row>
          <table:table-cell table:style-name="Tabela10.A1" office:value-type="string">
            <text:p text:style-name="P43">Sig:</text:p>
          </table:table-cell>
          <table:table-cell table:style-name="Tabela10.B1" table:number-columns-spanned="5" office:value-type="string">
            <text:p text:style-name="P46">SIGSPATI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44">Conferências</text:p>
          </table:table-cell>
          <table:table-cell table:style-name="Tabela10.A2" office:value-type="string">
            <text:p text:style-name="P44">Duração</text:p>
          </table:table-cell>
          <table:table-cell table:style-name="Tabela10.A2" office:value-type="string">
            <text:p text:style-name="P44">Anos sem publicações</text:p>
          </table:table-cell>
          <table:table-cell table:style-name="Tabela10.A2" office:value-type="string">
            <text:p text:style-name="P44">Total de anos</text:p>
          </table:table-cell>
          <table:table-cell table:style-name="Tabela10.A2" office:value-type="string">
            <text:p text:style-name="P44">Total Autores</text:p>
          </table:table-cell>
          <table:table-cell table:style-name="Tabela10.F2" office:value-type="string">
            <text:p text:style-name="P44">Média de Autores por ano</text:p>
          </table:table-cell>
        </table:table-row>
        <table:table-row table:style-name="Tabela10.3">
          <table:table-cell table:style-name="Tabela10.A3" office:value-type="string">
            <text:p text:style-name="P25">GIS</text:p>
          </table:table-cell>
          <table:table-cell table:style-name="Tabela10.A3" office:value-type="string">
            <text:p text:style-name="P2">2003-2011</text:p>
          </table:table-cell>
          <table:table-cell table:style-name="Tabela10.A3" office:value-type="string">
            <text:p text:style-name="P2">-</text:p>
          </table:table-cell>
          <table:table-cell table:style-name="Tabela10.A3" office:value-type="string">
            <text:p text:style-name="P2">9</text:p>
          </table:table-cell>
          <table:table-cell table:style-name="Tabela10.A3" office:value-type="string">
            <text:p text:style-name="P2">1746</text:p>
          </table:table-cell>
          <table:table-cell table:style-name="Tabela10.F3" office:value-type="string">
            <text:p text:style-name="P2">194</text:p>
          </table:table-cell>
        </table:table-row>
        <table:table-row>
          <table:table-cell table:style-name="Tabela10.A4" office:value-type="string">
            <text:p text:style-name="P9">Conclusão:</text:p>
          </table:table-cell>
          <table:table-cell table:style-name="Tabela10.B4" table:number-columns-spanned="5" office:value-type="string">
            <text:p text:style-name="P9">Sig removido do dataset de pesquisa. Conferência possui apenas 9 anos.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0.A5" office:value-type="string">
            <text:p text:style-name="P9">Status:</text:p>
          </table:table-cell>
          <table:table-cell table:style-name="Tabela10.B5" table:number-columns-spanned="5" office:value-type="string">
            <text:p text:style-name="P10">Removido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row>
          <table:table-cell table:style-name="Tabela11.A1" office:value-type="string">
            <text:p text:style-name="P43">Sig:</text:p>
          </table:table-cell>
          <table:table-cell table:style-name="Tabela11.B1" table:number-columns-spanned="5" office:value-type="string">
            <text:p text:style-name="P46">SIGAd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44">Conferências</text:p>
          </table:table-cell>
          <table:table-cell table:style-name="Tabela11.A2" office:value-type="string">
            <text:p text:style-name="P44">Duração</text:p>
          </table:table-cell>
          <table:table-cell table:style-name="Tabela11.A2" office:value-type="string">
            <text:p text:style-name="P44">Anos sem publicações</text:p>
          </table:table-cell>
          <table:table-cell table:style-name="Tabela11.A2" office:value-type="string">
            <text:p text:style-name="P44">Total de anos</text:p>
          </table:table-cell>
          <table:table-cell table:style-name="Tabela11.A2" office:value-type="string">
            <text:p text:style-name="P44">Total Autores</text:p>
          </table:table-cell>
          <table:table-cell table:style-name="Tabela11.F2" office:value-type="string">
            <text:p text:style-name="P44">Média de Autores por ano</text:p>
          </table:table-cell>
        </table:table-row>
        <table:table-row table:style-name="Tabela11.3">
          <table:table-cell table:style-name="Tabela11.A3" office:value-type="string">
            <text:p text:style-name="P25">HILT</text:p>
          </table:table-cell>
          <table:table-cell table:style-name="Tabela11.A3" office:value-type="string">
            <text:p text:style-name="P2">-</text:p>
          </table:table-cell>
          <table:table-cell table:style-name="Tabela11.A3" office:value-type="string">
            <text:p text:style-name="P2">-</text:p>
          </table:table-cell>
          <table:table-cell table:style-name="Tabela11.A3" office:value-type="string">
            <text:p text:style-name="P2">-</text:p>
          </table:table-cell>
          <table:table-cell table:style-name="Tabela11.A3" office:value-type="string">
            <text:p text:style-name="P2">-</text:p>
          </table:table-cell>
          <table:table-cell table:style-name="Tabela11.F3" office:value-type="string">
            <text:p text:style-name="P2">-</text:p>
          </table:table-cell>
        </table:table-row>
        <table:table-row table:style-name="Tabela11.3">
          <table:table-cell table:style-name="Tabela11.A4" office:value-type="string">
            <text:p text:style-name="P25">IRTAW</text:p>
          </table:table-cell>
          <table:table-cell table:style-name="Tabela11.A4" office:value-type="string">
            <text:p text:style-name="P2">-</text:p>
          </table:table-cell>
          <table:table-cell table:style-name="Tabela11.A4" office:value-type="string">
            <text:p text:style-name="P2">-</text:p>
          </table:table-cell>
          <table:table-cell table:style-name="Tabela11.A4" office:value-type="string">
            <text:p text:style-name="P2">-</text:p>
          </table:table-cell>
          <table:table-cell table:style-name="Tabela11.A4" office:value-type="string">
            <text:p text:style-name="P2">-</text:p>
          </table:table-cell>
          <table:table-cell table:style-name="Tabela11.F4" office:value-type="string">
            <text:p text:style-name="P2">-</text:p>
          </table:table-cell>
        </table:table-row>
        <table:table-row table:style-name="Tabela11.3">
          <table:table-cell table:style-name="Tabela11.A4" office:value-type="string">
            <text:p text:style-name="P17">Ada-Europe</text:p>
          </table:table-cell>
          <table:table-cell table:style-name="Tabela11.A4" office:value-type="string">
            <text:p text:style-name="P16">1991-2011</text:p>
          </table:table-cell>
          <table:table-cell table:style-name="Tabela11.A4" office:value-type="string">
            <text:p text:style-name="P16">-</text:p>
          </table:table-cell>
          <table:table-cell table:style-name="Tabela11.A4" office:value-type="string">
            <text:p text:style-name="P16">21</text:p>
          </table:table-cell>
          <table:table-cell table:style-name="Tabela11.A4" office:value-type="string">
            <text:p text:style-name="P16">1289</text:p>
          </table:table-cell>
          <table:table-cell table:style-name="Tabela11.F4" office:value-type="string">
            <text:p text:style-name="P16">61,38</text:p>
          </table:table-cell>
        </table:table-row>
        <table:table-row table:style-name="Tabela11.3">
          <table:table-cell table:style-name="Tabela11.A4" office:value-type="string">
            <text:p text:style-name="P25">SSTC</text:p>
          </table:table-cell>
          <table:table-cell table:style-name="Tabela11.A4" office:value-type="string">
            <text:p text:style-name="P2">-</text:p>
          </table:table-cell>
          <table:table-cell table:style-name="Tabela11.A4" office:value-type="string">
            <text:p text:style-name="P2">-</text:p>
          </table:table-cell>
          <table:table-cell table:style-name="Tabela11.A4" office:value-type="string">
            <text:p text:style-name="P2">-</text:p>
          </table:table-cell>
          <table:table-cell table:style-name="Tabela11.A4" office:value-type="string">
            <text:p text:style-name="P2">-</text:p>
          </table:table-cell>
          <table:table-cell table:style-name="Tabela11.F4" office:value-type="string">
            <text:p text:style-name="P2">-</text:p>
          </table:table-cell>
        </table:table-row>
        <table:table-row table:style-name="Tabela11.3">
          <table:table-cell table:style-name="Tabela11.A4" office:value-type="string">
            <text:p text:style-name="P25">Ada Conference UK</text:p>
          </table:table-cell>
          <table:table-cell table:style-name="Tabela11.A4" office:value-type="string">
            <text:p text:style-name="P2">-</text:p>
          </table:table-cell>
          <table:table-cell table:style-name="Tabela11.A4" office:value-type="string">
            <text:p text:style-name="P2">-</text:p>
          </table:table-cell>
          <table:table-cell table:style-name="Tabela11.A4" office:value-type="string">
            <text:p text:style-name="P2">-</text:p>
          </table:table-cell>
          <table:table-cell table:style-name="Tabela11.A4" office:value-type="string">
            <text:p text:style-name="P2">-</text:p>
          </table:table-cell>
          <table:table-cell table:style-name="Tabela11.F4" office:value-type="string">
            <text:p text:style-name="P2">-</text:p>
          </table:table-cell>
        </table:table-row>
        <table:table-row table:style-name="Tabela11.3">
          <table:table-cell table:style-name="Tabela11.A4" office:value-type="string">
            <text:p text:style-name="P25">DASIA</text:p>
          </table:table-cell>
          <table:table-cell table:style-name="Tabela11.A4" office:value-type="string">
            <text:p text:style-name="P2">-</text:p>
          </table:table-cell>
          <table:table-cell table:style-name="Tabela11.A4" office:value-type="string">
            <text:p text:style-name="P2">-</text:p>
          </table:table-cell>
          <table:table-cell table:style-name="Tabela11.A4" office:value-type="string">
            <text:p text:style-name="P2">-</text:p>
          </table:table-cell>
          <table:table-cell table:style-name="Tabela11.A4" office:value-type="string">
            <text:p text:style-name="P2">-</text:p>
          </table:table-cell>
          <table:table-cell table:style-name="Tabela11.F4" office:value-type="string">
            <text:p text:style-name="P2">-</text:p>
          </table:table-cell>
        </table:table-row>
        <text:soft-page-break/>
        <table:table-row table:style-name="Tabela11.3">
          <table:table-cell table:style-name="Tabela11.A4" office:value-type="string">
            <text:p text:style-name="P25">PODC </text:p>
          </table:table-cell>
          <table:table-cell table:style-name="Tabela11.A4" office:value-type="string">
            <text:p text:style-name="P2">1982-2011</text:p>
          </table:table-cell>
          <table:table-cell table:style-name="Tabela11.A4" office:value-type="string">
            <text:p text:style-name="P2">-</text:p>
          </table:table-cell>
          <table:table-cell table:style-name="Tabela11.A4" office:value-type="string">
            <text:p text:style-name="P2">30</text:p>
          </table:table-cell>
          <table:table-cell table:style-name="Tabela11.A4" office:value-type="string">
            <text:p text:style-name="P2">3463</text:p>
          </table:table-cell>
          <table:table-cell table:style-name="Tabela11.F4" office:value-type="string">
            <text:p text:style-name="P2">115,43</text:p>
          </table:table-cell>
        </table:table-row>
        <table:table-row>
          <table:table-cell table:style-name="Tabela11.A10" office:value-type="string">
            <text:p text:style-name="P9">Conclusão:</text:p>
          </table:table-cell>
          <table:table-cell table:style-name="Tabela11.B10" table:number-columns-spanned="5" office:value-type="string">
            <text:p text:style-name="P9">Sig adicionado ao dataset de pesquis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1.A11" office:value-type="string">
            <text:p text:style-name="P9">Status:</text:p>
          </table:table-cell>
          <table:table-cell table:style-name="Tabela11.B11" table:number-columns-spanned="5" office:value-type="string">
            <text:p text:style-name="P13">Ok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row>
          <table:table-cell table:style-name="Tabela12.A1" office:value-type="string">
            <text:p text:style-name="P43">Sig:</text:p>
          </table:table-cell>
          <table:table-cell table:style-name="Tabela12.B1" table:number-columns-spanned="5" office:value-type="string">
            <text:p text:style-name="P46">SIGCOM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2.A2" office:value-type="string">
            <text:p text:style-name="P44">Conferências</text:p>
          </table:table-cell>
          <table:table-cell table:style-name="Tabela12.A2" office:value-type="string">
            <text:p text:style-name="P44">Duração</text:p>
          </table:table-cell>
          <table:table-cell table:style-name="Tabela12.A2" office:value-type="string">
            <text:p text:style-name="P44">Anos sem publicações</text:p>
          </table:table-cell>
          <table:table-cell table:style-name="Tabela12.A2" office:value-type="string">
            <text:p text:style-name="P44">Total de anos</text:p>
          </table:table-cell>
          <table:table-cell table:style-name="Tabela12.A2" office:value-type="string">
            <text:p text:style-name="P44">Total Autores</text:p>
          </table:table-cell>
          <table:table-cell table:style-name="Tabela12.F2" office:value-type="string">
            <text:p text:style-name="P44">Média de Autores por ano</text:p>
          </table:table-cell>
        </table:table-row>
        <table:table-row table:style-name="Tabela12.3">
          <table:table-cell table:style-name="Tabela12.A3" office:value-type="string">
            <text:p text:style-name="P23">SIGCOMM</text:p>
          </table:table-cell>
          <table:table-cell table:style-name="Tabela12.B3" office:value-type="string">
            <text:p text:style-name="P24">1985-2011</text:p>
          </table:table-cell>
          <table:table-cell table:style-name="Tabela12.B3" office:value-type="string">
            <text:p text:style-name="P24">1987</text:p>
          </table:table-cell>
          <table:table-cell table:style-name="Tabela12.B3" office:value-type="string">
            <text:p text:style-name="P24">26</text:p>
          </table:table-cell>
          <table:table-cell table:style-name="Tabela12.B3" office:value-type="string">
            <text:p text:style-name="P24">2805</text:p>
          </table:table-cell>
          <table:table-cell table:style-name="Tabela12.F3" office:value-type="string">
            <text:p text:style-name="P24">107,88</text:p>
          </table:table-cell>
        </table:table-row>
        <table:table-row table:style-name="Tabela12.3">
          <table:table-cell table:style-name="Tabela12.A3" office:value-type="string">
            <text:p text:style-name="P25">CoNEXT</text:p>
          </table:table-cell>
          <table:table-cell table:style-name="Tabela12.A3" office:value-type="string">
            <text:p text:style-name="P2">2005-2010</text:p>
          </table:table-cell>
          <table:table-cell table:style-name="Tabela12.A3" office:value-type="string">
            <text:p text:style-name="P2">-</text:p>
          </table:table-cell>
          <table:table-cell table:style-name="Tabela12.A3" office:value-type="string">
            <text:p text:style-name="P2">6</text:p>
          </table:table-cell>
          <table:table-cell table:style-name="Tabela12.A3" office:value-type="string">
            <text:p text:style-name="P2">1102</text:p>
          </table:table-cell>
          <table:table-cell table:style-name="Tabela12.F4" office:value-type="string">
            <text:p text:style-name="P2">183,67</text:p>
          </table:table-cell>
        </table:table-row>
        <table:table-row table:style-name="Tabela12.3">
          <table:table-cell table:style-name="Tabela12.A3" office:value-type="string">
            <text:p text:style-name="P25">SenSys</text:p>
          </table:table-cell>
          <table:table-cell table:style-name="Tabela12.A3" office:value-type="string">
            <text:p text:style-name="P2">2003-2011</text:p>
          </table:table-cell>
          <table:table-cell table:style-name="Tabela12.A3" office:value-type="string">
            <text:p text:style-name="P2">-</text:p>
          </table:table-cell>
          <table:table-cell table:style-name="Tabela12.A3" office:value-type="string">
            <text:p text:style-name="P2">9</text:p>
          </table:table-cell>
          <table:table-cell table:style-name="Tabela12.A3" office:value-type="string">
            <text:p text:style-name="P2">2714</text:p>
          </table:table-cell>
          <table:table-cell table:style-name="Tabela12.F4" office:value-type="string">
            <text:p text:style-name="P2">301,56</text:p>
          </table:table-cell>
        </table:table-row>
        <table:table-row table:style-name="Tabela12.3">
          <table:table-cell table:style-name="Tabela12.A3" office:value-type="string">
            <text:p text:style-name="P25">ANCS</text:p>
          </table:table-cell>
          <table:table-cell table:style-name="Tabela12.A3" office:value-type="string">
            <text:p text:style-name="P2">-</text:p>
          </table:table-cell>
          <table:table-cell table:style-name="Tabela12.A3" office:value-type="string">
            <text:p text:style-name="P2">-</text:p>
          </table:table-cell>
          <table:table-cell table:style-name="Tabela12.A3" office:value-type="string">
            <text:p text:style-name="P2">-</text:p>
          </table:table-cell>
          <table:table-cell table:style-name="Tabela12.A3" office:value-type="string">
            <text:p text:style-name="P2">-</text:p>
          </table:table-cell>
          <table:table-cell table:style-name="Tabela12.F4" office:value-type="string">
            <text:p text:style-name="P2">-</text:p>
          </table:table-cell>
        </table:table-row>
        <table:table-row>
          <table:table-cell table:style-name="Tabela12.A7" office:value-type="string">
            <text:p text:style-name="P9">Conclusão:</text:p>
          </table:table-cell>
          <table:table-cell table:style-name="Tabela12.B7" table:number-columns-spanned="5" office:value-type="string">
            <text:p text:style-name="P9">Sig adicionado ao dataset de pesquisa. A conferência SIGCOMM foi escolhida, no entanto, o período adotado será de 1988 a 2011 (24 anos), pois neste período os dados são contínuos. Com isso, teremos um total de 2626 autores, tendo em média 109,42 autor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2.A8" office:value-type="string">
            <text:p text:style-name="P9">Status:</text:p>
          </table:table-cell>
          <table:table-cell table:style-name="Tabela12.B8" table:number-columns-spanned="5" office:value-type="string">
            <text:p text:style-name="P23">Ok – Com ressalva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row>
          <table:table-cell table:style-name="Tabela13.A1" office:value-type="string">
            <text:p text:style-name="P43">Sig:</text:p>
          </table:table-cell>
          <table:table-cell table:style-name="Tabela13.B1" table:number-columns-spanned="5" office:value-type="string">
            <text:p text:style-name="P46">SIGI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3.A2" office:value-type="string">
            <text:p text:style-name="P44">Conferências</text:p>
          </table:table-cell>
          <table:table-cell table:style-name="Tabela13.A2" office:value-type="string">
            <text:p text:style-name="P44">Duração</text:p>
          </table:table-cell>
          <table:table-cell table:style-name="Tabela13.A2" office:value-type="string">
            <text:p text:style-name="P44">Anos sem publicações</text:p>
          </table:table-cell>
          <table:table-cell table:style-name="Tabela13.A2" office:value-type="string">
            <text:p text:style-name="P44">Total de anos</text:p>
          </table:table-cell>
          <table:table-cell table:style-name="Tabela13.A2" office:value-type="string">
            <text:p text:style-name="P44">Total Autores</text:p>
          </table:table-cell>
          <table:table-cell table:style-name="Tabela13.F2" office:value-type="string">
            <text:p text:style-name="P44">Média de Autores por ano</text:p>
          </table:table-cell>
        </table:table-row>
        <table:table-row table:style-name="Tabela13.3">
          <table:table-cell table:style-name="Tabela13.A3" office:value-type="string">
            <text:p text:style-name="P18">SIGIR</text:p>
          </table:table-cell>
          <table:table-cell table:style-name="Tabela13.A3" office:value-type="string">
            <text:p text:style-name="P24">1971-2011</text:p>
          </table:table-cell>
          <table:table-cell table:style-name="Tabela13.A3" office:value-type="string">
            <text:p text:style-name="P24">1972, 1974, 1975, 1976, 1977</text:p>
          </table:table-cell>
          <table:table-cell table:style-name="Tabela13.A3" office:value-type="string">
            <text:p text:style-name="P24">36</text:p>
          </table:table-cell>
          <table:table-cell table:style-name="Tabela13.A3" office:value-type="string">
            <text:p text:style-name="P24">7282</text:p>
          </table:table-cell>
          <table:table-cell table:style-name="Tabela13.F3" office:value-type="string">
            <text:p text:style-name="P24">202,28</text:p>
          </table:table-cell>
        </table:table-row>
        <table:table-row>
          <table:table-cell table:style-name="Tabela13.A4" office:value-type="string">
            <text:p text:style-name="P9">Conclusão:</text:p>
          </table:table-cell>
          <table:table-cell table:style-name="Tabela13.B4" table:number-columns-spanned="5" office:value-type="string">
            <text:p text:style-name="P9">Sig adicionado ao dataset de pesquisa. A conferência SIGIR foi escolhida, no entanto, o período adotado será de 1978 a 2011 (33 anos), pois neste período os dados são contínuos. Com isso, teremos um total de 7220 autores, tendo em média 218,79 autor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3.A5" office:value-type="string">
            <text:p text:style-name="P9">Status:</text:p>
          </table:table-cell>
          <table:table-cell table:style-name="Tabela13.B5" table:number-columns-spanned="5" office:value-type="string">
            <text:p text:style-name="P23">Ok – Com ressalva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row>
          <table:table-cell table:style-name="Tabela14.A1" office:value-type="string">
            <text:p text:style-name="P43">Sig:</text:p>
          </table:table-cell>
          <table:table-cell table:style-name="Tabela14.B1" table:number-columns-spanned="5" office:value-type="string">
            <text:p text:style-name="P46">SIGMO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4.A2" office:value-type="string">
            <text:p text:style-name="P44">Conferências</text:p>
          </table:table-cell>
          <table:table-cell table:style-name="Tabela14.A2" office:value-type="string">
            <text:p text:style-name="P44">Duração</text:p>
          </table:table-cell>
          <table:table-cell table:style-name="Tabela14.A2" office:value-type="string">
            <text:p text:style-name="P44">Anos sem publicações</text:p>
          </table:table-cell>
          <table:table-cell table:style-name="Tabela14.A2" office:value-type="string">
            <text:p text:style-name="P44">Total de anos</text:p>
          </table:table-cell>
          <table:table-cell table:style-name="Tabela14.A2" office:value-type="string">
            <text:p text:style-name="P44">Total Autores</text:p>
          </table:table-cell>
          <table:table-cell table:style-name="Tabela14.F2" office:value-type="string">
            <text:p text:style-name="P44">Média de Autores por ano</text:p>
          </table:table-cell>
        </table:table-row>
        <table:table-row table:style-name="Tabela14.3">
          <table:table-cell table:style-name="Tabela14.A3" office:value-type="string">
            <text:p text:style-name="P15">Sigmod Conference</text:p>
          </table:table-cell>
          <table:table-cell table:style-name="Tabela14.A3" office:value-type="string">
            <text:p text:style-name="P16">1975-2012</text:p>
          </table:table-cell>
          <table:table-cell table:style-name="Tabela14.A3" office:value-type="string">
            <text:p text:style-name="P16">-</text:p>
          </table:table-cell>
          <table:table-cell table:style-name="Tabela14.A3" office:value-type="string">
            <text:p text:style-name="P16">38</text:p>
          </table:table-cell>
          <table:table-cell table:style-name="Tabela14.A3" office:value-type="string">
            <text:p text:style-name="P16">8508</text:p>
          </table:table-cell>
          <table:table-cell table:style-name="Tabela14.F3" office:value-type="string">
            <text:p text:style-name="P16">223,89</text:p>
          </table:table-cell>
        </table:table-row>
        <table:table-row table:style-name="Tabela14.3">
          <table:table-cell table:style-name="Tabela14.A4" office:value-type="string">
            <text:p text:style-name="P1">PODS</text:p>
          </table:table-cell>
          <table:table-cell table:style-name="Tabela14.A4" office:value-type="string">
            <text:p text:style-name="P2">1982-2012</text:p>
          </table:table-cell>
          <table:table-cell table:style-name="Tabela14.A4" office:value-type="string">
            <text:p text:style-name="P2">-</text:p>
          </table:table-cell>
          <table:table-cell table:style-name="Tabela14.A4" office:value-type="string">
            <text:p text:style-name="P2">31</text:p>
          </table:table-cell>
          <table:table-cell table:style-name="Tabela14.A4" office:value-type="string">
            <text:p text:style-name="P2">2306</text:p>
          </table:table-cell>
          <table:table-cell table:style-name="Tabela14.F4" office:value-type="string">
            <text:p text:style-name="P2">74,39</text:p>
          </table:table-cell>
        </table:table-row>
        <table:table-row>
          <table:table-cell table:style-name="Tabela14.A5" office:value-type="string">
            <text:p text:style-name="P9">Conclusão:</text:p>
          </table:table-cell>
          <table:table-cell table:style-name="Tabela14.B5" table:number-columns-spanned="5" office:value-type="string">
            <text:p text:style-name="P9">Sig adicionado ao dataset de pesquis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4.A6" office:value-type="string">
            <text:p text:style-name="P9">Status:</text:p>
          </table:table-cell>
          <table:table-cell table:style-name="Tabela14.B6" table:number-columns-spanned="5" office:value-type="string">
            <text:p text:style-name="P13">Ok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row>
          <table:table-cell table:style-name="Tabela15.A1" office:value-type="string">
            <text:p text:style-name="P43">Sig:</text:p>
          </table:table-cell>
          <table:table-cell table:style-name="Tabela15.B1" table:number-columns-spanned="5" office:value-type="string">
            <text:p text:style-name="P46">SIGUCC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5.A2" office:value-type="string">
            <text:p text:style-name="P44">Conferências</text:p>
          </table:table-cell>
          <table:table-cell table:style-name="Tabela15.A2" office:value-type="string">
            <text:p text:style-name="P44">Duração</text:p>
          </table:table-cell>
          <table:table-cell table:style-name="Tabela15.A2" office:value-type="string">
            <text:p text:style-name="P44">Anos sem <text:soft-page-break/>publicações</text:p>
          </table:table-cell>
          <table:table-cell table:style-name="Tabela15.A2" office:value-type="string">
            <text:p text:style-name="P44">Total de anos</text:p>
          </table:table-cell>
          <table:table-cell table:style-name="Tabela15.A2" office:value-type="string">
            <text:p text:style-name="P44">Total <text:soft-page-break/>Autores</text:p>
          </table:table-cell>
          <table:table-cell table:style-name="Tabela15.F2" office:value-type="string">
            <text:p text:style-name="P44">Média de Autores <text:soft-page-break/>por ano</text:p>
          </table:table-cell>
        </table:table-row>
        <table:table-row table:style-name="Tabela15.3">
          <table:table-cell table:style-name="Tabela15.A3" office:value-type="string">
            <text:p text:style-name="P18">SIGUCCS</text:p>
          </table:table-cell>
          <table:table-cell table:style-name="Tabela15.A3" office:value-type="string">
            <text:p text:style-name="P24">1987-2011</text:p>
          </table:table-cell>
          <table:table-cell table:style-name="Tabela15.A3" office:value-type="string">
            <text:p text:style-name="P24">1988</text:p>
          </table:table-cell>
          <table:table-cell table:style-name="Tabela15.A3" office:value-type="string">
            <text:p text:style-name="P24">24</text:p>
          </table:table-cell>
          <table:table-cell table:style-name="Tabela15.A3" office:value-type="string">
            <text:p text:style-name="P24">2845</text:p>
          </table:table-cell>
          <table:table-cell table:style-name="Tabela15.F3" office:value-type="string">
            <text:p text:style-name="P24">118,54</text:p>
          </table:table-cell>
        </table:table-row>
        <table:table-row>
          <table:table-cell table:style-name="Tabela15.A4" office:value-type="string">
            <text:p text:style-name="P9">Conclusão:</text:p>
          </table:table-cell>
          <table:table-cell table:style-name="Tabela15.B4" table:number-columns-spanned="5" office:value-type="string">
            <text:p text:style-name="P9">Sig adicionado ao dataset de pesquisa. A conferência SIGUCCS foi escolhida, no entanto, o período adotado será de 1989 a 2011 (23 anos), pois neste período os dados são contínuos. Com isso, teremos um total de 2730 autores, tendo em média 118,7 autor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5.A5" office:value-type="string">
            <text:p text:style-name="P9">Status:</text:p>
          </table:table-cell>
          <table:table-cell table:style-name="Tabela15.B5" table:number-columns-spanned="5" office:value-type="string">
            <text:p text:style-name="P23">Ok – Com ressalva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row>
          <table:table-cell table:style-name="Tabela16.A1" office:value-type="string">
            <text:p text:style-name="P43">Sig:</text:p>
          </table:table-cell>
          <table:table-cell table:style-name="Tabela16.B1" table:number-columns-spanned="5" office:value-type="string">
            <text:p text:style-name="P46">SIGAPP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44">Conferências</text:p>
          </table:table-cell>
          <table:table-cell table:style-name="Tabela16.A2" office:value-type="string">
            <text:p text:style-name="P44">Duração</text:p>
          </table:table-cell>
          <table:table-cell table:style-name="Tabela16.A2" office:value-type="string">
            <text:p text:style-name="P44">Anos sem publicações</text:p>
          </table:table-cell>
          <table:table-cell table:style-name="Tabela16.A2" office:value-type="string">
            <text:p text:style-name="P44">Total de anos</text:p>
          </table:table-cell>
          <table:table-cell table:style-name="Tabela16.A2" office:value-type="string">
            <text:p text:style-name="P44">Total Autores</text:p>
          </table:table-cell>
          <table:table-cell table:style-name="Tabela16.F2" office:value-type="string">
            <text:p text:style-name="P44">Média de Autores por ano</text:p>
          </table:table-cell>
        </table:table-row>
        <table:table-row table:style-name="Tabela16.3">
          <table:table-cell table:style-name="Tabela16.A3" office:value-type="string">
            <text:p text:style-name="P23">SAC</text:p>
          </table:table-cell>
          <table:table-cell table:style-name="Tabela16.A3" office:value-type="string">
            <text:p text:style-name="P24">1993-2011</text:p>
          </table:table-cell>
          <table:table-cell table:style-name="Tabela16.A3" office:value-type="string">
            <text:p text:style-name="P24">2000</text:p>
          </table:table-cell>
          <table:table-cell table:style-name="Tabela16.A3" office:value-type="string">
            <text:p text:style-name="P24">18</text:p>
          </table:table-cell>
          <table:table-cell table:style-name="Tabela16.A3" office:value-type="string">
            <text:p text:style-name="P24">12374</text:p>
          </table:table-cell>
          <table:table-cell table:style-name="Tabela16.F3" office:value-type="string">
            <text:p text:style-name="P24">687,44</text:p>
          </table:table-cell>
        </table:table-row>
        <table:table-row>
          <table:table-cell table:style-name="Tabela16.A4" office:value-type="string">
            <text:p text:style-name="P9">Conclusão:</text:p>
          </table:table-cell>
          <table:table-cell table:style-name="Tabela16.B4" table:number-columns-spanned="5" office:value-type="string">
            <text:p text:style-name="P9">Sig adicionado ao dataset de pesquisa. As conferências SAC (1) e SAC (2) correspondem as dados faltante da conferênci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5" office:value-type="string">
            <text:p text:style-name="P9">Status:</text:p>
          </table:table-cell>
          <table:table-cell table:style-name="Tabela16.B5" table:number-columns-spanned="5" office:value-type="string">
            <text:p text:style-name="P23">Ok – Com ressalva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row>
          <table:table-cell table:style-name="Tabela17.A1" office:value-type="string">
            <text:p text:style-name="P43">Sig:</text:p>
          </table:table-cell>
          <table:table-cell table:style-name="Tabela17.B1" table:number-columns-spanned="5" office:value-type="string">
            <text:p text:style-name="P46">SIGCS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44">Conferências</text:p>
          </table:table-cell>
          <table:table-cell table:style-name="Tabela17.A2" office:value-type="string">
            <text:p text:style-name="P44">Duração</text:p>
          </table:table-cell>
          <table:table-cell table:style-name="Tabela17.A2" office:value-type="string">
            <text:p text:style-name="P44">Anos sem publicações</text:p>
          </table:table-cell>
          <table:table-cell table:style-name="Tabela17.A2" office:value-type="string">
            <text:p text:style-name="P44">Total de anos</text:p>
          </table:table-cell>
          <table:table-cell table:style-name="Tabela17.A2" office:value-type="string">
            <text:p text:style-name="P44">Total Autores</text:p>
          </table:table-cell>
          <table:table-cell table:style-name="Tabela17.F2" office:value-type="string">
            <text:p text:style-name="P44">Média de Autores por ano</text:p>
          </table:table-cell>
        </table:table-row>
        <table:table-row table:style-name="Tabela17.3">
          <table:table-cell table:style-name="Tabela17.A3" office:value-type="string">
            <text:p text:style-name="P15">SIGCSE</text:p>
          </table:table-cell>
          <table:table-cell table:style-name="Tabela17.A3" office:value-type="string">
            <text:p text:style-name="P16">1986-2012</text:p>
          </table:table-cell>
          <table:table-cell table:style-name="Tabela17.A3" office:value-type="string">
            <text:p text:style-name="P16">-</text:p>
          </table:table-cell>
          <table:table-cell table:style-name="Tabela17.A3" office:value-type="string">
            <text:p text:style-name="P16">27</text:p>
          </table:table-cell>
          <table:table-cell table:style-name="Tabela17.A3" office:value-type="string">
            <text:p text:style-name="P16">7135</text:p>
          </table:table-cell>
          <table:table-cell table:style-name="Tabela17.F3" office:value-type="string">
            <text:p text:style-name="P14">264,26</text:p>
          </table:table-cell>
        </table:table-row>
        <table:table-row table:style-name="Tabela17.3">
          <table:table-cell table:style-name="Tabela17.A4" office:value-type="string">
            <text:p text:style-name="P33">ITiCSE</text:p>
          </table:table-cell>
          <table:table-cell table:style-name="Tabela17.A4" office:value-type="string">
            <text:p text:style-name="P34">1996-2011</text:p>
          </table:table-cell>
          <table:table-cell table:style-name="Tabela17.A4" office:value-type="string">
            <text:p text:style-name="P38">-</text:p>
          </table:table-cell>
          <table:table-cell table:style-name="Tabela17.A4" office:value-type="string">
            <text:p text:style-name="P38">16</text:p>
          </table:table-cell>
          <table:table-cell table:style-name="Tabela17.A4" office:value-type="string">
            <text:p text:style-name="P34">3871</text:p>
          </table:table-cell>
          <table:table-cell table:style-name="Tabela17.F4" office:value-type="string">
            <text:p text:style-name="P38">241,94</text:p>
          </table:table-cell>
        </table:table-row>
        <table:table-row table:style-name="Tabela17.3">
          <table:table-cell table:style-name="Tabela17.A4" office:value-type="string">
            <text:p text:style-name="P33">ICER</text:p>
          </table:table-cell>
          <table:table-cell table:style-name="Tabela17.A4" office:value-type="string">
            <text:p text:style-name="P34">-</text:p>
          </table:table-cell>
          <table:table-cell table:style-name="Tabela17.A4" office:value-type="string">
            <text:p text:style-name="P38">-</text:p>
          </table:table-cell>
          <table:table-cell table:style-name="Tabela17.A4" office:value-type="string">
            <text:p text:style-name="P38">-</text:p>
          </table:table-cell>
          <table:table-cell table:style-name="Tabela17.A4" office:value-type="string">
            <text:p text:style-name="P38">-</text:p>
          </table:table-cell>
          <table:table-cell table:style-name="Tabela17.F4" office:value-type="string">
            <text:p text:style-name="P38">-</text:p>
          </table:table-cell>
        </table:table-row>
        <table:table-row table:style-name="Tabela17.3">
          <table:table-cell table:style-name="Tabela17.A4" office:value-type="string">
            <text:p text:style-name="P33">DC</text:p>
          </table:table-cell>
          <table:table-cell table:style-name="Tabela17.A4" office:value-type="string">
            <text:p text:style-name="P34">-</text:p>
          </table:table-cell>
          <table:table-cell table:style-name="Tabela17.A4" office:value-type="string">
            <text:p text:style-name="P38">-</text:p>
          </table:table-cell>
          <table:table-cell table:style-name="Tabela17.A4" office:value-type="string">
            <text:p text:style-name="P38">-</text:p>
          </table:table-cell>
          <table:table-cell table:style-name="Tabela17.A4" office:value-type="string">
            <text:p text:style-name="P38">-</text:p>
          </table:table-cell>
          <table:table-cell table:style-name="Tabela17.F4" office:value-type="string">
            <text:p text:style-name="P38">-</text:p>
          </table:table-cell>
        </table:table-row>
        <table:table-row>
          <table:table-cell table:style-name="Tabela17.A7" office:value-type="string">
            <text:p text:style-name="P9">Conclusão:</text:p>
          </table:table-cell>
          <table:table-cell table:style-name="Tabela17.B7" table:number-columns-spanned="5" office:value-type="string">
            <text:p text:style-name="P9">Sig adicionado ao dataset para pesquis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8" office:value-type="string">
            <text:p text:style-name="P9">Status:</text:p>
          </table:table-cell>
          <table:table-cell table:style-name="Tabela17.B8" table:number-columns-spanned="5" office:value-type="string">
            <text:p text:style-name="P13">Ok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row>
          <table:table-cell table:style-name="Tabela18.A1" office:value-type="string">
            <text:p text:style-name="P43">Sig:</text:p>
          </table:table-cell>
          <table:table-cell table:style-name="Tabela18.B1" table:number-columns-spanned="5" office:value-type="string">
            <text:p text:style-name="P46">SIGI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44">Conferências</text:p>
          </table:table-cell>
          <table:table-cell table:style-name="Tabela18.A2" office:value-type="string">
            <text:p text:style-name="P44">Duração</text:p>
          </table:table-cell>
          <table:table-cell table:style-name="Tabela18.A2" office:value-type="string">
            <text:p text:style-name="P44">Anos sem publicações</text:p>
          </table:table-cell>
          <table:table-cell table:style-name="Tabela18.A2" office:value-type="string">
            <text:p text:style-name="P44">Total de anos</text:p>
          </table:table-cell>
          <table:table-cell table:style-name="Tabela18.A2" office:value-type="string">
            <text:p text:style-name="P44">Total Autores</text:p>
          </table:table-cell>
          <table:table-cell table:style-name="Tabela18.F2" office:value-type="string">
            <text:p text:style-name="P44">Média de Autores por ano</text:p>
          </table:table-cell>
        </table:table-row>
        <table:table-row table:style-name="Tabela18.3">
          <table:table-cell table:style-name="Tabela18.A3" office:value-type="string">
            <text:p text:style-name="P36">SIGITE Conference</text:p>
          </table:table-cell>
          <table:table-cell table:style-name="Tabela18.A3" office:value-type="string">
            <text:p text:style-name="P27">2004-2011</text:p>
          </table:table-cell>
          <table:table-cell table:style-name="Tabela18.A3" office:value-type="string">
            <text:p text:style-name="P37">-</text:p>
          </table:table-cell>
          <table:table-cell table:style-name="Tabela18.A3" office:value-type="string">
            <text:p text:style-name="P37">8</text:p>
          </table:table-cell>
          <table:table-cell table:style-name="Tabela18.A3" office:value-type="string">
            <text:p text:style-name="P27">937</text:p>
          </table:table-cell>
          <table:table-cell table:style-name="Tabela18.F3" office:value-type="string">
            <text:p text:style-name="P39">117,13</text:p>
          </table:table-cell>
        </table:table-row>
        <table:table-row>
          <table:table-cell table:style-name="Tabela18.A4" office:value-type="string">
            <text:p text:style-name="P9">Conclusão:</text:p>
          </table:table-cell>
          <table:table-cell table:style-name="Tabela18.B4" table:number-columns-spanned="5" office:value-type="string">
            <text:p text:style-name="P9">Sig removido do dataset para pesquisa. Conferência possui apenas 8 an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5" office:value-type="string">
            <text:p text:style-name="P9">Status:</text:p>
          </table:table-cell>
          <table:table-cell table:style-name="Tabela18.B5" table:number-columns-spanned="5" office:value-type="string">
            <text:p text:style-name="P10">Removido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row>
          <table:table-cell table:style-name="Tabela19.A1" office:value-type="string">
            <text:p text:style-name="P43">Sig:</text:p>
          </table:table-cell>
          <table:table-cell table:style-name="Tabela19.B1" table:number-columns-spanned="5" office:value-type="string">
            <text:p text:style-name="P8">SIGOP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44">Conferências</text:p>
          </table:table-cell>
          <table:table-cell table:style-name="Tabela19.A2" office:value-type="string">
            <text:p text:style-name="P44">Duração</text:p>
          </table:table-cell>
          <table:table-cell table:style-name="Tabela19.A2" office:value-type="string">
            <text:p text:style-name="P44">Anos sem publicações</text:p>
          </table:table-cell>
          <table:table-cell table:style-name="Tabela19.A2" office:value-type="string">
            <text:p text:style-name="P44">Total de anos</text:p>
          </table:table-cell>
          <table:table-cell table:style-name="Tabela19.A2" office:value-type="string">
            <text:p text:style-name="P44">Total Autores</text:p>
          </table:table-cell>
          <table:table-cell table:style-name="Tabela19.F2" office:value-type="string">
            <text:p text:style-name="P44">Média de Autores por ano</text:p>
          </table:table-cell>
        </table:table-row>
        <table:table-row table:style-name="Tabela19.3">
          <table:table-cell table:style-name="Tabela19.A3" office:value-type="string">
            <text:p text:style-name="P33">SOSP</text:p>
          </table:table-cell>
          <table:table-cell table:style-name="Tabela19.A3" office:value-type="string">
            <text:p text:style-name="P34">1971-2011</text:p>
          </table:table-cell>
          <table:table-cell table:style-name="Tabela19.A3" office:value-type="string">
            <text:p text:style-name="P34">só acontece em <text:soft-page-break/>ano impar</text:p>
          </table:table-cell>
          <table:table-cell table:style-name="Tabela19.A3" office:value-type="string">
            <text:p text:style-name="P34">21</text:p>
          </table:table-cell>
          <table:table-cell table:style-name="Tabela19.A3" office:value-type="string">
            <text:p text:style-name="P34">1559</text:p>
          </table:table-cell>
          <table:table-cell table:style-name="Tabela19.F3" office:value-type="string">
            <text:p text:style-name="P38">74,24</text:p>
          </table:table-cell>
        </table:table-row>
        <table:table-row table:style-name="Tabela19.3">
          <table:table-cell table:style-name="Tabela19.A4" office:value-type="string">
            <text:p text:style-name="P33">EuroSys</text:p>
          </table:table-cell>
          <table:table-cell table:style-name="Tabela19.A4" office:value-type="string">
            <text:p text:style-name="P34">2006-2012</text:p>
          </table:table-cell>
          <table:table-cell table:style-name="Tabela19.A4" office:value-type="string">
            <text:p text:style-name="P38">-</text:p>
          </table:table-cell>
          <table:table-cell table:style-name="Tabela19.A4" office:value-type="string">
            <text:p text:style-name="P38">7</text:p>
          </table:table-cell>
          <table:table-cell table:style-name="Tabela19.A4" office:value-type="string">
            <text:p text:style-name="P34">782</text:p>
          </table:table-cell>
          <table:table-cell table:style-name="Tabela19.F4" office:value-type="string">
            <text:p text:style-name="P38">111,71</text:p>
          </table:table-cell>
        </table:table-row>
        <table:table-row table:style-name="Tabela19.3">
          <table:table-cell table:style-name="Tabela19.A4" office:value-type="string">
            <text:p text:style-name="P15">PODC</text:p>
          </table:table-cell>
          <table:table-cell table:style-name="Tabela19.A4" office:value-type="string">
            <text:p text:style-name="P16">1982-2011</text:p>
          </table:table-cell>
          <table:table-cell table:style-name="Tabela19.A4" office:value-type="string">
            <text:p text:style-name="P14">-</text:p>
          </table:table-cell>
          <table:table-cell table:style-name="Tabela19.A4" office:value-type="string">
            <text:p text:style-name="P14">30</text:p>
          </table:table-cell>
          <table:table-cell table:style-name="Tabela19.A4" office:value-type="string">
            <text:p text:style-name="P16">3463</text:p>
          </table:table-cell>
          <table:table-cell table:style-name="Tabela19.F4" office:value-type="string">
            <text:p text:style-name="P14">115,43</text:p>
          </table:table-cell>
        </table:table-row>
        <table:table-row table:style-name="Tabela19.3">
          <table:table-cell table:style-name="Tabela19.A4" office:value-type="string">
            <text:p text:style-name="P33">ASPLOS</text:p>
          </table:table-cell>
          <table:table-cell table:style-name="Tabela19.A4" office:value-type="string">
            <text:p text:style-name="P34">1982-2012</text:p>
          </table:table-cell>
          <table:table-cell table:style-name="Tabela19.A4" office:value-type="string">
            <text:p text:style-name="P38"><text:span text:style-name="T1">1983, 1984, 1985, 1986, 1988, 1990, </text:span><text:span text:style-name="T1">1993, 1995, 1997, 1999, 2001, 2003, 2005, 2007</text:span></text:p>
          </table:table-cell>
          <table:table-cell table:style-name="Tabela19.A4" office:value-type="string">
            <text:p text:style-name="P38">17</text:p>
          </table:table-cell>
          <table:table-cell table:style-name="Tabela19.A4" office:value-type="string">
            <text:p text:style-name="P34">1759</text:p>
          </table:table-cell>
          <table:table-cell table:style-name="Tabela19.F4" office:value-type="string">
            <text:p text:style-name="P38">103,47</text:p>
          </table:table-cell>
        </table:table-row>
        <table:table-row table:style-name="Tabela19.3">
          <table:table-cell table:style-name="Tabela19.A4" office:value-type="string">
            <text:p text:style-name="P33">SenSys</text:p>
          </table:table-cell>
          <table:table-cell table:style-name="Tabela19.A4" office:value-type="string">
            <text:p text:style-name="P34">2003-2011</text:p>
          </table:table-cell>
          <table:table-cell table:style-name="Tabela19.A4" office:value-type="string">
            <text:p text:style-name="P38">-</text:p>
          </table:table-cell>
          <table:table-cell table:style-name="Tabela19.A4" office:value-type="string">
            <text:p text:style-name="P38">9</text:p>
          </table:table-cell>
          <table:table-cell table:style-name="Tabela19.A4" office:value-type="string">
            <text:p text:style-name="P34">2714</text:p>
          </table:table-cell>
          <table:table-cell table:style-name="Tabela19.F4" office:value-type="string">
            <text:p text:style-name="P38">301,56</text:p>
          </table:table-cell>
        </table:table-row>
        <table:table-row table:style-name="Tabela19.3">
          <table:table-cell table:style-name="Tabela19.A4" office:value-type="string">
            <text:p text:style-name="P33">SOCC</text:p>
          </table:table-cell>
          <table:table-cell table:style-name="Tabela19.A4" office:value-type="string">
            <text:p text:style-name="P34">2007-2011</text:p>
          </table:table-cell>
          <table:table-cell table:style-name="Tabela19.A4" office:value-type="string">
            <text:p text:style-name="P38">-</text:p>
          </table:table-cell>
          <table:table-cell table:style-name="Tabela19.A4" office:value-type="string">
            <text:p text:style-name="P38">5</text:p>
          </table:table-cell>
          <table:table-cell table:style-name="Tabela19.A4" office:value-type="string">
            <text:p text:style-name="P34">1570</text:p>
          </table:table-cell>
          <table:table-cell table:style-name="Tabela19.F4" office:value-type="string">
            <text:p text:style-name="P38">314</text:p>
          </table:table-cell>
        </table:table-row>
        <table:table-row table:style-name="Tabela19.3">
          <table:table-cell table:style-name="Tabela19.A4" office:value-type="string">
            <text:p text:style-name="P33">VEE</text:p>
          </table:table-cell>
          <table:table-cell table:style-name="Tabela19.A4" office:value-type="string">
            <text:p text:style-name="P34">-</text:p>
          </table:table-cell>
          <table:table-cell table:style-name="Tabela19.A4" office:value-type="string">
            <text:p text:style-name="P38">-</text:p>
          </table:table-cell>
          <table:table-cell table:style-name="Tabela19.A4" office:value-type="string">
            <text:p text:style-name="P38">-</text:p>
          </table:table-cell>
          <table:table-cell table:style-name="Tabela19.A4" office:value-type="string">
            <text:p text:style-name="P38">-</text:p>
          </table:table-cell>
          <table:table-cell table:style-name="Tabela19.F4" office:value-type="string">
            <text:p text:style-name="P38">-</text:p>
          </table:table-cell>
        </table:table-row>
        <table:table-row>
          <table:table-cell table:style-name="Tabela19.A10" office:value-type="string">
            <text:p text:style-name="P9">Conclusão:</text:p>
          </table:table-cell>
          <table:table-cell table:style-name="Tabela19.B10" table:number-columns-spanned="5" office:value-type="string">
            <text:p text:style-name="P9">Sig adicionado ao dataset de pesquis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11" office:value-type="string">
            <text:p text:style-name="P9">Status:</text:p>
          </table:table-cell>
          <table:table-cell table:style-name="Tabela19.B11" table:number-columns-spanned="5" office:value-type="string">
            <text:p text:style-name="P13">Ok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row>
          <table:table-cell table:style-name="Tabela20.A1" office:value-type="string">
            <text:p text:style-name="P43">Sig:</text:p>
          </table:table-cell>
          <table:table-cell table:style-name="Tabela20.B1" table:number-columns-spanned="5" office:value-type="string">
            <text:p text:style-name="P8">SIGWEB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44">Conferências</text:p>
          </table:table-cell>
          <table:table-cell table:style-name="Tabela20.A2" office:value-type="string">
            <text:p text:style-name="P44">Duração</text:p>
          </table:table-cell>
          <table:table-cell table:style-name="Tabela20.A2" office:value-type="string">
            <text:p text:style-name="P44">Anos sem publicações</text:p>
          </table:table-cell>
          <table:table-cell table:style-name="Tabela20.A2" office:value-type="string">
            <text:p text:style-name="P44">Total de anos</text:p>
          </table:table-cell>
          <table:table-cell table:style-name="Tabela20.A2" office:value-type="string">
            <text:p text:style-name="P44">Total Autores</text:p>
          </table:table-cell>
          <table:table-cell table:style-name="Tabela20.F2" office:value-type="string">
            <text:p text:style-name="P44">Média de Autores por ano</text:p>
          </table:table-cell>
        </table:table-row>
        <table:table-row table:style-name="Tabela20.3">
          <table:table-cell table:style-name="Tabela20.A3" office:value-type="string">
            <text:p text:style-name="P33">Hypertext</text:p>
          </table:table-cell>
          <table:table-cell table:style-name="Tabela20.A3" office:value-type="string">
            <text:p text:style-name="P34">1987-2009</text:p>
          </table:table-cell>
          <table:table-cell table:style-name="Tabela20.A3" office:value-type="string">
            <text:p text:style-name="P34">1988, 1990, 1992, 1994, 1995</text:p>
          </table:table-cell>
          <table:table-cell table:style-name="Tabela20.A3" office:value-type="string">
            <text:p text:style-name="P34">18</text:p>
          </table:table-cell>
          <table:table-cell table:style-name="Tabela20.A3" office:value-type="string">
            <text:p text:style-name="P34">2026</text:p>
          </table:table-cell>
          <table:table-cell table:style-name="Tabela20.F3" office:value-type="string">
            <text:p text:style-name="P38">112,56</text:p>
          </table:table-cell>
        </table:table-row>
        <table:table-row table:style-name="Tabela20.3">
          <table:table-cell table:style-name="Tabela20.A4" office:value-type="string">
            <text:p text:style-name="P33">JCDL</text:p>
          </table:table-cell>
          <table:table-cell table:style-name="Tabela20.A4" office:value-type="string">
            <text:p text:style-name="P34">2001-2011</text:p>
          </table:table-cell>
          <table:table-cell table:style-name="Tabela20.A4" office:value-type="string">
            <text:p text:style-name="P38">-</text:p>
          </table:table-cell>
          <table:table-cell table:style-name="Tabela20.A4" office:value-type="string">
            <text:p text:style-name="P38">11</text:p>
          </table:table-cell>
          <table:table-cell table:style-name="Tabela20.A4" office:value-type="string">
            <text:p text:style-name="P34">3961</text:p>
          </table:table-cell>
          <table:table-cell table:style-name="Tabela20.F4" office:value-type="string">
            <text:p text:style-name="P38">360,09</text:p>
          </table:table-cell>
        </table:table-row>
        <table:table-row table:style-name="Tabela20.3">
          <table:table-cell table:style-name="Tabela20.A4" office:value-type="string">
            <text:p text:style-name="P33">DocEng</text:p>
          </table:table-cell>
          <table:table-cell table:style-name="Tabela20.A4" office:value-type="string">
            <text:p text:style-name="P34">-</text:p>
          </table:table-cell>
          <table:table-cell table:style-name="Tabela20.A4" office:value-type="string">
            <text:p text:style-name="P38">-</text:p>
          </table:table-cell>
          <table:table-cell table:style-name="Tabela20.A4" office:value-type="string">
            <text:p text:style-name="P38">-</text:p>
          </table:table-cell>
          <table:table-cell table:style-name="Tabela20.A4" office:value-type="string">
            <text:p text:style-name="P34">-</text:p>
          </table:table-cell>
          <table:table-cell table:style-name="Tabela20.F4" office:value-type="string">
            <text:p text:style-name="P38">-</text:p>
          </table:table-cell>
        </table:table-row>
        <table:table-row table:style-name="Tabela20.3">
          <table:table-cell table:style-name="Tabela20.A4" office:value-type="string">
            <text:p text:style-name="P33">WebSci</text:p>
          </table:table-cell>
          <table:table-cell table:style-name="Tabela20.A4" office:value-type="string">
            <text:p text:style-name="P34">-</text:p>
          </table:table-cell>
          <table:table-cell table:style-name="Tabela20.A4" office:value-type="string">
            <text:p text:style-name="P34">-</text:p>
          </table:table-cell>
          <table:table-cell table:style-name="Tabela20.A4" office:value-type="string">
            <text:p text:style-name="P38">-</text:p>
          </table:table-cell>
          <table:table-cell table:style-name="Tabela20.A4" office:value-type="string">
            <text:p text:style-name="P34">-</text:p>
          </table:table-cell>
          <table:table-cell table:style-name="Tabela20.F4" office:value-type="string">
            <text:p text:style-name="P38">-</text:p>
          </table:table-cell>
        </table:table-row>
        <table:table-row table:style-name="Tabela20.3">
          <table:table-cell table:style-name="Tabela20.A4" office:value-type="string">
            <text:p text:style-name="P15">CIKM</text:p>
          </table:table-cell>
          <table:table-cell table:style-name="Tabela20.A4" office:value-type="string">
            <text:p text:style-name="P16">1992-2011</text:p>
          </table:table-cell>
          <table:table-cell table:style-name="Tabela20.A4" office:value-type="string">
            <text:p text:style-name="P14">-</text:p>
          </table:table-cell>
          <table:table-cell table:style-name="Tabela20.A4" office:value-type="string">
            <text:p text:style-name="P14">20</text:p>
          </table:table-cell>
          <table:table-cell table:style-name="Tabela20.A4" office:value-type="string">
            <text:p text:style-name="P16">8210</text:p>
          </table:table-cell>
          <table:table-cell table:style-name="Tabela20.F4" office:value-type="string">
            <text:p text:style-name="P14">410,5</text:p>
          </table:table-cell>
        </table:table-row>
        <table:table-row table:style-name="Tabela20.3">
          <table:table-cell table:style-name="Tabela20.A4" office:value-type="string">
            <text:p text:style-name="P33">WSDM</text:p>
          </table:table-cell>
          <table:table-cell table:style-name="Tabela20.A4" office:value-type="string">
            <text:p text:style-name="P34">2008-2012</text:p>
          </table:table-cell>
          <table:table-cell table:style-name="Tabela20.A4" office:value-type="string">
            <text:p text:style-name="P38">-</text:p>
          </table:table-cell>
          <table:table-cell table:style-name="Tabela20.A4" office:value-type="string">
            <text:p text:style-name="P38">5</text:p>
          </table:table-cell>
          <table:table-cell table:style-name="Tabela20.A4" office:value-type="string">
            <text:p text:style-name="P34">952</text:p>
          </table:table-cell>
          <table:table-cell table:style-name="Tabela20.F4" office:value-type="string">
            <text:p text:style-name="P38">190,4</text:p>
          </table:table-cell>
        </table:table-row>
        <table:table-row>
          <table:table-cell table:style-name="Tabela20.A9" office:value-type="string">
            <text:p text:style-name="P9">Conclusão:</text:p>
          </table:table-cell>
          <table:table-cell table:style-name="Tabela20.B9" table:number-columns-spanned="5" office:value-type="string">
            <text:p text:style-name="P9">Sig adicionado ao dataset de pesquis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10" office:value-type="string">
            <text:p text:style-name="P9">Status:</text:p>
          </table:table-cell>
          <table:table-cell table:style-name="Tabela20.B10" table:number-columns-spanned="5" office:value-type="string">
            <text:p text:style-name="P13">Ok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F"/>
        <table:table-row>
          <table:table-cell table:style-name="Tabela21.A1" office:value-type="string">
            <text:p text:style-name="P43">Sig:</text:p>
          </table:table-cell>
          <table:table-cell table:style-name="Tabela21.B1" table:number-columns-spanned="5" office:value-type="string">
            <text:p text:style-name="P8">SIGARC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44">Conferências</text:p>
          </table:table-cell>
          <table:table-cell table:style-name="Tabela21.A2" office:value-type="string">
            <text:p text:style-name="P44">Duração</text:p>
          </table:table-cell>
          <table:table-cell table:style-name="Tabela21.A2" office:value-type="string">
            <text:p text:style-name="P44">Anos sem publicações</text:p>
          </table:table-cell>
          <table:table-cell table:style-name="Tabela21.A2" office:value-type="string">
            <text:p text:style-name="P44">Total de anos</text:p>
          </table:table-cell>
          <table:table-cell table:style-name="Tabela21.A2" office:value-type="string">
            <text:p text:style-name="P44">Total Autores</text:p>
          </table:table-cell>
          <table:table-cell table:style-name="Tabela21.F2" office:value-type="string">
            <text:p text:style-name="P44">Média de Autores por ano</text:p>
          </table:table-cell>
        </table:table-row>
        <table:table-row table:style-name="Tabela21.3">
          <table:table-cell table:style-name="Tabela21.A3" office:value-type="string">
            <text:p text:style-name="P20">ISCA</text:p>
          </table:table-cell>
          <table:table-cell table:style-name="Tabela21.A3" office:value-type="string">
            <text:p text:style-name="P21">1973-2011</text:p>
          </table:table-cell>
          <table:table-cell table:style-name="Tabela21.A3" office:value-type="string">
            <text:p text:style-name="P21">1975</text:p>
          </table:table-cell>
          <table:table-cell table:style-name="Tabela21.A3" office:value-type="string">
            <text:p text:style-name="P21">38</text:p>
          </table:table-cell>
          <table:table-cell table:style-name="Tabela21.A3" office:value-type="string">
            <text:p text:style-name="P21">4262</text:p>
          </table:table-cell>
          <table:table-cell table:style-name="Tabela21.F3" office:value-type="string">
            <text:p text:style-name="P24">112,16</text:p>
          </table:table-cell>
        </table:table-row>
        <table:table-row table:style-name="Tabela21.3">
          <table:table-cell table:style-name="Tabela21.A4" office:value-type="string">
            <text:p text:style-name="P33">ASPLOS</text:p>
          </table:table-cell>
          <table:table-cell table:style-name="Tabela21.A4" office:value-type="string">
            <text:p text:style-name="P34">1982-2012</text:p>
          </table:table-cell>
          <table:table-cell table:style-name="Tabela21.A4" office:value-type="string">
            <text:p text:style-name="P34">1983, 1984, 1985, 1986, 1988, 1990, 1993, 1995, 1997, 1999, 2001, 2003, 2005, 2007</text:p>
          </table:table-cell>
          <table:table-cell table:style-name="Tabela21.A4" office:value-type="string">
            <text:p text:style-name="P38">17</text:p>
          </table:table-cell>
          <table:table-cell table:style-name="Tabela21.A4" office:value-type="string">
            <text:p text:style-name="P34">1759</text:p>
          </table:table-cell>
          <table:table-cell table:style-name="Tabela21.F4" office:value-type="string">
            <text:p text:style-name="P38">103,47</text:p>
          </table:table-cell>
        </table:table-row>
        <table:table-row>
          <table:table-cell table:style-name="Tabela21.A5" office:value-type="string">
            <text:p text:style-name="P9">Conclusão:</text:p>
          </table:table-cell>
          <table:table-cell table:style-name="Tabela21.B5" table:number-columns-spanned="5" office:value-type="string">
            <text:p text:style-name="P9">Sig adicionado ao dataset de pesquisa. A conferência ISCA foi escolhida, <text:soft-page-break/>no entanto, o período adotado será de 1976 a 2011 (35 anos), pois neste período os dados são contínuos. Com isso, teremos um total de 4155 autores, tendo em média 118,71 autor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6" office:value-type="string">
            <text:p text:style-name="P9">Status:</text:p>
          </table:table-cell>
          <table:table-cell table:style-name="Tabela21.B6" table:number-columns-spanned="5" office:value-type="string">
            <text:p text:style-name="P23">Ok – Com ressalva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column table:style-name="Tabela22.F"/>
        <table:table-row>
          <table:table-cell table:style-name="Tabela22.A1" office:value-type="string">
            <text:p text:style-name="P43">Sig:</text:p>
          </table:table-cell>
          <table:table-cell table:style-name="Tabela22.B1" table:number-columns-spanned="5" office:value-type="string">
            <text:p text:style-name="P8">SIGD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44">Conferências</text:p>
          </table:table-cell>
          <table:table-cell table:style-name="Tabela22.A2" office:value-type="string">
            <text:p text:style-name="P44">Duração</text:p>
          </table:table-cell>
          <table:table-cell table:style-name="Tabela22.A2" office:value-type="string">
            <text:p text:style-name="P44">Anos sem publicações</text:p>
          </table:table-cell>
          <table:table-cell table:style-name="Tabela22.A2" office:value-type="string">
            <text:p text:style-name="P44">Total de anos</text:p>
          </table:table-cell>
          <table:table-cell table:style-name="Tabela22.A2" office:value-type="string">
            <text:p text:style-name="P44">Total Autores</text:p>
          </table:table-cell>
          <table:table-cell table:style-name="Tabela22.F2" office:value-type="string">
            <text:p text:style-name="P44">Média de Autores por ano</text:p>
          </table:table-cell>
        </table:table-row>
        <table:table-row table:style-name="Tabela22.3">
          <table:table-cell table:style-name="Tabela22.A3" office:value-type="string">
            <text:p text:style-name="P15">DAC</text:p>
          </table:table-cell>
          <table:table-cell table:style-name="Tabela22.A3" office:value-type="string">
            <text:p text:style-name="P16">1964-2011</text:p>
          </table:table-cell>
          <table:table-cell table:style-name="Tabela22.A3" office:value-type="string">
            <text:p text:style-name="P16">-</text:p>
          </table:table-cell>
          <table:table-cell table:style-name="Tabela22.A3" office:value-type="string">
            <text:p text:style-name="P16">48</text:p>
          </table:table-cell>
          <table:table-cell table:style-name="Tabela22.A3" office:value-type="string">
            <text:p text:style-name="P16">16176</text:p>
          </table:table-cell>
          <table:table-cell table:style-name="Tabela22.F3" office:value-type="string">
            <text:p text:style-name="P14">337</text:p>
          </table:table-cell>
        </table:table-row>
        <table:table-row table:style-name="Tabela22.3">
          <table:table-cell table:style-name="Tabela22.A4" office:value-type="string">
            <text:p text:style-name="P33">ASPDAC</text:p>
          </table:table-cell>
          <table:table-cell table:style-name="Tabela22.A4" office:value-type="string">
            <text:p text:style-name="P34">-</text:p>
          </table:table-cell>
          <table:table-cell table:style-name="Tabela22.A4" office:value-type="string">
            <text:p text:style-name="P34">-</text:p>
          </table:table-cell>
          <table:table-cell table:style-name="Tabela22.A4" office:value-type="string">
            <text:p text:style-name="P38">-</text:p>
          </table:table-cell>
          <table:table-cell table:style-name="Tabela22.A4" office:value-type="string">
            <text:p text:style-name="P34">-</text:p>
          </table:table-cell>
          <table:table-cell table:style-name="Tabela22.F4" office:value-type="string">
            <text:p text:style-name="P38">-</text:p>
          </table:table-cell>
        </table:table-row>
        <table:table-row table:style-name="Tabela22.3">
          <table:table-cell table:style-name="Tabela22.A4" office:value-type="string">
            <text:p text:style-name="P33">CODES+ISS</text:p>
          </table:table-cell>
          <table:table-cell table:style-name="Tabela22.A4" office:value-type="string">
            <text:p text:style-name="P34">2003-2011</text:p>
          </table:table-cell>
          <table:table-cell table:style-name="Tabela22.A4" office:value-type="string">
            <text:p text:style-name="P38">-</text:p>
          </table:table-cell>
          <table:table-cell table:style-name="Tabela22.A4" office:value-type="string">
            <text:p text:style-name="P38">9</text:p>
          </table:table-cell>
          <table:table-cell table:style-name="Tabela22.A4" office:value-type="string">
            <text:p text:style-name="P34">1534</text:p>
          </table:table-cell>
          <table:table-cell table:style-name="Tabela22.F4" office:value-type="string">
            <text:p text:style-name="P38">170,44</text:p>
          </table:table-cell>
        </table:table-row>
        <table:table-row table:style-name="Tabela22.3">
          <table:table-cell table:style-name="Tabela22.A4" office:value-type="string">
            <text:p text:style-name="P33">ICCAD</text:p>
          </table:table-cell>
          <table:table-cell table:style-name="Tabela22.A4" office:value-type="string">
            <text:p text:style-name="P34">1990-2011</text:p>
          </table:table-cell>
          <table:table-cell table:style-name="Tabela22.A4" office:value-type="string">
            <text:p text:style-name="P38">-</text:p>
          </table:table-cell>
          <table:table-cell table:style-name="Tabela22.A4" office:value-type="string">
            <text:p text:style-name="P38">22</text:p>
          </table:table-cell>
          <table:table-cell table:style-name="Tabela22.A4" office:value-type="string">
            <text:p text:style-name="P34">8055</text:p>
          </table:table-cell>
          <table:table-cell table:style-name="Tabela22.F4" office:value-type="string">
            <text:p text:style-name="P38">366,14</text:p>
          </table:table-cell>
        </table:table-row>
        <table:table-row table:style-name="Tabela22.3">
          <table:table-cell table:style-name="Tabela22.A4" office:value-type="string">
            <text:p text:style-name="P33">GLSVLSI</text:p>
          </table:table-cell>
          <table:table-cell table:style-name="Tabela22.A4" office:value-type="string">
            <text:p text:style-name="P34">-</text:p>
          </table:table-cell>
          <table:table-cell table:style-name="Tabela22.A4" office:value-type="string">
            <text:p text:style-name="P38">-</text:p>
          </table:table-cell>
          <table:table-cell table:style-name="Tabela22.A4" office:value-type="string">
            <text:p text:style-name="P38">-</text:p>
          </table:table-cell>
          <table:table-cell table:style-name="Tabela22.A4" office:value-type="string">
            <text:p text:style-name="P38">-</text:p>
          </table:table-cell>
          <table:table-cell table:style-name="Tabela22.F4" office:value-type="string">
            <text:p text:style-name="P38">-</text:p>
          </table:table-cell>
        </table:table-row>
        <table:table-row table:style-name="Tabela22.3">
          <table:table-cell table:style-name="Tabela22.A4" office:value-type="string">
            <text:p text:style-name="P33">SLIP</text:p>
          </table:table-cell>
          <table:table-cell table:style-name="Tabela22.A4" office:value-type="string">
            <text:p text:style-name="P34">-</text:p>
          </table:table-cell>
          <table:table-cell table:style-name="Tabela22.A4" office:value-type="string">
            <text:p text:style-name="P38">-</text:p>
          </table:table-cell>
          <table:table-cell table:style-name="Tabela22.A4" office:value-type="string">
            <text:p text:style-name="P38">-</text:p>
          </table:table-cell>
          <table:table-cell table:style-name="Tabela22.A4" office:value-type="string">
            <text:p text:style-name="P38">-</text:p>
          </table:table-cell>
          <table:table-cell table:style-name="Tabela22.F4" office:value-type="string">
            <text:p text:style-name="P38">-</text:p>
          </table:table-cell>
        </table:table-row>
        <table:table-row table:style-name="Tabela22.3">
          <table:table-cell table:style-name="Tabela22.A4" office:value-type="string">
            <text:p text:style-name="P33">ISPD</text:p>
          </table:table-cell>
          <table:table-cell table:style-name="Tabela22.A4" office:value-type="string">
            <text:p text:style-name="P34">1997-2012</text:p>
          </table:table-cell>
          <table:table-cell table:style-name="Tabela22.A4" office:value-type="string">
            <text:p text:style-name="P38">-</text:p>
          </table:table-cell>
          <table:table-cell table:style-name="Tabela22.A4" office:value-type="string">
            <text:p text:style-name="P38">15</text:p>
          </table:table-cell>
          <table:table-cell table:style-name="Tabela22.A4" office:value-type="string">
            <text:p text:style-name="P34">1538</text:p>
          </table:table-cell>
          <table:table-cell table:style-name="Tabela22.F4" office:value-type="string">
            <text:p text:style-name="P38">102,53</text:p>
          </table:table-cell>
        </table:table-row>
        <table:table-row table:style-name="Tabela22.3">
          <table:table-cell table:style-name="Tabela22.A4" office:value-type="string">
            <text:p text:style-name="P33">IWLS</text:p>
          </table:table-cell>
          <table:table-cell table:style-name="Tabela22.A4" office:value-type="string">
            <text:p text:style-name="P34">-</text:p>
          </table:table-cell>
          <table:table-cell table:style-name="Tabela22.A4" office:value-type="string">
            <text:p text:style-name="P38">-</text:p>
          </table:table-cell>
          <table:table-cell table:style-name="Tabela22.A4" office:value-type="string">
            <text:p text:style-name="P38">-</text:p>
          </table:table-cell>
          <table:table-cell table:style-name="Tabela22.A4" office:value-type="string">
            <text:p text:style-name="P38">-</text:p>
          </table:table-cell>
          <table:table-cell table:style-name="Tabela22.F4" office:value-type="string">
            <text:p text:style-name="P38">-</text:p>
          </table:table-cell>
        </table:table-row>
        <table:table-row table:style-name="Tabela22.3">
          <table:table-cell table:style-name="Tabela22.A4" office:value-type="string">
            <text:p text:style-name="P33">FPGA</text:p>
          </table:table-cell>
          <table:table-cell table:style-name="Tabela22.A4" office:value-type="string">
            <text:p text:style-name="P34">1995-2012</text:p>
          </table:table-cell>
          <table:table-cell table:style-name="Tabela22.A4" office:value-type="string">
            <text:p text:style-name="P38">-</text:p>
          </table:table-cell>
          <table:table-cell table:style-name="Tabela22.A4" office:value-type="string">
            <text:p text:style-name="P38">18</text:p>
          </table:table-cell>
          <table:table-cell table:style-name="Tabela22.A4" office:value-type="string">
            <text:p text:style-name="P34">2681</text:p>
          </table:table-cell>
          <table:table-cell table:style-name="Tabela22.F4" office:value-type="string">
            <text:p text:style-name="P38">148,94</text:p>
          </table:table-cell>
        </table:table-row>
        <table:table-row table:style-name="Tabela22.3">
          <table:table-cell table:style-name="Tabela22.A4" office:value-type="string">
            <text:p text:style-name="P33">DATE</text:p>
          </table:table-cell>
          <table:table-cell table:style-name="Tabela22.A4" office:value-type="string">
            <text:p text:style-name="P34">1998-2012</text:p>
          </table:table-cell>
          <table:table-cell table:style-name="Tabela22.A4" office:value-type="string">
            <text:p text:style-name="P38">-</text:p>
          </table:table-cell>
          <table:table-cell table:style-name="Tabela22.A4" office:value-type="string">
            <text:p text:style-name="P38">15</text:p>
          </table:table-cell>
          <table:table-cell table:style-name="Tabela22.A4" office:value-type="string">
            <text:p text:style-name="P34">13446</text:p>
          </table:table-cell>
          <table:table-cell table:style-name="Tabela22.F4" office:value-type="string">
            <text:p text:style-name="P38">896,4</text:p>
          </table:table-cell>
        </table:table-row>
        <table:table-row table:style-name="Tabela22.3">
          <table:table-cell table:style-name="Tabela22.A4" office:value-type="string">
            <text:p text:style-name="P33">MEMOCODE</text:p>
          </table:table-cell>
          <table:table-cell table:style-name="Tabela22.A4" office:value-type="string">
            <text:p text:style-name="P34">-</text:p>
          </table:table-cell>
          <table:table-cell table:style-name="Tabela22.A4" office:value-type="string">
            <text:p text:style-name="P38">-</text:p>
          </table:table-cell>
          <table:table-cell table:style-name="Tabela22.A4" office:value-type="string">
            <text:p text:style-name="P38">-</text:p>
          </table:table-cell>
          <table:table-cell table:style-name="Tabela22.A4" office:value-type="string">
            <text:p text:style-name="P38">-</text:p>
          </table:table-cell>
          <table:table-cell table:style-name="Tabela22.F4" office:value-type="string">
            <text:p text:style-name="P38">-</text:p>
          </table:table-cell>
        </table:table-row>
        <table:table-row table:style-name="Tabela22.3">
          <table:table-cell table:style-name="Tabela22.A4" office:value-type="string">
            <text:p text:style-name="P33">ISLPED</text:p>
          </table:table-cell>
          <table:table-cell table:style-name="Tabela22.A4" office:value-type="string">
            <text:p text:style-name="P34">1996-2011</text:p>
          </table:table-cell>
          <table:table-cell table:style-name="Tabela22.A4" office:value-type="string">
            <text:p text:style-name="P38">-</text:p>
          </table:table-cell>
          <table:table-cell table:style-name="Tabela22.A4" office:value-type="string">
            <text:p text:style-name="P38">16</text:p>
          </table:table-cell>
          <table:table-cell table:style-name="Tabela22.A4" office:value-type="string">
            <text:p text:style-name="P34">3819</text:p>
          </table:table-cell>
          <table:table-cell table:style-name="Tabela22.F4" office:value-type="string">
            <text:p text:style-name="P38">238,69</text:p>
          </table:table-cell>
        </table:table-row>
        <table:table-row table:style-name="Tabela22.3">
          <table:table-cell table:style-name="Tabela22.A4" office:value-type="string">
            <text:p text:style-name="P33">SBCCI</text:p>
          </table:table-cell>
          <table:table-cell table:style-name="Tabela22.A4" office:value-type="string">
            <text:p text:style-name="P34">2003-2010</text:p>
          </table:table-cell>
          <table:table-cell table:style-name="Tabela22.A4" office:value-type="string">
            <text:p text:style-name="P38">-</text:p>
          </table:table-cell>
          <table:table-cell table:style-name="Tabela22.A4" office:value-type="string">
            <text:p text:style-name="P38">8</text:p>
          </table:table-cell>
          <table:table-cell table:style-name="Tabela22.A4" office:value-type="string">
            <text:p text:style-name="P34">1382</text:p>
          </table:table-cell>
          <table:table-cell table:style-name="Tabela22.F4" office:value-type="string">
            <text:p text:style-name="P38">172,75</text:p>
          </table:table-cell>
        </table:table-row>
        <table:table-row table:style-name="Tabela22.3">
          <table:table-cell table:style-name="Tabela22.A4" office:value-type="string">
            <text:p text:style-name="P33">ESWEEK</text:p>
          </table:table-cell>
          <table:table-cell table:style-name="Tabela22.A4" office:value-type="string">
            <text:p text:style-name="P34">-</text:p>
          </table:table-cell>
          <table:table-cell table:style-name="Tabela22.A4" office:value-type="string">
            <text:p text:style-name="P38">-</text:p>
          </table:table-cell>
          <table:table-cell table:style-name="Tabela22.A4" office:value-type="string">
            <text:p text:style-name="P38">-</text:p>
          </table:table-cell>
          <table:table-cell table:style-name="Tabela22.A4" office:value-type="string">
            <text:p text:style-name="P38">-</text:p>
          </table:table-cell>
          <table:table-cell table:style-name="Tabela22.F4" office:value-type="string">
            <text:p text:style-name="P38">-</text:p>
          </table:table-cell>
        </table:table-row>
        <table:table-row>
          <table:table-cell table:style-name="Tabela22.A17" office:value-type="string">
            <text:p text:style-name="P9">Conclusão:</text:p>
          </table:table-cell>
          <table:table-cell table:style-name="Tabela22.B17" table:number-columns-spanned="5" office:value-type="string">
            <text:p text:style-name="P9">Sig adicionado ao dataset de pesquis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18" office:value-type="string">
            <text:p text:style-name="P9">Status:</text:p>
          </table:table-cell>
          <table:table-cell table:style-name="Tabela22.B18" table:number-columns-spanned="5" office:value-type="string">
            <text:p text:style-name="P13">Ok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column table:style-name="Tabela23.F"/>
        <table:table-row>
          <table:table-cell table:style-name="Tabela23.A1" office:value-type="string">
            <text:p text:style-name="P43">Sig:</text:p>
          </table:table-cell>
          <table:table-cell table:style-name="Tabela23.B1" table:number-columns-spanned="5" office:value-type="string">
            <text:p text:style-name="P8">SIGKD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office:value-type="string">
            <text:p text:style-name="P44">Conferências</text:p>
          </table:table-cell>
          <table:table-cell table:style-name="Tabela23.A2" office:value-type="string">
            <text:p text:style-name="P44">Duração</text:p>
          </table:table-cell>
          <table:table-cell table:style-name="Tabela23.A2" office:value-type="string">
            <text:p text:style-name="P44">Anos sem publicações</text:p>
          </table:table-cell>
          <table:table-cell table:style-name="Tabela23.A2" office:value-type="string">
            <text:p text:style-name="P44">Total de anos</text:p>
          </table:table-cell>
          <table:table-cell table:style-name="Tabela23.A2" office:value-type="string">
            <text:p text:style-name="P44">Total Autores</text:p>
          </table:table-cell>
          <table:table-cell table:style-name="Tabela23.F2" office:value-type="string">
            <text:p text:style-name="P44">Média de Autores por ano</text:p>
          </table:table-cell>
        </table:table-row>
        <table:table-row table:style-name="Tabela23.3">
          <table:table-cell table:style-name="Tabela23.A3" office:value-type="string">
            <text:p text:style-name="P15">KDD</text:p>
          </table:table-cell>
          <table:table-cell table:style-name="Tabela23.A3" office:value-type="string">
            <text:p text:style-name="P16">1995-2011</text:p>
          </table:table-cell>
          <table:table-cell table:style-name="Tabela23.A3" office:value-type="string">
            <text:p text:style-name="P16">-</text:p>
          </table:table-cell>
          <table:table-cell table:style-name="Tabela23.A3" office:value-type="string">
            <text:p text:style-name="P16">17</text:p>
          </table:table-cell>
          <table:table-cell table:style-name="Tabela23.A3" office:value-type="string">
            <text:p text:style-name="P16">5228</text:p>
          </table:table-cell>
          <table:table-cell table:style-name="Tabela23.F3" office:value-type="string">
            <text:p text:style-name="P14">326,75</text:p>
          </table:table-cell>
        </table:table-row>
        <table:table-row>
          <table:table-cell table:style-name="Tabela23.A4" office:value-type="string">
            <text:p text:style-name="P9">Conclusão:</text:p>
          </table:table-cell>
          <table:table-cell table:style-name="Tabela23.B4" table:number-columns-spanned="5" office:value-type="string">
            <text:p text:style-name="P9">Sig adicionado ao dataset de pesquis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5" office:value-type="string">
            <text:p text:style-name="P9">Status:</text:p>
          </table:table-cell>
          <table:table-cell table:style-name="Tabela23.B5" table:number-columns-spanned="5" office:value-type="string">
            <text:p text:style-name="P13">Ok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column table:style-name="Tabela24.F"/>
        <table:table-row>
          <table:table-cell table:style-name="Tabela24.A1" office:value-type="string">
            <text:p text:style-name="P43">Sig:</text:p>
          </table:table-cell>
          <table:table-cell table:style-name="Tabela24.B1" table:number-columns-spanned="5" office:value-type="string">
            <text:p text:style-name="P8">SIGPLA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4.A2" office:value-type="string">
            <text:p text:style-name="P44">Conferências</text:p>
          </table:table-cell>
          <table:table-cell table:style-name="Tabela24.A2" office:value-type="string">
            <text:p text:style-name="P44">Duração</text:p>
          </table:table-cell>
          <table:table-cell table:style-name="Tabela24.A2" office:value-type="string">
            <text:p text:style-name="P44">Anos sem publicações</text:p>
          </table:table-cell>
          <table:table-cell table:style-name="Tabela24.A2" office:value-type="string">
            <text:p text:style-name="P44">Total de anos</text:p>
          </table:table-cell>
          <table:table-cell table:style-name="Tabela24.A2" office:value-type="string">
            <text:p text:style-name="P44">Total Autores</text:p>
          </table:table-cell>
          <table:table-cell table:style-name="Tabela24.F2" office:value-type="string">
            <text:p text:style-name="P44">Média de Autores por ano</text:p>
          </table:table-cell>
        </table:table-row>
        <table:table-row table:style-name="Tabela24.3">
          <table:table-cell table:style-name="Tabela24.A3" office:value-type="string">
            <text:p text:style-name="P33">PLDI</text:p>
          </table:table-cell>
          <table:table-cell table:style-name="Tabela24.A3" office:value-type="string">
            <text:p text:style-name="P34">1987-2011</text:p>
          </table:table-cell>
          <table:table-cell table:style-name="Tabela24.A3" office:value-type="string">
            <text:p text:style-name="P34">-</text:p>
          </table:table-cell>
          <table:table-cell table:style-name="Tabela24.A3" office:value-type="string">
            <text:p text:style-name="P34">25</text:p>
          </table:table-cell>
          <table:table-cell table:style-name="Tabela24.A3" office:value-type="string">
            <text:p text:style-name="P34">2335</text:p>
          </table:table-cell>
          <table:table-cell table:style-name="Tabela24.F3" office:value-type="string">
            <text:p text:style-name="P38">93,4</text:p>
          </table:table-cell>
        </table:table-row>
        <table:table-row table:style-name="Tabela24.3">
          <table:table-cell table:style-name="Tabela24.A3" office:value-type="string">
            <text:p text:style-name="P23">POPL</text:p>
          </table:table-cell>
          <table:table-cell table:style-name="Tabela24.A3" office:value-type="string">
            <text:p text:style-name="P24">1973-2012</text:p>
          </table:table-cell>
          <table:table-cell table:style-name="Tabela24.A3" office:value-type="string">
            <text:p text:style-name="P24">1974</text:p>
          </table:table-cell>
          <table:table-cell table:style-name="Tabela24.A3" office:value-type="string">
            <text:p text:style-name="P24">39</text:p>
          </table:table-cell>
          <table:table-cell table:style-name="Tabela24.A3" office:value-type="string">
            <text:p text:style-name="P24">2689</text:p>
          </table:table-cell>
          <table:table-cell table:style-name="Tabela24.F3" office:value-type="string">
            <text:p text:style-name="P24">68,95</text:p>
          </table:table-cell>
        </table:table-row>
        <table:table-row table:style-name="Tabela24.3">
          <table:table-cell table:style-name="Tabela24.A5" office:value-type="string">
            <text:p text:style-name="P33">SPLASH</text:p>
          </table:table-cell>
          <table:table-cell table:style-name="Tabela24.A5" office:value-type="string">
            <text:p text:style-name="P34">-</text:p>
          </table:table-cell>
          <table:table-cell table:style-name="Tabela24.A5" office:value-type="string">
            <text:p text:style-name="P38">-</text:p>
          </table:table-cell>
          <table:table-cell table:style-name="Tabela24.A5" office:value-type="string">
            <text:p text:style-name="P38">-</text:p>
          </table:table-cell>
          <table:table-cell table:style-name="Tabela24.A5" office:value-type="string">
            <text:p text:style-name="P38">-</text:p>
          </table:table-cell>
          <table:table-cell table:style-name="Tabela24.F5" office:value-type="string">
            <text:p text:style-name="P38">-</text:p>
          </table:table-cell>
        </table:table-row>
        <text:soft-page-break/>
        <table:table-row table:style-name="Tabela24.3">
          <table:table-cell table:style-name="Tabela24.A5" office:value-type="string">
            <text:p text:style-name="P33">ICFP</text:p>
          </table:table-cell>
          <table:table-cell table:style-name="Tabela24.A5" office:value-type="string">
            <text:p text:style-name="P34">1996-2011</text:p>
          </table:table-cell>
          <table:table-cell table:style-name="Tabela24.A5" office:value-type="string">
            <text:p text:style-name="P38">-</text:p>
          </table:table-cell>
          <table:table-cell table:style-name="Tabela24.A5" office:value-type="string">
            <text:p text:style-name="P38">16</text:p>
          </table:table-cell>
          <table:table-cell table:style-name="Tabela24.A5" office:value-type="string">
            <text:p text:style-name="P34">1119</text:p>
          </table:table-cell>
          <table:table-cell table:style-name="Tabela24.F5" office:value-type="string">
            <text:p text:style-name="P38">69,94</text:p>
          </table:table-cell>
        </table:table-row>
        <table:table-row table:style-name="Tabela24.3">
          <table:table-cell table:style-name="Tabela24.A5" office:value-type="string">
            <text:p text:style-name="P33">LCTES</text:p>
          </table:table-cell>
          <table:table-cell table:style-name="Tabela24.A5" office:value-type="string">
            <text:p text:style-name="P34">1998-2011</text:p>
          </table:table-cell>
          <table:table-cell table:style-name="Tabela24.A5" office:value-type="string">
            <text:p text:style-name="P34">1999, 2001</text:p>
          </table:table-cell>
          <table:table-cell table:style-name="Tabela24.A5" office:value-type="string">
            <text:p text:style-name="P38">14</text:p>
          </table:table-cell>
          <table:table-cell table:style-name="Tabela24.A5" office:value-type="string">
            <text:p text:style-name="P34">793</text:p>
          </table:table-cell>
          <table:table-cell table:style-name="Tabela24.F5" office:value-type="string">
            <text:p text:style-name="P38">56,64</text:p>
          </table:table-cell>
        </table:table-row>
        <table:table-row table:style-name="Tabela24.3">
          <table:table-cell table:style-name="Tabela24.A5" office:value-type="string">
            <text:p text:style-name="P33">ASPLOS</text:p>
          </table:table-cell>
          <table:table-cell table:style-name="Tabela24.A5" office:value-type="string">
            <text:p text:style-name="P34">1982-2012</text:p>
          </table:table-cell>
          <table:table-cell table:style-name="Tabela24.A5" office:value-type="string">
            <text:p text:style-name="P38"><text:span text:style-name="T1">1983, 1984, 1985, 1986, 1988, 1990, 1993, 1995, </text:span><text:span text:style-name="T1">1997, 1999, 2001, 2003, 2005, 2007</text:span></text:p>
          </table:table-cell>
          <table:table-cell table:style-name="Tabela24.A5" office:value-type="string">
            <text:p text:style-name="P38">17</text:p>
          </table:table-cell>
          <table:table-cell table:style-name="Tabela24.A5" office:value-type="string">
            <text:p text:style-name="P34">1759</text:p>
          </table:table-cell>
          <table:table-cell table:style-name="Tabela24.F5" office:value-type="string">
            <text:p text:style-name="P38">103,47</text:p>
          </table:table-cell>
        </table:table-row>
        <table:table-row table:style-name="Tabela24.3">
          <table:table-cell table:style-name="Tabela24.A5" office:value-type="string">
            <text:p text:style-name="P33">ISMM</text:p>
          </table:table-cell>
          <table:table-cell table:style-name="Tabela24.A5" office:value-type="string">
            <text:p text:style-name="P34">-</text:p>
          </table:table-cell>
          <table:table-cell table:style-name="Tabela24.A5" office:value-type="string">
            <text:p text:style-name="P38">-</text:p>
          </table:table-cell>
          <table:table-cell table:style-name="Tabela24.A5" office:value-type="string">
            <text:p text:style-name="P38">-</text:p>
          </table:table-cell>
          <table:table-cell table:style-name="Tabela24.A5" office:value-type="string">
            <text:p text:style-name="P38">-</text:p>
          </table:table-cell>
          <table:table-cell table:style-name="Tabela24.F5" office:value-type="string">
            <text:p text:style-name="P38">-</text:p>
          </table:table-cell>
        </table:table-row>
        <table:table-row table:style-name="Tabela24.3">
          <table:table-cell table:style-name="Tabela24.A5" office:value-type="string">
            <text:p text:style-name="P33">VEE</text:p>
          </table:table-cell>
          <table:table-cell table:style-name="Tabela24.A5" office:value-type="string">
            <text:p text:style-name="P34">-</text:p>
          </table:table-cell>
          <table:table-cell table:style-name="Tabela24.A5" office:value-type="string">
            <text:p text:style-name="P38">-</text:p>
          </table:table-cell>
          <table:table-cell table:style-name="Tabela24.A5" office:value-type="string">
            <text:p text:style-name="P38">-</text:p>
          </table:table-cell>
          <table:table-cell table:style-name="Tabela24.A5" office:value-type="string">
            <text:p text:style-name="P38">-</text:p>
          </table:table-cell>
          <table:table-cell table:style-name="Tabela24.F5" office:value-type="string">
            <text:p text:style-name="P38">-</text:p>
          </table:table-cell>
        </table:table-row>
        <table:table-row table:style-name="Tabela24.3">
          <table:table-cell table:style-name="Tabela24.A5" office:value-type="string">
            <text:p text:style-name="P33">PPOPP</text:p>
          </table:table-cell>
          <table:table-cell table:style-name="Tabela24.A5" office:value-type="string">
            <text:p text:style-name="P34">1990-2012</text:p>
          </table:table-cell>
          <table:table-cell table:style-name="Tabela24.A5" office:value-type="string">
            <text:p text:style-name="P35">1992, 1994, 1996, 1998, 2000, 2002, 2004</text:p>
          </table:table-cell>
          <table:table-cell table:style-name="Tabela24.A5" office:value-type="string">
            <text:p text:style-name="P38">16</text:p>
          </table:table-cell>
          <table:table-cell table:style-name="Tabela24.A5" office:value-type="string">
            <text:p text:style-name="P34">1716</text:p>
          </table:table-cell>
          <table:table-cell table:style-name="Tabela24.F5" office:value-type="string">
            <text:p text:style-name="P38">107,25</text:p>
          </table:table-cell>
        </table:table-row>
        <table:table-row table:style-name="Tabela24.3">
          <table:table-cell table:style-name="Tabela24.A5" office:value-type="string">
            <text:p text:style-name="P33">HOPL</text:p>
          </table:table-cell>
          <table:table-cell table:style-name="Tabela24.A5" office:value-type="string">
            <text:p text:style-name="P34">-</text:p>
          </table:table-cell>
          <table:table-cell table:style-name="Tabela24.A5" office:value-type="string">
            <text:p text:style-name="P38">-</text:p>
          </table:table-cell>
          <table:table-cell table:style-name="Tabela24.A5" office:value-type="string">
            <text:p text:style-name="P38">-</text:p>
          </table:table-cell>
          <table:table-cell table:style-name="Tabela24.A5" office:value-type="string">
            <text:p text:style-name="P38">-</text:p>
          </table:table-cell>
          <table:table-cell table:style-name="Tabela24.F5" office:value-type="string">
            <text:p text:style-name="P38">-</text:p>
          </table:table-cell>
        </table:table-row>
        <table:table-row table:style-name="Tabela24.3">
          <table:table-cell table:style-name="Tabela24.A5" office:value-type="string">
            <text:p text:style-name="P33">HS</text:p>
          </table:table-cell>
          <table:table-cell table:style-name="Tabela24.A5" office:value-type="string">
            <text:p text:style-name="P34">-</text:p>
          </table:table-cell>
          <table:table-cell table:style-name="Tabela24.A5" office:value-type="string">
            <text:p text:style-name="P38">-</text:p>
          </table:table-cell>
          <table:table-cell table:style-name="Tabela24.A5" office:value-type="string">
            <text:p text:style-name="P38">-</text:p>
          </table:table-cell>
          <table:table-cell table:style-name="Tabela24.A5" office:value-type="string">
            <text:p text:style-name="P38">-</text:p>
          </table:table-cell>
          <table:table-cell table:style-name="Tabela24.F5" office:value-type="string">
            <text:p text:style-name="P38">-</text:p>
          </table:table-cell>
        </table:table-row>
        <table:table-row table:style-name="Tabela24.3">
          <table:table-cell table:style-name="Tabela24.A5" office:value-type="string">
            <text:p text:style-name="P33">CGO</text:p>
          </table:table-cell>
          <table:table-cell table:style-name="Tabela24.A5" office:value-type="string">
            <text:p text:style-name="P34">2003-2011</text:p>
          </table:table-cell>
          <table:table-cell table:style-name="Tabela24.A5" office:value-type="string">
            <text:p text:style-name="P38">-</text:p>
          </table:table-cell>
          <table:table-cell table:style-name="Tabela24.A5" office:value-type="string">
            <text:p text:style-name="P38">9</text:p>
          </table:table-cell>
          <table:table-cell table:style-name="Tabela24.A5" office:value-type="string">
            <text:p text:style-name="P34">876</text:p>
          </table:table-cell>
          <table:table-cell table:style-name="Tabela24.F5" office:value-type="string">
            <text:p text:style-name="P38">97,33</text:p>
          </table:table-cell>
        </table:table-row>
        <table:table-row table:style-name="Tabela24.3">
          <table:table-cell table:style-name="Tabela24.A5" office:value-type="string">
            <text:p text:style-name="P33">GPCE</text:p>
          </table:table-cell>
          <table:table-cell table:style-name="Tabela24.A5" office:value-type="string">
            <text:p text:style-name="P34">-</text:p>
          </table:table-cell>
          <table:table-cell table:style-name="Tabela24.A5" office:value-type="string">
            <text:p text:style-name="P38">-</text:p>
          </table:table-cell>
          <table:table-cell table:style-name="Tabela24.A5" office:value-type="string">
            <text:p text:style-name="P38">-</text:p>
          </table:table-cell>
          <table:table-cell table:style-name="Tabela24.A5" office:value-type="string">
            <text:p text:style-name="P38">-</text:p>
          </table:table-cell>
          <table:table-cell table:style-name="Tabela24.F5" office:value-type="string">
            <text:p text:style-name="P38">-</text:p>
          </table:table-cell>
        </table:table-row>
        <table:table-row table:style-name="Tabela24.3">
          <table:table-cell table:style-name="Tabela24.A5" office:value-type="string">
            <text:p text:style-name="P33">Onward</text:p>
          </table:table-cell>
          <table:table-cell table:style-name="Tabela24.A5" office:value-type="string">
            <text:p text:style-name="P34">-</text:p>
          </table:table-cell>
          <table:table-cell table:style-name="Tabela24.A5" office:value-type="string">
            <text:p text:style-name="P38">-</text:p>
          </table:table-cell>
          <table:table-cell table:style-name="Tabela24.A5" office:value-type="string">
            <text:p text:style-name="P38">-</text:p>
          </table:table-cell>
          <table:table-cell table:style-name="Tabela24.A5" office:value-type="string">
            <text:p text:style-name="P38">-</text:p>
          </table:table-cell>
          <table:table-cell table:style-name="Tabela24.F5" office:value-type="string">
            <text:p text:style-name="P38">-</text:p>
          </table:table-cell>
        </table:table-row>
        <table:table-row table:style-name="Tabela24.3">
          <table:table-cell table:style-name="Tabela24.A5" office:value-type="string">
            <text:p text:style-name="P33">DLS</text:p>
          </table:table-cell>
          <table:table-cell table:style-name="Tabela24.A5" office:value-type="string">
            <text:p text:style-name="P34">-</text:p>
          </table:table-cell>
          <table:table-cell table:style-name="Tabela24.A5" office:value-type="string">
            <text:p text:style-name="P38">-</text:p>
          </table:table-cell>
          <table:table-cell table:style-name="Tabela24.A5" office:value-type="string">
            <text:p text:style-name="P38">-</text:p>
          </table:table-cell>
          <table:table-cell table:style-name="Tabela24.A5" office:value-type="string">
            <text:p text:style-name="P38">-</text:p>
          </table:table-cell>
          <table:table-cell table:style-name="Tabela24.F5" office:value-type="string">
            <text:p text:style-name="P38">-</text:p>
          </table:table-cell>
        </table:table-row>
        <table:table-row>
          <table:table-cell table:style-name="Tabela24.A18" office:value-type="string">
            <text:p text:style-name="P9">Conclusão:</text:p>
          </table:table-cell>
          <table:table-cell table:style-name="Tabela24.B18" table:number-columns-spanned="5" office:value-type="string">
            <text:p text:style-name="P9">Sig adicionado ao dataset de pesquisa. A conferência POPL foi escolhida, no entanto, o período adotado será de 1975 a 2012 (37 anos), pois neste período os dados são contínuos. Com isso, teremos um total de 2651 autores, tendo em média 71,65 autor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4.A19" office:value-type="string">
            <text:p text:style-name="P9">Status:</text:p>
          </table:table-cell>
          <table:table-cell table:style-name="Tabela24.B19" table:number-columns-spanned="5" office:value-type="string">
            <text:p text:style-name="P23">Ok – Com ressalva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column table:style-name="Tabela25.F"/>
        <table:table-row>
          <table:table-cell table:style-name="Tabela25.A1" office:value-type="string">
            <text:p text:style-name="P43">Sig:</text:p>
          </table:table-cell>
          <table:table-cell table:style-name="Tabela25.B1" table:number-columns-spanned="5" office:value-type="string">
            <text:p text:style-name="P8">SIGAR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office:value-type="string">
            <text:p text:style-name="P44">Conferências</text:p>
          </table:table-cell>
          <table:table-cell table:style-name="Tabela25.A2" office:value-type="string">
            <text:p text:style-name="P44">Duração</text:p>
          </table:table-cell>
          <table:table-cell table:style-name="Tabela25.A2" office:value-type="string">
            <text:p text:style-name="P44">Anos sem publicações</text:p>
          </table:table-cell>
          <table:table-cell table:style-name="Tabela25.A2" office:value-type="string">
            <text:p text:style-name="P44">Total de anos</text:p>
          </table:table-cell>
          <table:table-cell table:style-name="Tabela25.A2" office:value-type="string">
            <text:p text:style-name="P44">Total Autores</text:p>
          </table:table-cell>
          <table:table-cell table:style-name="Tabela25.F2" office:value-type="string">
            <text:p text:style-name="P44">Média de Autores por ano</text:p>
          </table:table-cell>
        </table:table-row>
        <table:table-row table:style-name="Tabela25.3">
          <table:table-cell table:style-name="Tabela25.A3" office:value-type="string">
            <text:p text:style-name="P33">HRI</text:p>
          </table:table-cell>
          <table:table-cell table:style-name="Tabela25.A3" office:value-type="string">
            <text:p text:style-name="P34">2006-2012</text:p>
          </table:table-cell>
          <table:table-cell table:style-name="Tabela25.A3" office:value-type="string">
            <text:p text:style-name="P34">-</text:p>
          </table:table-cell>
          <table:table-cell table:style-name="Tabela25.A3" office:value-type="string">
            <text:p text:style-name="P34">7</text:p>
          </table:table-cell>
          <table:table-cell table:style-name="Tabela25.A3" office:value-type="string">
            <text:p text:style-name="P34">2416</text:p>
          </table:table-cell>
          <table:table-cell table:style-name="Tabela25.F3" office:value-type="string">
            <text:p text:style-name="P38">345,14</text:p>
          </table:table-cell>
        </table:table-row>
        <table:table-row table:style-name="Tabela25.3">
          <table:table-cell table:style-name="Tabela25.A4" office:value-type="string">
            <text:p text:style-name="P33">K-CAP</text:p>
          </table:table-cell>
          <table:table-cell table:style-name="Tabela25.A4" office:value-type="string">
            <text:p text:style-name="P34">-</text:p>
          </table:table-cell>
          <table:table-cell table:style-name="Tabela25.A4" office:value-type="string">
            <text:p text:style-name="P34">-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4">-</text:p>
          </table:table-cell>
          <table:table-cell table:style-name="Tabela25.F4" office:value-type="string">
            <text:p text:style-name="P38">-</text:p>
          </table:table-cell>
        </table:table-row>
        <table:table-row table:style-name="Tabela25.3">
          <table:table-cell table:style-name="Tabela25.A4" office:value-type="string">
            <text:p text:style-name="P33">IUI</text:p>
          </table:table-cell>
          <table:table-cell table:style-name="Tabela25.A4" office:value-type="string">
            <text:p text:style-name="P34">1993-2012</text:p>
          </table:table-cell>
          <table:table-cell table:style-name="Tabela25.A4" office:value-type="string">
            <text:p text:style-name="P34">1994, 1995, 1996</text:p>
          </table:table-cell>
          <table:table-cell table:style-name="Tabela25.A4" office:value-type="string">
            <text:p text:style-name="P38">17</text:p>
          </table:table-cell>
          <table:table-cell table:style-name="Tabela25.A4" office:value-type="string">
            <text:p text:style-name="P34">3195</text:p>
          </table:table-cell>
          <table:table-cell table:style-name="Tabela25.F4" office:value-type="string">
            <text:p text:style-name="P38">187,94</text:p>
          </table:table-cell>
        </table:table-row>
        <table:table-row table:style-name="Tabela25.3">
          <table:table-cell table:style-name="Tabela25.A4" office:value-type="string">
            <text:p text:style-name="P15">WI-IAT (IAT)</text:p>
          </table:table-cell>
          <table:table-cell table:style-name="Tabela25.A4" office:value-type="string">
            <text:p text:style-name="P16">2003-2011</text:p>
          </table:table-cell>
          <table:table-cell table:style-name="Tabela25.A4" office:value-type="string">
            <text:p text:style-name="P14">-</text:p>
          </table:table-cell>
          <table:table-cell table:style-name="Tabela25.A4" office:value-type="string">
            <text:p text:style-name="P14">19</text:p>
          </table:table-cell>
          <table:table-cell table:style-name="Tabela25.A4" office:value-type="string">
            <text:p text:style-name="P16">2579</text:p>
          </table:table-cell>
          <table:table-cell table:style-name="Tabela25.F4" office:value-type="string">
            <text:p text:style-name="P14">135,74</text:p>
          </table:table-cell>
        </table:table-row>
        <table:table-row table:style-name="Tabela25.3">
          <table:table-cell table:style-name="Tabela25.A4" office:value-type="string">
            <text:p text:style-name="P33">ASE</text:p>
          </table:table-cell>
          <table:table-cell table:style-name="Tabela25.A4" office:value-type="string">
            <text:p text:style-name="P34">1997-2011</text:p>
          </table:table-cell>
          <table:table-cell table:style-name="Tabela25.A4" office:value-type="string">
            <text:p text:style-name="P34">-</text:p>
          </table:table-cell>
          <table:table-cell table:style-name="Tabela25.A4" office:value-type="string">
            <text:p text:style-name="P38">15</text:p>
          </table:table-cell>
          <table:table-cell table:style-name="Tabela25.A4" office:value-type="string">
            <text:p text:style-name="P34">2909</text:p>
          </table:table-cell>
          <table:table-cell table:style-name="Tabela25.F4" office:value-type="string">
            <text:p text:style-name="P38">193,93</text:p>
          </table:table-cell>
        </table:table-row>
        <table:table-row table:style-name="Tabela25.3">
          <table:table-cell table:style-name="Tabela25.A4" office:value-type="string">
            <text:p text:style-name="P33">RecSys</text:p>
          </table:table-cell>
          <table:table-cell table:style-name="Tabela25.A4" office:value-type="string">
            <text:p text:style-name="P34">2007-2011</text:p>
          </table:table-cell>
          <table:table-cell table:style-name="Tabela25.A4" office:value-type="string">
            <text:p text:style-name="P34">-</text:p>
          </table:table-cell>
          <table:table-cell table:style-name="Tabela25.A4" office:value-type="string">
            <text:p text:style-name="P38">5</text:p>
          </table:table-cell>
          <table:table-cell table:style-name="Tabela25.A4" office:value-type="string">
            <text:p text:style-name="P34">951</text:p>
          </table:table-cell>
          <table:table-cell table:style-name="Tabela25.F4" office:value-type="string">
            <text:p text:style-name="P38">190,2</text:p>
          </table:table-cell>
        </table:table-row>
        <table:table-row table:style-name="Tabela25.3">
          <table:table-cell table:style-name="Tabela25.A4" office:value-type="string">
            <text:p text:style-name="P33">C&amp;C</text:p>
          </table:table-cell>
          <table:table-cell table:style-name="Tabela25.A4" office:value-type="string">
            <text:p text:style-name="P34">-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8">-</text:p>
          </table:table-cell>
          <table:table-cell table:style-name="Tabela25.F4" office:value-type="string">
            <text:p text:style-name="P38">-</text:p>
          </table:table-cell>
        </table:table-row>
        <table:table-row table:style-name="Tabela25.3">
          <table:table-cell table:style-name="Tabela25.A4" office:value-type="string">
            <text:p text:style-name="P33">IEA/AIE</text:p>
          </table:table-cell>
          <table:table-cell table:style-name="Tabela25.A4" office:value-type="string">
            <text:p text:style-name="P35">1992-2009</text:p>
          </table:table-cell>
          <table:table-cell table:style-name="Tabela25.A4" office:value-type="string">
            <text:p text:style-name="P35">1993, 1997, 1998</text:p>
          </table:table-cell>
          <table:table-cell table:style-name="Tabela25.A4" office:value-type="string">
            <text:p text:style-name="P38">15</text:p>
          </table:table-cell>
          <table:table-cell table:style-name="Tabela25.A4" office:value-type="string">
            <text:p text:style-name="P34">4083</text:p>
          </table:table-cell>
          <table:table-cell table:style-name="Tabela25.F4" office:value-type="string">
            <text:p text:style-name="P38">272,2</text:p>
          </table:table-cell>
        </table:table-row>
        <table:table-row table:style-name="Tabela25.3">
          <table:table-cell table:style-name="Tabela25.A4" office:value-type="string">
            <text:p text:style-name="P33">SOCIETY</text:p>
          </table:table-cell>
          <table:table-cell table:style-name="Tabela25.A4" office:value-type="string">
            <text:p text:style-name="P34">-</text:p>
          </table:table-cell>
          <table:table-cell table:style-name="Tabela25.A4" office:value-type="string">
            <text:p text:style-name="P35">-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4">-</text:p>
          </table:table-cell>
          <table:table-cell table:style-name="Tabela25.F4" office:value-type="string">
            <text:p text:style-name="P38">-</text:p>
          </table:table-cell>
        </table:table-row>
        <table:table-row table:style-name="Tabela25.3">
          <table:table-cell table:style-name="Tabela25.A4" office:value-type="string">
            <text:p text:style-name="P33">ICWAC</text:p>
          </table:table-cell>
          <table:table-cell table:style-name="Tabela25.A4" office:value-type="string">
            <text:p text:style-name="P34">-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8">-</text:p>
          </table:table-cell>
          <table:table-cell table:style-name="Tabela25.F4" office:value-type="string">
            <text:p text:style-name="P38">-</text:p>
          </table:table-cell>
        </table:table-row>
        <text:soft-page-break/>
        <table:table-row table:style-name="Tabela25.3">
          <table:table-cell table:style-name="Tabela25.A4" office:value-type="string">
            <text:p text:style-name="P33">ICWET</text:p>
          </table:table-cell>
          <table:table-cell table:style-name="Tabela25.A4" office:value-type="string">
            <text:p text:style-name="P34">2010-2011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8">2</text:p>
          </table:table-cell>
          <table:table-cell table:style-name="Tabela25.A4" office:value-type="string">
            <text:p text:style-name="P34">1838</text:p>
          </table:table-cell>
          <table:table-cell table:style-name="Tabela25.F4" office:value-type="string">
            <text:p text:style-name="P38">919</text:p>
          </table:table-cell>
        </table:table-row>
        <table:table-row table:style-name="Tabela25.3">
          <table:table-cell table:style-name="Tabela25.A4" office:value-type="string">
            <text:p text:style-name="P33">SCIS-ISIS</text:p>
          </table:table-cell>
          <table:table-cell table:style-name="Tabela25.A4" office:value-type="string">
            <text:p text:style-name="P34">-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4">-</text:p>
          </table:table-cell>
          <table:table-cell table:style-name="Tabela25.F4" office:value-type="string">
            <text:p text:style-name="P38">-</text:p>
          </table:table-cell>
        </table:table-row>
        <table:table-row table:style-name="Tabela25.3">
          <table:table-cell table:style-name="Tabela25.A4" office:value-type="string">
            <text:p text:style-name="P33">RuleML</text:p>
          </table:table-cell>
          <table:table-cell table:style-name="Tabela25.A4" office:value-type="string">
            <text:p text:style-name="P34">-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8">-</text:p>
          </table:table-cell>
          <table:table-cell table:style-name="Tabela25.F4" office:value-type="string">
            <text:p text:style-name="P38">-</text:p>
          </table:table-cell>
        </table:table-row>
        <table:table-row table:style-name="Tabela25.3">
          <table:table-cell table:style-name="Tabela25.A4" office:value-type="string">
            <text:p text:style-name="P33">ICINCO</text:p>
          </table:table-cell>
          <table:table-cell table:style-name="Tabela25.A4" office:value-type="string">
            <text:p text:style-name="P34">-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8">-</text:p>
          </table:table-cell>
          <table:table-cell table:style-name="Tabela25.F4" office:value-type="string">
            <text:p text:style-name="P38">-</text:p>
          </table:table-cell>
        </table:table-row>
        <table:table-row table:style-name="Tabela25.3">
          <table:table-cell table:style-name="Tabela25.A4" office:value-type="string">
            <text:p text:style-name="P33">UMAP</text:p>
          </table:table-cell>
          <table:table-cell table:style-name="Tabela25.A4" office:value-type="string">
            <text:p text:style-name="P34">-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8">-</text:p>
          </table:table-cell>
          <table:table-cell table:style-name="Tabela25.F4" office:value-type="string">
            <text:p text:style-name="P38">-</text:p>
          </table:table-cell>
        </table:table-row>
        <table:table-row table:style-name="Tabela25.3">
          <table:table-cell table:style-name="Tabela25.A4" office:value-type="string">
            <text:p text:style-name="P33">AAMAS</text:p>
          </table:table-cell>
          <table:table-cell table:style-name="Tabela25.A4" office:value-type="string">
            <text:p text:style-name="P34">2002-2011</text:p>
          </table:table-cell>
          <table:table-cell table:style-name="Tabela25.A4" office:value-type="string">
            <text:p text:style-name="P34">(2008,2009) (AAMAS (2))</text:p>
          </table:table-cell>
          <table:table-cell table:style-name="Tabela25.A4" office:value-type="string">
            <text:p text:style-name="P38">8</text:p>
          </table:table-cell>
          <table:table-cell table:style-name="Tabela25.A4" office:value-type="string">
            <text:p text:style-name="P34">6518</text:p>
          </table:table-cell>
          <table:table-cell table:style-name="Tabela25.F4" office:value-type="string">
            <text:p text:style-name="P38">814,75</text:p>
          </table:table-cell>
        </table:table-row>
        <table:table-row table:style-name="Tabela25.3">
          <table:table-cell table:style-name="Tabela25.A4" office:value-type="string">
            <text:p text:style-name="P33">FDG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8">-</text:p>
          </table:table-cell>
          <table:table-cell table:style-name="Tabela25.F4" office:value-type="string">
            <text:p text:style-name="P38">-</text:p>
          </table:table-cell>
        </table:table-row>
        <table:table-row table:style-name="Tabela25.3">
          <table:table-cell table:style-name="Tabela25.A4" office:value-type="string">
            <text:p text:style-name="P33">CTS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8">-</text:p>
          </table:table-cell>
          <table:table-cell table:style-name="Tabela25.F4" office:value-type="string">
            <text:p text:style-name="P38">-</text:p>
          </table:table-cell>
        </table:table-row>
        <table:table-row table:style-name="Tabela25.3">
          <table:table-cell table:style-name="Tabela25.A4" office:value-type="string">
            <text:p text:style-name="P33">PerMIS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8">-</text:p>
          </table:table-cell>
          <table:table-cell table:style-name="Tabela25.A4" office:value-type="string">
            <text:p text:style-name="P38">-</text:p>
          </table:table-cell>
          <table:table-cell table:style-name="Tabela25.F4" office:value-type="string">
            <text:p text:style-name="P38">-</text:p>
          </table:table-cell>
        </table:table-row>
        <table:table-row>
          <table:table-cell table:style-name="Tabela25.A22" office:value-type="string">
            <text:p text:style-name="P9">Conclusão:</text:p>
          </table:table-cell>
          <table:table-cell table:style-name="Tabela25.B22" table:number-columns-spanned="5" office:value-type="string">
            <text:p text:style-name="P9">Sig adicionado ao dataset de pesquis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3" office:value-type="string">
            <text:p text:style-name="P9">Status:</text:p>
          </table:table-cell>
          <table:table-cell table:style-name="Tabela25.B23" table:number-columns-spanned="5" office:value-type="string">
            <text:p text:style-name="P13">Ok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E"/>
        <table:table-column table:style-name="Tabela26.F"/>
        <table:table-row>
          <table:table-cell table:style-name="Tabela26.A1" office:value-type="string">
            <text:p text:style-name="P43">Sig:</text:p>
          </table:table-cell>
          <table:table-cell table:style-name="Tabela26.B1" table:number-columns-spanned="5" office:value-type="string">
            <text:p text:style-name="P8">SIGDOC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6.A2" office:value-type="string">
            <text:p text:style-name="P44">Conferências</text:p>
          </table:table-cell>
          <table:table-cell table:style-name="Tabela26.A2" office:value-type="string">
            <text:p text:style-name="P44">Duração</text:p>
          </table:table-cell>
          <table:table-cell table:style-name="Tabela26.A2" office:value-type="string">
            <text:p text:style-name="P44">Anos sem publicações</text:p>
          </table:table-cell>
          <table:table-cell table:style-name="Tabela26.A2" office:value-type="string">
            <text:p text:style-name="P44">Total de anos</text:p>
          </table:table-cell>
          <table:table-cell table:style-name="Tabela26.A2" office:value-type="string">
            <text:p text:style-name="P44">Total Autores</text:p>
          </table:table-cell>
          <table:table-cell table:style-name="Tabela26.F2" office:value-type="string">
            <text:p text:style-name="P44">Média de Autores por ano</text:p>
          </table:table-cell>
        </table:table-row>
        <table:table-row table:style-name="Tabela26.3">
          <table:table-cell table:style-name="Tabela26.A3" office:value-type="string">
            <text:p text:style-name="P20">SIGDOC</text:p>
          </table:table-cell>
          <table:table-cell table:style-name="Tabela26.A3" office:value-type="string">
            <text:p text:style-name="P21">1982-2010</text:p>
          </table:table-cell>
          <table:table-cell table:style-name="Tabela26.A3" office:value-type="string">
            <text:p text:style-name="P21">1984, 1986, 1987, 1988</text:p>
          </table:table-cell>
          <table:table-cell table:style-name="Tabela26.A3" office:value-type="string">
            <text:p text:style-name="P21">25</text:p>
          </table:table-cell>
          <table:table-cell table:style-name="Tabela26.A3" office:value-type="string">
            <text:p text:style-name="P21">1656</text:p>
          </table:table-cell>
          <table:table-cell table:style-name="Tabela26.F3" office:value-type="string">
            <text:p text:style-name="P24">66,24</text:p>
          </table:table-cell>
        </table:table-row>
        <table:table-row>
          <table:table-cell table:style-name="Tabela26.A4" office:value-type="string">
            <text:p text:style-name="P9">Conclusão:</text:p>
          </table:table-cell>
          <table:table-cell table:style-name="Tabela26.B4" table:number-columns-spanned="5" office:value-type="string">
            <text:p text:style-name="P9">Sig adicionado ao dataset de pesquisa. A conferência SIGDOC foi escolhida, no entanto, o período adotado será de 1989 a 2010 (22 anos), pois neste período os dados são contínuos. Com isso, teremos um total de 1442 autores, tendo em média 65,55 autor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6.A5" office:value-type="string">
            <text:p text:style-name="P9">Status:</text:p>
          </table:table-cell>
          <table:table-cell table:style-name="Tabela26.B5" table:number-columns-spanned="5" office:value-type="string">
            <text:p text:style-name="P23">Ok – Com ressalva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E"/>
        <table:table-column table:style-name="Tabela27.F"/>
        <table:table-row>
          <table:table-cell table:style-name="Tabela27.A1" office:value-type="string">
            <text:p text:style-name="P43">Sig:</text:p>
          </table:table-cell>
          <table:table-cell table:style-name="Tabela27.B1" table:number-columns-spanned="5" office:value-type="string">
            <text:p text:style-name="P8">SIGMETRIC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office:value-type="string">
            <text:p text:style-name="P44">Conferências</text:p>
          </table:table-cell>
          <table:table-cell table:style-name="Tabela27.A2" office:value-type="string">
            <text:p text:style-name="P44">Duração</text:p>
          </table:table-cell>
          <table:table-cell table:style-name="Tabela27.A2" office:value-type="string">
            <text:p text:style-name="P44">Anos sem publicações</text:p>
          </table:table-cell>
          <table:table-cell table:style-name="Tabela27.A2" office:value-type="string">
            <text:p text:style-name="P44">Total de anos</text:p>
          </table:table-cell>
          <table:table-cell table:style-name="Tabela27.A2" office:value-type="string">
            <text:p text:style-name="P44">Total Autores</text:p>
          </table:table-cell>
          <table:table-cell table:style-name="Tabela27.F2" office:value-type="string">
            <text:p text:style-name="P44">Média de Autores por ano</text:p>
          </table:table-cell>
        </table:table-row>
        <table:table-row table:style-name="Tabela27.3">
          <table:table-cell table:style-name="Tabela27.A3" office:value-type="string">
            <text:p text:style-name="P33">SIGMETRICS</text:p>
          </table:table-cell>
          <table:table-cell table:style-name="Tabela27.A3" office:value-type="string">
            <text:p text:style-name="P34">1981-2011</text:p>
          </table:table-cell>
          <table:table-cell table:style-name="Tabela27.A3" office:value-type="string">
            <text:p text:style-name="P34">2001, 2006, 2009</text:p>
          </table:table-cell>
          <table:table-cell table:style-name="Tabela27.A3" office:value-type="string">
            <text:p text:style-name="P34">28</text:p>
          </table:table-cell>
          <table:table-cell table:style-name="Tabela27.A3" office:value-type="string">
            <text:p text:style-name="P34">2929</text:p>
          </table:table-cell>
          <table:table-cell table:style-name="Tabela27.F3" office:value-type="string">
            <text:p text:style-name="P38">104,60</text:p>
          </table:table-cell>
        </table:table-row>
        <table:table-row>
          <table:table-cell table:style-name="Tabela27.A4" office:value-type="string">
            <text:p text:style-name="P9">Conclusão:</text:p>
          </table:table-cell>
          <table:table-cell table:style-name="Tabela27.B4" table:number-columns-spanned="5" office:value-type="string">
            <text:p text:style-name="P9">Sig adicionado ao dataset de pesquisa. A conferência SIGMETRICS deve ser agrupada com a “<text:span text:style-name="T1">SIGMETRICS/Performance”, sendo esta a parte faltante da conferênci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5" office:value-type="string">
            <text:p text:style-name="P9">Status:</text:p>
          </table:table-cell>
          <table:table-cell table:style-name="Tabela27.B5" table:number-columns-spanned="5" office:value-type="string">
            <text:p text:style-name="P23">Ok – Com ressalva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D"/>
        <table:table-column table:style-name="Tabela28.E"/>
        <table:table-column table:style-name="Tabela28.F"/>
        <table:table-row>
          <table:table-cell table:style-name="Tabela28.A1" office:value-type="string">
            <text:p text:style-name="P43">Sig:</text:p>
          </table:table-cell>
          <table:table-cell table:style-name="Tabela28.B1" table:number-columns-spanned="5" office:value-type="string">
            <text:p text:style-name="P8">SIGSAC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8.A2" office:value-type="string">
            <text:p text:style-name="P44">Conferências</text:p>
          </table:table-cell>
          <table:table-cell table:style-name="Tabela28.A2" office:value-type="string">
            <text:p text:style-name="P44">Duração</text:p>
          </table:table-cell>
          <table:table-cell table:style-name="Tabela28.A2" office:value-type="string">
            <text:p text:style-name="P44">Anos sem publicações</text:p>
          </table:table-cell>
          <table:table-cell table:style-name="Tabela28.A2" office:value-type="string">
            <text:p text:style-name="P44">Total de anos</text:p>
          </table:table-cell>
          <table:table-cell table:style-name="Tabela28.A2" office:value-type="string">
            <text:p text:style-name="P44">Total Autores</text:p>
          </table:table-cell>
          <table:table-cell table:style-name="Tabela28.F2" office:value-type="string">
            <text:p text:style-name="P44">Média de Autores por ano</text:p>
          </table:table-cell>
        </table:table-row>
        <table:table-row table:style-name="Tabela28.3">
          <table:table-cell table:style-name="Tabela28.A3" office:value-type="string">
            <text:p text:style-name="P33">CCS</text:p>
          </table:table-cell>
          <table:table-cell table:style-name="Tabela28.A3" office:value-type="string">
            <text:p text:style-name="P34">1993-2011</text:p>
          </table:table-cell>
          <table:table-cell table:style-name="Tabela28.A3" office:value-type="string">
            <text:p text:style-name="P34">1995</text:p>
          </table:table-cell>
          <table:table-cell table:style-name="Tabela28.A3" office:value-type="string">
            <text:p text:style-name="P34">18</text:p>
          </table:table-cell>
          <table:table-cell table:style-name="Tabela28.A3" office:value-type="string">
            <text:p text:style-name="P27">2231</text:p>
          </table:table-cell>
          <table:table-cell table:style-name="Tabela28.F3" office:value-type="string">
            <text:p text:style-name="P38">123,94</text:p>
          </table:table-cell>
        </table:table-row>
        <table:table-row table:style-name="Tabela28.3">
          <table:table-cell table:style-name="Tabela28.A4" office:value-type="string">
            <text:p text:style-name="P33">SACMAT</text:p>
          </table:table-cell>
          <table:table-cell table:style-name="Tabela28.A4" office:value-type="string">
            <text:p text:style-name="P38">-</text:p>
          </table:table-cell>
          <table:table-cell table:style-name="Tabela28.A4" office:value-type="string">
            <text:p text:style-name="P34">-</text:p>
          </table:table-cell>
          <table:table-cell table:style-name="Tabela28.A4" office:value-type="string">
            <text:p text:style-name="P38">-</text:p>
          </table:table-cell>
          <table:table-cell table:style-name="Tabela28.A4" office:value-type="string">
            <text:p text:style-name="P38">-</text:p>
          </table:table-cell>
          <table:table-cell table:style-name="Tabela28.F4" office:value-type="string">
            <text:p text:style-name="P38">-</text:p>
          </table:table-cell>
        </table:table-row>
        <table:table-row table:style-name="Tabela28.3">
          <table:table-cell table:style-name="Tabela28.A4" office:value-type="string">
            <text:p text:style-name="P33">ASIACCS</text:p>
          </table:table-cell>
          <table:table-cell table:style-name="Tabela28.A4" office:value-type="string">
            <text:p text:style-name="P34">2006-2011</text:p>
          </table:table-cell>
          <table:table-cell table:style-name="Tabela28.A4" office:value-type="string">
            <text:p text:style-name="P34">-</text:p>
          </table:table-cell>
          <table:table-cell table:style-name="Tabela28.A4" office:value-type="string">
            <text:p text:style-name="P38">6</text:p>
          </table:table-cell>
          <table:table-cell table:style-name="Tabela28.A4" office:value-type="string">
            <text:p text:style-name="P34">884</text:p>
          </table:table-cell>
          <table:table-cell table:style-name="Tabela28.F4" office:value-type="string">
            <text:p text:style-name="P38">147,33</text:p>
          </table:table-cell>
        </table:table-row>
        <text:soft-page-break/>
        <table:table-row table:style-name="Tabela28.3">
          <table:table-cell table:style-name="Tabela28.A4" office:value-type="string">
            <text:p text:style-name="P33">WiSec</text:p>
          </table:table-cell>
          <table:table-cell table:style-name="Tabela28.A4" office:value-type="string">
            <text:p text:style-name="P38">-</text:p>
          </table:table-cell>
          <table:table-cell table:style-name="Tabela28.A4" office:value-type="string">
            <text:p text:style-name="P34">-</text:p>
          </table:table-cell>
          <table:table-cell table:style-name="Tabela28.A4" office:value-type="string">
            <text:p text:style-name="P38">-</text:p>
          </table:table-cell>
          <table:table-cell table:style-name="Tabela28.A4" office:value-type="string">
            <text:p text:style-name="P38">-</text:p>
          </table:table-cell>
          <table:table-cell table:style-name="Tabela28.F4" office:value-type="string">
            <text:p text:style-name="P38">-</text:p>
          </table:table-cell>
        </table:table-row>
        <table:table-row table:style-name="Tabela28.3">
          <table:table-cell table:style-name="Tabela28.A4" office:value-type="string">
            <text:p text:style-name="P33">CODASPY</text:p>
          </table:table-cell>
          <table:table-cell table:style-name="Tabela28.A4" office:value-type="string">
            <text:p text:style-name="P38">-</text:p>
          </table:table-cell>
          <table:table-cell table:style-name="Tabela28.A4" office:value-type="string">
            <text:p text:style-name="P34">-</text:p>
          </table:table-cell>
          <table:table-cell table:style-name="Tabela28.A4" office:value-type="string">
            <text:p text:style-name="P38">-</text:p>
          </table:table-cell>
          <table:table-cell table:style-name="Tabela28.A4" office:value-type="string">
            <text:p text:style-name="P38">-</text:p>
          </table:table-cell>
          <table:table-cell table:style-name="Tabela28.F4" office:value-type="string">
            <text:p text:style-name="P38">-</text:p>
          </table:table-cell>
        </table:table-row>
        <table:table-row>
          <table:table-cell table:style-name="Tabela28.A8" office:value-type="string">
            <text:p text:style-name="P9">Conclusão:</text:p>
          </table:table-cell>
          <table:table-cell table:style-name="Tabela28.B8" table:number-columns-spanned="5" office:value-type="string">
            <text:p text:style-name="P9">Sig adicionado ao dataset de pesquisa. A conferência CSS (<text:span text:style-name="T1">ACM Conference on Computer and Communications Security</text:span>) foi escolhida, no entanto, o período adotado será de 1996 a 2011 (16 anos), pois neste período os dados são contínuos. Com isso, teremos um total de 2097 autores, tendo em média 131,06 autor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8.A9" office:value-type="string">
            <text:p text:style-name="P9">Status:</text:p>
          </table:table-cell>
          <table:table-cell table:style-name="Tabela28.B9" table:number-columns-spanned="5" office:value-type="string">
            <text:p text:style-name="P23">Ok – Com ressalva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29" table:style-name="Tabela29">
        <table:table-column table:style-name="Tabela29.A"/>
        <table:table-column table:style-name="Tabela29.B"/>
        <table:table-column table:style-name="Tabela29.C"/>
        <table:table-column table:style-name="Tabela29.D"/>
        <table:table-column table:style-name="Tabela29.E"/>
        <table:table-column table:style-name="Tabela29.F"/>
        <table:table-row>
          <table:table-cell table:style-name="Tabela29.A1" office:value-type="string">
            <text:p text:style-name="P43">Sig:</text:p>
          </table:table-cell>
          <table:table-cell table:style-name="Tabela29.B1" table:number-columns-spanned="5" office:value-type="string">
            <text:p text:style-name="P8">SIGB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9.A2" office:value-type="string">
            <text:p text:style-name="P44">Conferências</text:p>
          </table:table-cell>
          <table:table-cell table:style-name="Tabela29.A2" office:value-type="string">
            <text:p text:style-name="P44">Duração</text:p>
          </table:table-cell>
          <table:table-cell table:style-name="Tabela29.A2" office:value-type="string">
            <text:p text:style-name="P44">Anos sem publicações</text:p>
          </table:table-cell>
          <table:table-cell table:style-name="Tabela29.A2" office:value-type="string">
            <text:p text:style-name="P44">Total de anos</text:p>
          </table:table-cell>
          <table:table-cell table:style-name="Tabela29.A2" office:value-type="string">
            <text:p text:style-name="P44">Total Autores</text:p>
          </table:table-cell>
          <table:table-cell table:style-name="Tabela29.F2" office:value-type="string">
            <text:p text:style-name="P44">Média de Autores por ano</text:p>
          </table:table-cell>
        </table:table-row>
        <table:table-row table:style-name="Tabela29.3">
          <table:table-cell table:style-name="Tabela29.A3" office:value-type="string">
            <text:p text:style-name="P33">CPSWEEK</text:p>
          </table:table-cell>
          <table:table-cell table:style-name="Tabela29.A3" office:value-type="string">
            <text:p text:style-name="P34">-</text:p>
          </table:table-cell>
          <table:table-cell table:style-name="Tabela29.A3" office:value-type="string">
            <text:p text:style-name="P34">-</text:p>
          </table:table-cell>
          <table:table-cell table:style-name="Tabela29.A3" office:value-type="string">
            <text:p text:style-name="P34">-</text:p>
          </table:table-cell>
          <table:table-cell table:style-name="Tabela29.A3" office:value-type="string">
            <text:p text:style-name="P34">-</text:p>
          </table:table-cell>
          <table:table-cell table:style-name="Tabela29.F3" office:value-type="string">
            <text:p text:style-name="P38">-</text:p>
          </table:table-cell>
        </table:table-row>
        <table:table-row table:style-name="Tabela29.3">
          <table:table-cell table:style-name="Tabela29.A4" office:value-type="string">
            <text:p text:style-name="P33">ESWEEK</text:p>
            <text:p text:style-name="P33"/>
          </table:table-cell>
          <table:table-cell table:style-name="Tabela29.A4" office:value-type="string">
            <text:p text:style-name="P38">-</text:p>
          </table:table-cell>
          <table:table-cell table:style-name="Tabela29.A4" office:value-type="string">
            <text:p text:style-name="P34">-</text:p>
          </table:table-cell>
          <table:table-cell table:style-name="Tabela29.A4" office:value-type="string">
            <text:p text:style-name="P38">-</text:p>
          </table:table-cell>
          <table:table-cell table:style-name="Tabela29.A4" office:value-type="string">
            <text:p text:style-name="P38">-</text:p>
          </table:table-cell>
          <table:table-cell table:style-name="Tabela29.F4" office:value-type="string">
            <text:p text:style-name="P38">-</text:p>
          </table:table-cell>
        </table:table-row>
        <table:table-row table:style-name="Tabela29.3">
          <table:table-cell table:style-name="Tabela29.A4" office:value-type="string">
            <text:p text:style-name="P33">ICDSC</text:p>
          </table:table-cell>
          <table:table-cell table:style-name="Tabela29.A4" office:value-type="string">
            <text:p text:style-name="P34">2007-2011</text:p>
          </table:table-cell>
          <table:table-cell table:style-name="Tabela29.A4" office:value-type="string">
            <text:p text:style-name="P34">2009, 2010</text:p>
          </table:table-cell>
          <table:table-cell table:style-name="Tabela29.A4" office:value-type="string">
            <text:p text:style-name="P38">3</text:p>
          </table:table-cell>
          <table:table-cell table:style-name="Tabela29.A4" office:value-type="string">
            <text:p text:style-name="P34">753</text:p>
          </table:table-cell>
          <table:table-cell table:style-name="Tabela29.F4" office:value-type="string">
            <text:p text:style-name="P38">251</text:p>
          </table:table-cell>
        </table:table-row>
        <table:table-row table:style-name="Tabela29.3">
          <table:table-cell table:style-name="Tabela29.A4" office:value-type="string">
            <text:p text:style-name="P33">LCTES</text:p>
          </table:table-cell>
          <table:table-cell table:style-name="Tabela29.A4" office:value-type="string">
            <text:p text:style-name="P34">1998-2011</text:p>
          </table:table-cell>
          <table:table-cell table:style-name="Tabela29.A4" office:value-type="string">
            <text:p text:style-name="P34">1999, 2001, 2002</text:p>
          </table:table-cell>
          <table:table-cell table:style-name="Tabela29.A4" office:value-type="string">
            <text:p text:style-name="P38">11</text:p>
          </table:table-cell>
          <table:table-cell table:style-name="Tabela29.A4" office:value-type="string">
            <text:p text:style-name="P34">793</text:p>
          </table:table-cell>
          <table:table-cell table:style-name="Tabela29.F4" office:value-type="string">
            <text:p text:style-name="P38">72,09</text:p>
          </table:table-cell>
        </table:table-row>
        <table:table-row table:style-name="Tabela29.3">
          <table:table-cell table:style-name="Tabela29.A4" office:value-type="string">
            <text:p text:style-name="P33">MEMOCODE</text:p>
          </table:table-cell>
          <table:table-cell table:style-name="Tabela29.A4" office:value-type="string">
            <text:p text:style-name="P38">-</text:p>
          </table:table-cell>
          <table:table-cell table:style-name="Tabela29.A4" office:value-type="string">
            <text:p text:style-name="P34">-</text:p>
          </table:table-cell>
          <table:table-cell table:style-name="Tabela29.A4" office:value-type="string">
            <text:p text:style-name="P38">-</text:p>
          </table:table-cell>
          <table:table-cell table:style-name="Tabela29.A4" office:value-type="string">
            <text:p text:style-name="P38">-</text:p>
          </table:table-cell>
          <table:table-cell table:style-name="Tabela29.F4" office:value-type="string">
            <text:p text:style-name="P38">-</text:p>
          </table:table-cell>
        </table:table-row>
        <table:table-row table:style-name="Tabela29.3">
          <table:table-cell table:style-name="Tabela29.A4" office:value-type="string">
            <text:p text:style-name="P33">NOCS</text:p>
          </table:table-cell>
          <table:table-cell table:style-name="Tabela29.A4" office:value-type="string">
            <text:p text:style-name="P38">-</text:p>
          </table:table-cell>
          <table:table-cell table:style-name="Tabela29.A4" office:value-type="string">
            <text:p text:style-name="P34">-</text:p>
          </table:table-cell>
          <table:table-cell table:style-name="Tabela29.A4" office:value-type="string">
            <text:p text:style-name="P38">-</text:p>
          </table:table-cell>
          <table:table-cell table:style-name="Tabela29.A4" office:value-type="string">
            <text:p text:style-name="P38">-</text:p>
          </table:table-cell>
          <table:table-cell table:style-name="Tabela29.F4" office:value-type="string">
            <text:p text:style-name="P38">-</text:p>
          </table:table-cell>
        </table:table-row>
        <table:table-row table:style-name="Tabela29.3">
          <table:table-cell table:style-name="Tabela29.A4" office:value-type="string">
            <text:p text:style-name="P33">SenSys</text:p>
          </table:table-cell>
          <table:table-cell table:style-name="Tabela29.A4" office:value-type="string">
            <text:p text:style-name="P34">2003-2011</text:p>
          </table:table-cell>
          <table:table-cell table:style-name="Tabela29.A4" office:value-type="string">
            <text:p text:style-name="P34">-</text:p>
          </table:table-cell>
          <table:table-cell table:style-name="Tabela29.A4" office:value-type="string">
            <text:p text:style-name="P38">9</text:p>
          </table:table-cell>
          <table:table-cell table:style-name="Tabela29.A4" office:value-type="string">
            <text:p text:style-name="P34">2714</text:p>
          </table:table-cell>
          <table:table-cell table:style-name="Tabela29.F4" office:value-type="string">
            <text:p text:style-name="P38">301,55</text:p>
          </table:table-cell>
        </table:table-row>
        <table:table-row table:style-name="Tabela29.3">
          <table:table-cell table:style-name="Tabela29.A4" office:value-type="string">
            <text:p text:style-name="P33">HiCoNS</text:p>
          </table:table-cell>
          <table:table-cell table:style-name="Tabela29.A4" office:value-type="string">
            <text:p text:style-name="P38">-</text:p>
          </table:table-cell>
          <table:table-cell table:style-name="Tabela29.A4" office:value-type="string">
            <text:p text:style-name="P34">-</text:p>
          </table:table-cell>
          <table:table-cell table:style-name="Tabela29.A4" office:value-type="string">
            <text:p text:style-name="P38">-</text:p>
          </table:table-cell>
          <table:table-cell table:style-name="Tabela29.A4" office:value-type="string">
            <text:p text:style-name="P38">-</text:p>
          </table:table-cell>
          <table:table-cell table:style-name="Tabela29.F4" office:value-type="string">
            <text:p text:style-name="P38">-</text:p>
          </table:table-cell>
        </table:table-row>
        <table:table-row table:style-name="Tabela29.3">
          <table:table-cell table:style-name="Tabela29.A4" office:value-type="string">
            <text:p text:style-name="P15">HSCC</text:p>
          </table:table-cell>
          <table:table-cell table:style-name="Tabela29.A4" office:value-type="string">
            <text:p text:style-name="P16">1998-2012</text:p>
          </table:table-cell>
          <table:table-cell table:style-name="Tabela29.A4" office:value-type="string">
            <text:p text:style-name="P16">-</text:p>
          </table:table-cell>
          <table:table-cell table:style-name="Tabela29.A4" office:value-type="string">
            <text:p text:style-name="P14">15</text:p>
          </table:table-cell>
          <table:table-cell table:style-name="Tabela29.A4" office:value-type="string">
            <text:p text:style-name="P16">1637</text:p>
          </table:table-cell>
          <table:table-cell table:style-name="Tabela29.F4" office:value-type="string">
            <text:p text:style-name="P14">109,13</text:p>
          </table:table-cell>
        </table:table-row>
        <table:table-row table:style-name="Tabela29.3">
          <table:table-cell table:style-name="Tabela29.A4" office:value-type="string">
            <text:p text:style-name="P33">ICCPS</text:p>
          </table:table-cell>
          <table:table-cell table:style-name="Tabela29.A4" office:value-type="string">
            <text:p text:style-name="P38">-</text:p>
          </table:table-cell>
          <table:table-cell table:style-name="Tabela29.A4" office:value-type="string">
            <text:p text:style-name="P34">-</text:p>
          </table:table-cell>
          <table:table-cell table:style-name="Tabela29.A4" office:value-type="string">
            <text:p text:style-name="P38">-</text:p>
          </table:table-cell>
          <table:table-cell table:style-name="Tabela29.A4" office:value-type="string">
            <text:p text:style-name="P38">-</text:p>
          </table:table-cell>
          <table:table-cell table:style-name="Tabela29.F4" office:value-type="string">
            <text:p text:style-name="P38">-</text:p>
          </table:table-cell>
        </table:table-row>
        <table:table-row table:style-name="Tabela29.3">
          <table:table-cell table:style-name="Tabela29.A4" office:value-type="string">
            <text:p text:style-name="P33">IPSN</text:p>
          </table:table-cell>
          <table:table-cell table:style-name="Tabela29.A4" office:value-type="string">
            <text:p text:style-name="P34">2003-2012</text:p>
          </table:table-cell>
          <table:table-cell table:style-name="Tabela29.A4" office:value-type="string">
            <text:p text:style-name="P34">-</text:p>
          </table:table-cell>
          <table:table-cell table:style-name="Tabela29.A4" office:value-type="string">
            <text:p text:style-name="P38">10</text:p>
          </table:table-cell>
          <table:table-cell table:style-name="Tabela29.A4" office:value-type="string">
            <text:p text:style-name="P34">2326</text:p>
          </table:table-cell>
          <table:table-cell table:style-name="Tabela29.F4" office:value-type="string">
            <text:p text:style-name="P38">232,6</text:p>
          </table:table-cell>
        </table:table-row>
        <table:table-row table:style-name="Tabela29.3">
          <table:table-cell table:style-name="Tabela29.A4" office:value-type="string">
            <text:p text:style-name="P33">RTAS</text:p>
          </table:table-cell>
          <table:table-cell table:style-name="Tabela29.A4" office:value-type="string">
            <text:p text:style-name="P38">-</text:p>
          </table:table-cell>
          <table:table-cell table:style-name="Tabela29.A4" office:value-type="string">
            <text:p text:style-name="P34">-</text:p>
          </table:table-cell>
          <table:table-cell table:style-name="Tabela29.A4" office:value-type="string">
            <text:p text:style-name="P38">-</text:p>
          </table:table-cell>
          <table:table-cell table:style-name="Tabela29.A4" office:value-type="string">
            <text:p text:style-name="P38">-</text:p>
          </table:table-cell>
          <table:table-cell table:style-name="Tabela29.F4" office:value-type="string">
            <text:p text:style-name="P38">-</text:p>
          </table:table-cell>
        </table:table-row>
        <table:table-row table:style-name="Tabela29.3">
          <table:table-cell table:style-name="Tabela29.A4" office:value-type="string">
            <text:p text:style-name="P33">CASES</text:p>
          </table:table-cell>
          <table:table-cell table:style-name="Tabela29.A4" office:value-type="string">
            <text:p text:style-name="P34">2000-2011</text:p>
          </table:table-cell>
          <table:table-cell table:style-name="Tabela29.A4" office:value-type="string">
            <text:p text:style-name="P34">-</text:p>
          </table:table-cell>
          <table:table-cell table:style-name="Tabela29.A4" office:value-type="string">
            <text:p text:style-name="P38">12</text:p>
          </table:table-cell>
          <table:table-cell table:style-name="Tabela29.A4" office:value-type="string">
            <text:p text:style-name="P34">1253</text:p>
          </table:table-cell>
          <table:table-cell table:style-name="Tabela29.F4" office:value-type="string">
            <text:p text:style-name="P38">104,42</text:p>
          </table:table-cell>
        </table:table-row>
        <table:table-row table:style-name="Tabela29.3">
          <table:table-cell table:style-name="Tabela29.A4" office:value-type="string">
            <text:p text:style-name="P33">CODES+ISSS</text:p>
          </table:table-cell>
          <table:table-cell table:style-name="Tabela29.A4" office:value-type="string">
            <text:p text:style-name="P34">2003-2011</text:p>
          </table:table-cell>
          <table:table-cell table:style-name="Tabela29.A4" office:value-type="string">
            <text:p text:style-name="P34">-</text:p>
          </table:table-cell>
          <table:table-cell table:style-name="Tabela29.A4" office:value-type="string">
            <text:p text:style-name="P38">9</text:p>
          </table:table-cell>
          <table:table-cell table:style-name="Tabela29.A4" office:value-type="string">
            <text:p text:style-name="P34">1534</text:p>
          </table:table-cell>
          <table:table-cell table:style-name="Tabela29.F4" office:value-type="string">
            <text:p text:style-name="P38">170,44</text:p>
          </table:table-cell>
        </table:table-row>
        <table:table-row table:style-name="Tabela29.3">
          <table:table-cell table:style-name="Tabela29.A4" office:value-type="string">
            <text:p text:style-name="P33">EMSOFT</text:p>
          </table:table-cell>
          <table:table-cell table:style-name="Tabela29.A4" office:value-type="string">
            <text:p text:style-name="P34">2001-2011</text:p>
          </table:table-cell>
          <table:table-cell table:style-name="Tabela29.A4" office:value-type="string">
            <text:p text:style-name="P34">-</text:p>
          </table:table-cell>
          <table:table-cell table:style-name="Tabela29.A4" office:value-type="string">
            <text:p text:style-name="P38">11</text:p>
          </table:table-cell>
          <table:table-cell table:style-name="Tabela29.A4" office:value-type="string">
            <text:p text:style-name="P34">1179</text:p>
          </table:table-cell>
          <table:table-cell table:style-name="Tabela29.F4" office:value-type="string">
            <text:p text:style-name="P38">107,18</text:p>
          </table:table-cell>
        </table:table-row>
        <table:table-row>
          <table:table-cell table:style-name="Tabela29.A18" office:value-type="string">
            <text:p text:style-name="P9">Conclusão:</text:p>
          </table:table-cell>
          <table:table-cell table:style-name="Tabela29.B18" table:number-columns-spanned="5" office:value-type="string">
            <text:p text:style-name="P9">Sig adicionado ao dataset de pesquis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9.A19" office:value-type="string">
            <text:p text:style-name="P9">Status:</text:p>
          </table:table-cell>
          <table:table-cell table:style-name="Tabela29.B19" table:number-columns-spanned="5" office:value-type="string">
            <text:p text:style-name="P13">Ok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30" table:style-name="Tabela30">
        <table:table-column table:style-name="Tabela30.A"/>
        <table:table-column table:style-name="Tabela30.B"/>
        <table:table-column table:style-name="Tabela30.C"/>
        <table:table-column table:style-name="Tabela30.D"/>
        <table:table-column table:style-name="Tabela30.E"/>
        <table:table-column table:style-name="Tabela30.F"/>
        <table:table-row>
          <table:table-cell table:style-name="Tabela30.A1" office:value-type="string">
            <text:p text:style-name="P43">Sig:</text:p>
          </table:table-cell>
          <table:table-cell table:style-name="Tabela30.B1" table:number-columns-spanned="5" office:value-type="string">
            <text:p text:style-name="P8">SIGEco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0.A2" office:value-type="string">
            <text:p text:style-name="P44">Conferências</text:p>
          </table:table-cell>
          <table:table-cell table:style-name="Tabela30.A2" office:value-type="string">
            <text:p text:style-name="P44">Duração</text:p>
          </table:table-cell>
          <table:table-cell table:style-name="Tabela30.A2" office:value-type="string">
            <text:p text:style-name="P44">Anos sem publicações</text:p>
          </table:table-cell>
          <table:table-cell table:style-name="Tabela30.A2" office:value-type="string">
            <text:p text:style-name="P44">Total de anos</text:p>
          </table:table-cell>
          <table:table-cell table:style-name="Tabela30.A2" office:value-type="string">
            <text:p text:style-name="P44">Total Autores</text:p>
          </table:table-cell>
          <table:table-cell table:style-name="Tabela30.F2" office:value-type="string">
            <text:p text:style-name="P44">Média de Autores por ano</text:p>
          </table:table-cell>
        </table:table-row>
        <table:table-row table:style-name="Tabela30.3">
          <table:table-cell table:style-name="Tabela30.A3" office:value-type="string">
            <text:p text:style-name="P33">ACM Conference on Electronic Commerce</text:p>
          </table:table-cell>
          <table:table-cell table:style-name="Tabela30.A3" office:value-type="string">
            <text:p text:style-name="P34">1999-2011</text:p>
          </table:table-cell>
          <table:table-cell table:style-name="Tabela30.A3" office:value-type="string">
            <text:p text:style-name="P34">2002</text:p>
          </table:table-cell>
          <table:table-cell table:style-name="Tabela30.A3" office:value-type="string">
            <text:p text:style-name="P34">12</text:p>
          </table:table-cell>
          <table:table-cell table:style-name="Tabela30.A3" office:value-type="string">
            <text:p text:style-name="P34">1318</text:p>
          </table:table-cell>
          <table:table-cell table:style-name="Tabela30.F3" office:value-type="string">
            <text:p text:style-name="P38">109,83</text:p>
          </table:table-cell>
        </table:table-row>
        <table:table-row>
          <table:table-cell table:style-name="Tabela30.A4" office:value-type="string">
            <text:p text:style-name="P9">Conclusão:</text:p>
          </table:table-cell>
          <table:table-cell table:style-name="Tabela30.B4" table:number-columns-spanned="5" office:value-type="string">
            <text:p text:style-name="P9">Sig removido do dataset para pesquisa. Conferência possui 12 anos, no entanto, não existe publicação em 2002, considerando a conferência de <text:soft-page-break/>2003 a 2011, teremos apenas 8 an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0.A5" office:value-type="string">
            <text:p text:style-name="P9">Status:</text:p>
          </table:table-cell>
          <table:table-cell table:style-name="Tabela30.B5" table:number-columns-spanned="5" office:value-type="string">
            <text:p text:style-name="P10">Removido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E"/>
        <table:table-column table:style-name="Tabela31.F"/>
        <table:table-row>
          <table:table-cell table:style-name="Tabela31.A1" office:value-type="string">
            <text:p text:style-name="P43">Sig:</text:p>
          </table:table-cell>
          <table:table-cell table:style-name="Tabela31.B1" table:number-columns-spanned="5" office:value-type="string">
            <text:p text:style-name="P8">SIGMICR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1.A2" office:value-type="string">
            <text:p text:style-name="P44">Conferências</text:p>
          </table:table-cell>
          <table:table-cell table:style-name="Tabela31.A2" office:value-type="string">
            <text:p text:style-name="P44">Duração</text:p>
          </table:table-cell>
          <table:table-cell table:style-name="Tabela31.A2" office:value-type="string">
            <text:p text:style-name="P44">Anos sem publicações</text:p>
          </table:table-cell>
          <table:table-cell table:style-name="Tabela31.A2" office:value-type="string">
            <text:p text:style-name="P44">Total de anos</text:p>
          </table:table-cell>
          <table:table-cell table:style-name="Tabela31.A2" office:value-type="string">
            <text:p text:style-name="P44">Total Autores</text:p>
          </table:table-cell>
          <table:table-cell table:style-name="Tabela31.F2" office:value-type="string">
            <text:p text:style-name="P44">Média de Autores por ano</text:p>
          </table:table-cell>
        </table:table-row>
        <table:table-row table:style-name="Tabela31.3">
          <table:table-cell table:style-name="Tabela31.A3" office:value-type="string">
            <text:p text:style-name="P15">MICRO</text:p>
          </table:table-cell>
          <table:table-cell table:style-name="Tabela31.A3" office:value-type="string">
            <text:p text:style-name="P16">1987-2011</text:p>
          </table:table-cell>
          <table:table-cell table:style-name="Tabela31.A3" office:value-type="string">
            <text:p text:style-name="P16">-</text:p>
          </table:table-cell>
          <table:table-cell table:style-name="Tabela31.A3" office:value-type="string">
            <text:p text:style-name="P16">25</text:p>
          </table:table-cell>
          <table:table-cell table:style-name="Tabela31.A3" office:value-type="string">
            <text:p text:style-name="P16">2723</text:p>
          </table:table-cell>
          <table:table-cell table:style-name="Tabela31.F3" office:value-type="string">
            <text:p text:style-name="P14">108,92</text:p>
          </table:table-cell>
        </table:table-row>
        <table:table-row table:style-name="Tabela31.3">
          <table:table-cell table:style-name="Tabela31.A4" office:value-type="string">
            <text:p text:style-name="P33">CGO</text:p>
          </table:table-cell>
          <table:table-cell table:style-name="Tabela31.A4" office:value-type="string">
            <text:p text:style-name="P34">2003-2011</text:p>
          </table:table-cell>
          <table:table-cell table:style-name="Tabela31.A4" office:value-type="string">
            <text:p text:style-name="P38">-</text:p>
          </table:table-cell>
          <table:table-cell table:style-name="Tabela31.A4" office:value-type="string">
            <text:p text:style-name="P38">9</text:p>
          </table:table-cell>
          <table:table-cell table:style-name="Tabela31.A4" office:value-type="string">
            <text:p text:style-name="P34">876</text:p>
          </table:table-cell>
          <table:table-cell table:style-name="Tabela31.F4" office:value-type="string">
            <text:p text:style-name="P38">97,33</text:p>
          </table:table-cell>
        </table:table-row>
        <table:table-row table:style-name="Tabela31.3">
          <table:table-cell table:style-name="Tabela31.A4" office:value-type="string">
            <text:p text:style-name="P33">CASES</text:p>
          </table:table-cell>
          <table:table-cell table:style-name="Tabela31.A4" office:value-type="string">
            <text:p text:style-name="P34">2000-2011</text:p>
          </table:table-cell>
          <table:table-cell table:style-name="Tabela31.A4" office:value-type="string">
            <text:p text:style-name="P34">-</text:p>
          </table:table-cell>
          <table:table-cell table:style-name="Tabela31.A4" office:value-type="string">
            <text:p text:style-name="P38">12</text:p>
          </table:table-cell>
          <table:table-cell table:style-name="Tabela31.A4" office:value-type="string">
            <text:p text:style-name="P34">1253</text:p>
          </table:table-cell>
          <table:table-cell table:style-name="Tabela31.F4" office:value-type="string">
            <text:p text:style-name="P38">104,42</text:p>
          </table:table-cell>
        </table:table-row>
        <table:table-row>
          <table:table-cell table:style-name="Tabela31.A6" office:value-type="string">
            <text:p text:style-name="P9">Conclusão:</text:p>
          </table:table-cell>
          <table:table-cell table:style-name="Tabela31.B6" table:number-columns-spanned="5" office:value-type="string">
            <text:p text:style-name="P9">Sig adicionado ao dataset de pesquis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1.A7" office:value-type="string">
            <text:p text:style-name="P9">Status:</text:p>
          </table:table-cell>
          <table:table-cell table:style-name="Tabela31.B7" table:number-columns-spanned="5" office:value-type="string">
            <text:p text:style-name="P13">Ok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ela32" table:style-name="Tabela32">
        <table:table-column table:style-name="Tabela32.A"/>
        <table:table-column table:style-name="Tabela32.B"/>
        <table:table-column table:style-name="Tabela32.C"/>
        <table:table-column table:style-name="Tabela32.D"/>
        <table:table-column table:style-name="Tabela32.E"/>
        <table:table-column table:style-name="Tabela32.F"/>
        <table:table-row>
          <table:table-cell table:style-name="Tabela32.A1" office:value-type="string">
            <text:p text:style-name="P43">Sig:</text:p>
          </table:table-cell>
          <table:table-cell table:style-name="Tabela32.B1" table:number-columns-spanned="5" office:value-type="string">
            <text:p text:style-name="P8">SIGSA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2.A2" office:value-type="string">
            <text:p text:style-name="P44">Conferências</text:p>
          </table:table-cell>
          <table:table-cell table:style-name="Tabela32.A2" office:value-type="string">
            <text:p text:style-name="P44">Duração</text:p>
          </table:table-cell>
          <table:table-cell table:style-name="Tabela32.A2" office:value-type="string">
            <text:p text:style-name="P44">Anos sem publicações</text:p>
          </table:table-cell>
          <table:table-cell table:style-name="Tabela32.A2" office:value-type="string">
            <text:p text:style-name="P44">Total de anos</text:p>
          </table:table-cell>
          <table:table-cell table:style-name="Tabela32.A2" office:value-type="string">
            <text:p text:style-name="P44">Total Autores</text:p>
          </table:table-cell>
          <table:table-cell table:style-name="Tabela32.F2" office:value-type="string">
            <text:p text:style-name="P44">Média de Autores por ano</text:p>
          </table:table-cell>
        </table:table-row>
        <table:table-row table:style-name="Tabela32.3">
          <table:table-cell table:style-name="Tabela32.A3" office:value-type="string">
            <text:p text:style-name="P15">ISSAC</text:p>
          </table:table-cell>
          <table:table-cell table:style-name="Tabela32.A3" office:value-type="string">
            <text:p text:style-name="P16">1988-2011</text:p>
          </table:table-cell>
          <table:table-cell table:style-name="Tabela32.A3" office:value-type="string">
            <text:p text:style-name="P16">-</text:p>
          </table:table-cell>
          <table:table-cell table:style-name="Tabela32.A3" office:value-type="string">
            <text:p text:style-name="P16">24</text:p>
          </table:table-cell>
          <table:table-cell table:style-name="Tabela32.A3" office:value-type="string">
            <text:p text:style-name="P16">2302</text:p>
          </table:table-cell>
          <table:table-cell table:style-name="Tabela32.F3" office:value-type="string">
            <text:p text:style-name="P14">95,92</text:p>
          </table:table-cell>
        </table:table-row>
        <table:table-row table:style-name="Tabela32.3">
          <table:table-cell table:style-name="Tabela32.A4" office:value-type="string">
            <text:p text:style-name="P33">CASC</text:p>
          </table:table-cell>
          <table:table-cell table:style-name="Tabela32.A4" office:value-type="string">
            <text:p text:style-name="P34">-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4">-</text:p>
          </table:table-cell>
          <table:table-cell table:style-name="Tabela32.F4" office:value-type="string">
            <text:p text:style-name="P38">-</text:p>
          </table:table-cell>
        </table:table-row>
        <table:table-row table:style-name="Tabela32.3">
          <table:table-cell table:style-name="Tabela32.A4" office:value-type="string">
            <text:p text:style-name="P33">SNC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F4" office:value-type="string">
            <text:p text:style-name="P38">-</text:p>
          </table:table-cell>
        </table:table-row>
        <table:table-row table:style-name="Tabela32.3">
          <table:table-cell table:style-name="Tabela32.A4" office:value-type="string">
            <text:p text:style-name="P33">CASA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F4" office:value-type="string">
            <text:p text:style-name="P38">-</text:p>
          </table:table-cell>
        </table:table-row>
        <table:table-row table:style-name="Tabela32.3">
          <table:table-cell table:style-name="Tabela32.A4" office:value-type="string">
            <text:p text:style-name="P33">MACIS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F4" office:value-type="string">
            <text:p text:style-name="P38">-</text:p>
          </table:table-cell>
        </table:table-row>
        <table:table-row table:style-name="Tabela32.3">
          <table:table-cell table:style-name="Tabela32.A4" office:value-type="string">
            <text:p text:style-name="P33">ECCAD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F4" office:value-type="string">
            <text:p text:style-name="P38">-</text:p>
          </table:table-cell>
        </table:table-row>
        <table:table-row table:style-name="Tabela32.3">
          <table:table-cell table:style-name="Tabela32.A4" office:value-type="string">
            <text:p text:style-name="P33">RWCA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F4" office:value-type="string">
            <text:p text:style-name="P38">-</text:p>
          </table:table-cell>
        </table:table-row>
        <table:table-row table:style-name="Tabela32.3">
          <table:table-cell table:style-name="Tabela32.A4" office:value-type="string">
            <text:p text:style-name="P33">FoCM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F4" office:value-type="string">
            <text:p text:style-name="P38">-</text:p>
          </table:table-cell>
        </table:table-row>
        <table:table-row table:style-name="Tabela32.3">
          <table:table-cell table:style-name="Tabela32.A4" office:value-type="string">
            <text:p text:style-name="P33">AAECC</text:p>
          </table:table-cell>
          <table:table-cell table:style-name="Tabela32.A4" office:value-type="string">
            <text:p text:style-name="P34">1984-2009</text:p>
            <text:p text:style-name="P38"/>
          </table:table-cell>
          <table:table-cell table:style-name="Tabela32.A4" office:value-type="string">
            <text:p text:style-name="P35">1992, 1994, 1996, 1998, 2000, 2002, 2004, 2005, 2008</text:p>
          </table:table-cell>
          <table:table-cell table:style-name="Tabela32.A4" office:value-type="string">
            <text:p text:style-name="P38">17</text:p>
          </table:table-cell>
          <table:table-cell table:style-name="Tabela32.A4" office:value-type="string">
            <text:p text:style-name="P34">1059</text:p>
          </table:table-cell>
          <table:table-cell table:style-name="Tabela32.F4" office:value-type="string">
            <text:p text:style-name="P38">62,29</text:p>
          </table:table-cell>
        </table:table-row>
        <table:table-row table:style-name="Tabela32.3">
          <table:table-cell table:style-name="Tabela32.A4" office:value-type="string">
            <text:p text:style-name="P33">PASCO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F4" office:value-type="string">
            <text:p text:style-name="P38">-</text:p>
          </table:table-cell>
        </table:table-row>
        <table:table-row table:style-name="Tabela32.3">
          <table:table-cell table:style-name="Tabela32.A4" office:value-type="string">
            <text:p text:style-name="P33">ACA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8">-</text:p>
          </table:table-cell>
          <table:table-cell table:style-name="Tabela32.F4" office:value-type="string">
            <text:p text:style-name="P38">-</text:p>
          </table:table-cell>
        </table:table-row>
        <table:table-row table:style-name="Tabela32.3">
          <table:table-cell table:style-name="Tabela32.A4" office:value-type="string">
            <text:p text:style-name="P33">CALCULEMUS</text:p>
          </table:table-cell>
          <table:table-cell table:style-name="Tabela32.A4" office:value-type="string">
            <text:p text:style-name="P34">-</text:p>
          </table:table-cell>
          <table:table-cell table:style-name="Tabela32.A4" office:value-type="string">
            <text:p text:style-name="P34">-</text:p>
          </table:table-cell>
          <table:table-cell table:style-name="Tabela32.A4" office:value-type="string">
            <text:p text:style-name="P38">-</text:p>
          </table:table-cell>
          <table:table-cell table:style-name="Tabela32.A4" office:value-type="string">
            <text:p text:style-name="P34">-</text:p>
          </table:table-cell>
          <table:table-cell table:style-name="Tabela32.F4" office:value-type="string">
            <text:p text:style-name="P38">-</text:p>
          </table:table-cell>
        </table:table-row>
        <table:table-row>
          <table:table-cell table:style-name="Tabela32.A15" office:value-type="string">
            <text:p text:style-name="P9">Conclusão:</text:p>
          </table:table-cell>
          <table:table-cell table:style-name="Tabela32.B15" table:number-columns-spanned="5" office:value-type="string">
            <text:p text:style-name="P9">Sig adicionado ao dataset de pesquis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2.A16" office:value-type="string">
            <text:p text:style-name="P9">Status:</text:p>
          </table:table-cell>
          <table:table-cell table:style-name="Tabela32.B16" table:number-columns-spanned="5" office:value-type="string">
            <text:p text:style-name="P13">Ok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column table:style-name="Tabela33.E"/>
        <table:table-column table:style-name="Tabela33.F"/>
        <table:table-row>
          <table:table-cell table:style-name="Tabela33.A1" office:value-type="string">
            <text:p text:style-name="P43">Sig:</text:p>
          </table:table-cell>
          <table:table-cell table:style-name="Tabela33.B1" table:number-columns-spanned="5" office:value-type="string">
            <text:p text:style-name="P8">SIGBioinformatic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3.A2" office:value-type="string">
            <text:p text:style-name="P44">Conferências</text:p>
          </table:table-cell>
          <table:table-cell table:style-name="Tabela33.A2" office:value-type="string">
            <text:p text:style-name="P44">Duração</text:p>
          </table:table-cell>
          <table:table-cell table:style-name="Tabela33.A2" office:value-type="string">
            <text:p text:style-name="P44">Anos sem publicações</text:p>
          </table:table-cell>
          <table:table-cell table:style-name="Tabela33.A2" office:value-type="string">
            <text:p text:style-name="P44">Total de anos</text:p>
          </table:table-cell>
          <table:table-cell table:style-name="Tabela33.A2" office:value-type="string">
            <text:p text:style-name="P44">Total Autores</text:p>
          </table:table-cell>
          <table:table-cell table:style-name="Tabela33.F2" office:value-type="string">
            <text:p text:style-name="P44">Média de Autores por ano</text:p>
          </table:table-cell>
        </table:table-row>
        <table:table-row table:style-name="Tabela33.3">
          <table:table-cell table:style-name="Tabela33.A3" office:value-type="string">
            <text:p text:style-name="P33">BCB</text:p>
          </table:table-cell>
          <table:table-cell table:style-name="Tabela33.A3" office:value-type="string">
            <text:p text:style-name="P34">-</text:p>
          </table:table-cell>
          <table:table-cell table:style-name="Tabela33.A3" office:value-type="string">
            <text:p text:style-name="P34">-</text:p>
          </table:table-cell>
          <table:table-cell table:style-name="Tabela33.A3" office:value-type="string">
            <text:p text:style-name="P34">-</text:p>
          </table:table-cell>
          <table:table-cell table:style-name="Tabela33.A3" office:value-type="string">
            <text:p text:style-name="P34">-</text:p>
          </table:table-cell>
          <table:table-cell table:style-name="Tabela33.F3" office:value-type="string">
            <text:p text:style-name="P38">-</text:p>
          </table:table-cell>
        </table:table-row>
        <table:table-row>
          <table:table-cell table:style-name="Tabela33.A4" office:value-type="string">
            <text:p text:style-name="P9">Conclusão:</text:p>
          </table:table-cell>
          <table:table-cell table:style-name="Tabela33.B4" table:number-columns-spanned="5" office:value-type="string">
            <text:p text:style-name="P9">Sig removido do dataset para pesquisa. Não foram encontradas informações sobre a conferência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33.A5" office:value-type="string">
            <text:p text:style-name="P9">Status:</text:p>
          </table:table-cell>
          <table:table-cell table:style-name="Tabela33.B5" table:number-columns-spanned="5" office:value-type="string">
            <text:p text:style-name="P10">Removido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column table:style-name="Tabela34.E"/>
        <table:table-column table:style-name="Tabela34.F"/>
        <table:table-row>
          <table:table-cell table:style-name="Tabela34.A1" office:value-type="string">
            <text:p text:style-name="P43">Sig:</text:p>
          </table:table-cell>
          <table:table-cell table:style-name="Tabela34.B1" table:number-columns-spanned="5" office:value-type="string">
            <text:p text:style-name="P8">SIGEV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4.A2" office:value-type="string">
            <text:p text:style-name="P44">Conferências</text:p>
          </table:table-cell>
          <table:table-cell table:style-name="Tabela34.A2" office:value-type="string">
            <text:p text:style-name="P44">Duração</text:p>
          </table:table-cell>
          <table:table-cell table:style-name="Tabela34.A2" office:value-type="string">
            <text:p text:style-name="P44">Anos sem publicações</text:p>
          </table:table-cell>
          <table:table-cell table:style-name="Tabela34.A2" office:value-type="string">
            <text:p text:style-name="P44">Total de anos</text:p>
          </table:table-cell>
          <table:table-cell table:style-name="Tabela34.A2" office:value-type="string">
            <text:p text:style-name="P44">Total Autores</text:p>
          </table:table-cell>
          <table:table-cell table:style-name="Tabela34.F2" office:value-type="string">
            <text:p text:style-name="P44">Média de Autores por ano</text:p>
          </table:table-cell>
        </table:table-row>
        <table:table-row table:style-name="Tabela34.3">
          <table:table-cell table:style-name="Tabela34.A3" office:value-type="string">
            <text:p text:style-name="P26">GECCO</text:p>
          </table:table-cell>
          <table:table-cell table:style-name="Tabela34.A3" office:value-type="string">
            <text:p text:style-name="P27">1999-2011</text:p>
          </table:table-cell>
          <table:table-cell table:style-name="Tabela34.A3" office:value-type="string">
            <text:p text:style-name="P27">2001, 2004</text:p>
          </table:table-cell>
          <table:table-cell table:style-name="Tabela34.A3" office:value-type="string">
            <text:p text:style-name="P34">11</text:p>
          </table:table-cell>
          <table:table-cell table:style-name="Tabela34.A3" office:value-type="string">
            <text:p text:style-name="P27">8172</text:p>
          </table:table-cell>
          <table:table-cell table:style-name="Tabela34.F3" office:value-type="string">
            <text:p text:style-name="P38">742,91</text:p>
          </table:table-cell>
        </table:table-row>
        <table:table-row table:style-name="Tabela34.3">
          <table:table-cell table:style-name="Tabela34.A4" office:value-type="string">
            <text:p text:style-name="P26">FOGAs</text:p>
          </table:table-cell>
          <table:table-cell table:style-name="Tabela34.A4" office:value-type="string">
            <text:p text:style-name="P38">-</text:p>
          </table:table-cell>
          <table:table-cell table:style-name="Tabela34.A4" office:value-type="string">
            <text:p text:style-name="P34">-</text:p>
          </table:table-cell>
          <table:table-cell table:style-name="Tabela34.A4" office:value-type="string">
            <text:p text:style-name="P38">-</text:p>
          </table:table-cell>
          <table:table-cell table:style-name="Tabela34.A4" office:value-type="string">
            <text:p text:style-name="P38">-</text:p>
          </table:table-cell>
          <table:table-cell table:style-name="Tabela34.F4" office:value-type="string">
            <text:p text:style-name="P38">-</text:p>
          </table:table-cell>
        </table:table-row>
        <table:table-row table:style-name="Tabela34.3">
          <table:table-cell table:style-name="Tabela34.A4" office:value-type="string">
            <text:p text:style-name="P26">ICGAs</text:p>
          </table:table-cell>
          <table:table-cell table:style-name="Tabela34.A4" office:value-type="string">
            <text:p text:style-name="P27">1985-1997</text:p>
          </table:table-cell>
          <table:table-cell table:style-name="Tabela34.A4" office:value-type="string">
            <text:p text:style-name="P27">1986, 1988, 1990, 1992, 1994, 1996</text:p>
          </table:table-cell>
          <table:table-cell table:style-name="Tabela34.A4" office:value-type="string">
            <text:p text:style-name="P38">7</text:p>
          </table:table-cell>
          <table:table-cell table:style-name="Tabela34.A4" office:value-type="string">
            <text:p text:style-name="P27">992</text:p>
          </table:table-cell>
          <table:table-cell table:style-name="Tabela34.F4" office:value-type="string">
            <text:p text:style-name="P38">141,71</text:p>
          </table:table-cell>
        </table:table-row>
        <table:table-row table:style-name="Tabela34.3">
          <table:table-cell table:style-name="Tabela34.A4" office:value-type="string">
            <text:p text:style-name="P26">GPs</text:p>
          </table:table-cell>
          <table:table-cell table:style-name="Tabela34.A4" office:value-type="string">
            <text:p text:style-name="P38">-</text:p>
          </table:table-cell>
          <table:table-cell table:style-name="Tabela34.A4" office:value-type="string">
            <text:p text:style-name="P34">-</text:p>
          </table:table-cell>
          <table:table-cell table:style-name="Tabela34.A4" office:value-type="string">
            <text:p text:style-name="P38">-</text:p>
          </table:table-cell>
          <table:table-cell table:style-name="Tabela34.A4" office:value-type="string">
            <text:p text:style-name="P38">-</text:p>
          </table:table-cell>
          <table:table-cell table:style-name="Tabela34.F4" office:value-type="string">
            <text:p text:style-name="P38">-</text:p>
          </table:table-cell>
        </table:table-row>
        <table:table-row table:style-name="Tabela34.3">
          <table:table-cell table:style-name="Tabela34.A4" office:value-type="string">
            <text:p text:style-name="P26">GEC Summit</text:p>
          </table:table-cell>
          <table:table-cell table:style-name="Tabela34.A4" office:value-type="string">
            <text:p text:style-name="P38">-</text:p>
          </table:table-cell>
          <table:table-cell table:style-name="Tabela34.A4" office:value-type="string">
            <text:p text:style-name="P34">-</text:p>
          </table:table-cell>
          <table:table-cell table:style-name="Tabela34.A4" office:value-type="string">
            <text:p text:style-name="P38">-</text:p>
          </table:table-cell>
          <table:table-cell table:style-name="Tabela34.A4" office:value-type="string">
            <text:p text:style-name="P38">-</text:p>
          </table:table-cell>
          <table:table-cell table:style-name="Tabela34.F4" office:value-type="string">
            <text:p text:style-name="P38">-</text:p>
          </table:table-cell>
        </table:table-row>
        <table:table-row>
          <table:table-cell table:style-name="Tabela34.A8" office:value-type="string">
            <text:p text:style-name="P9">Conclusão:</text:p>
          </table:table-cell>
          <table:table-cell table:style-name="Tabela34.B8" table:number-columns-spanned="5" office:value-type="string">
            <text:p text:style-name="P9">Sig removido do dataset para pesquisa. As conferências encontradas possuem anos sem publicações que dificultam a utilização dos dad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4.A9" office:value-type="string">
            <text:p text:style-name="P9">Status:</text:p>
          </table:table-cell>
          <table:table-cell table:style-name="Tabela34.B9" table:number-columns-spanned="5" office:value-type="string">
            <text:p text:style-name="P10">Removido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able:table-column table:style-name="Tabela35.F"/>
        <table:table-row>
          <table:table-cell table:style-name="Tabela35.A1" office:value-type="string">
            <text:p text:style-name="P43">Sig:</text:p>
          </table:table-cell>
          <table:table-cell table:style-name="Tabela35.B1" table:number-columns-spanned="5" office:value-type="string">
            <text:p text:style-name="P8">SIGM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5.A2" office:value-type="string">
            <text:p text:style-name="P44">Conferências</text:p>
          </table:table-cell>
          <table:table-cell table:style-name="Tabela35.A2" office:value-type="string">
            <text:p text:style-name="P44">Duração</text:p>
          </table:table-cell>
          <table:table-cell table:style-name="Tabela35.A2" office:value-type="string">
            <text:p text:style-name="P44">Anos sem publicações</text:p>
          </table:table-cell>
          <table:table-cell table:style-name="Tabela35.A2" office:value-type="string">
            <text:p text:style-name="P44">Total de anos</text:p>
          </table:table-cell>
          <table:table-cell table:style-name="Tabela35.A2" office:value-type="string">
            <text:p text:style-name="P44">Total Autores</text:p>
          </table:table-cell>
          <table:table-cell table:style-name="Tabela35.F2" office:value-type="string">
            <text:p text:style-name="P44">Média de Autores por ano</text:p>
          </table:table-cell>
        </table:table-row>
        <table:table-row table:style-name="Tabela35.3">
          <table:table-cell table:style-name="Tabela35.A3" office:value-type="string">
            <text:p text:style-name="P26">-</text:p>
          </table:table-cell>
          <table:table-cell table:style-name="Tabela35.A3" office:value-type="string">
            <text:p text:style-name="P27">-</text:p>
          </table:table-cell>
          <table:table-cell table:style-name="Tabela35.A3" office:value-type="string">
            <text:p text:style-name="P27">-</text:p>
          </table:table-cell>
          <table:table-cell table:style-name="Tabela35.A3" office:value-type="string">
            <text:p text:style-name="P34">-</text:p>
          </table:table-cell>
          <table:table-cell table:style-name="Tabela35.A3" office:value-type="string">
            <text:p text:style-name="P27">-</text:p>
          </table:table-cell>
          <table:table-cell table:style-name="Tabela35.F3" office:value-type="string">
            <text:p text:style-name="P38">-</text:p>
          </table:table-cell>
        </table:table-row>
        <table:table-row>
          <table:table-cell table:style-name="Tabela35.A4" office:value-type="string">
            <text:p text:style-name="P9">Conclusão:</text:p>
          </table:table-cell>
          <table:table-cell table:style-name="Tabela35.B4" table:number-columns-spanned="5" office:value-type="string">
            <text:p text:style-name="P9">Sig removido do dataset para pesquisa. Não foram encontradas conferências para este Sig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5.A5" office:value-type="string">
            <text:p text:style-name="P9">Status:</text:p>
          </table:table-cell>
          <table:table-cell table:style-name="Tabela35.B5" table:number-columns-spanned="5" office:value-type="string">
            <text:p text:style-name="P10">Removido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column table:style-name="Tabela36.E"/>
        <table:table-column table:style-name="Tabela36.F"/>
        <table:table-row>
          <table:table-cell table:style-name="Tabela36.A1" office:value-type="string">
            <text:p text:style-name="P43">Sig:</text:p>
          </table:table-cell>
          <table:table-cell table:style-name="Tabela36.B1" table:number-columns-spanned="5" office:value-type="string">
            <text:p text:style-name="P8">SIGSI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6.A2" office:value-type="string">
            <text:p text:style-name="P44">Conferências</text:p>
          </table:table-cell>
          <table:table-cell table:style-name="Tabela36.A2" office:value-type="string">
            <text:p text:style-name="P44">Duração</text:p>
          </table:table-cell>
          <table:table-cell table:style-name="Tabela36.A2" office:value-type="string">
            <text:p text:style-name="P44">Anos sem publicações</text:p>
          </table:table-cell>
          <table:table-cell table:style-name="Tabela36.A2" office:value-type="string">
            <text:p text:style-name="P44">Total de anos</text:p>
          </table:table-cell>
          <table:table-cell table:style-name="Tabela36.A2" office:value-type="string">
            <text:p text:style-name="P44">Total Autores</text:p>
          </table:table-cell>
          <table:table-cell table:style-name="Tabela36.F2" office:value-type="string">
            <text:p text:style-name="P44">Média de Autores por ano</text:p>
          </table:table-cell>
        </table:table-row>
        <table:table-row table:style-name="Tabela36.3">
          <table:table-cell table:style-name="Tabela36.A3" office:value-type="string">
            <text:p text:style-name="P33">PADS</text:p>
          </table:table-cell>
          <table:table-cell table:style-name="Tabela36.A3" office:value-type="string">
            <text:p text:style-name="P34">-</text:p>
          </table:table-cell>
          <table:table-cell table:style-name="Tabela36.A3" office:value-type="string">
            <text:p text:style-name="P34">-</text:p>
          </table:table-cell>
          <table:table-cell table:style-name="Tabela36.A3" office:value-type="string">
            <text:p text:style-name="P34">-</text:p>
          </table:table-cell>
          <table:table-cell table:style-name="Tabela36.A3" office:value-type="string">
            <text:p text:style-name="P34">-</text:p>
          </table:table-cell>
          <table:table-cell table:style-name="Tabela36.F3" office:value-type="string">
            <text:p text:style-name="P38">-</text:p>
          </table:table-cell>
        </table:table-row>
        <table:table-row>
          <table:table-cell table:style-name="Tabela36.A4" office:value-type="string">
            <text:p text:style-name="P9">Conclusão:</text:p>
          </table:table-cell>
          <table:table-cell table:style-name="Tabela36.B4" table:number-columns-spanned="5" office:value-type="string">
            <text:p text:style-name="P9">Sig removido do dataset para pesquisa. Não foram encontradas informações sobre a conferênci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6.A5" office:value-type="string">
            <text:p text:style-name="P9">Status:</text:p>
          </table:table-cell>
          <table:table-cell table:style-name="Tabela36.B5" table:number-columns-spanned="5" office:value-type="string">
            <text:p text:style-name="P10">Removido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01-22T16:35:04</meta:creation-date>
    <meta:generator>LibreOffice/3.5$Linux_X86_64 LibreOffice_project/350m1$Build-2</meta:generator>
    <dc:date>2013-02-05T18:23:19</dc:date>
    <dc:creator>Bruno Leite</dc:creator>
    <meta:editing-duration>PT15H51M24S</meta:editing-duration>
    <meta:editing-cycles>673</meta:editing-cycles>
    <meta:document-statistic meta:table-count="37" meta:image-count="0" meta:object-count="0" meta:page-count="14" meta:paragraph-count="1637" meta:word-count="2944" meta:character-count="14785" meta:non-whitespace-character-count="13476"/>
  </office:meta>
</office:document-meta>
</file>